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1pt"/>
    </style:style>
    <style:style style:name="co2" style:family="table-column">
      <style:table-column-properties fo:break-before="auto" style:column-width="72.85pt"/>
    </style:style>
    <style:style style:name="co3" style:family="table-column">
      <style:table-column-properties fo:break-before="auto" style:column-width="31.35pt"/>
    </style:style>
    <style:style style:name="co4" style:family="table-column">
      <style:table-column-properties fo:break-before="auto" style:column-width="64.94pt"/>
    </style:style>
    <style:style style:name="co5" style:family="table-column">
      <style:table-column-properties fo:break-before="auto" style:column-width="55.64pt"/>
    </style:style>
    <style:style style:name="co6" style:family="table-column">
      <style:table-column-properties fo:break-before="auto" style:column-width="92.15pt"/>
    </style:style>
    <style:style style:name="co7" style:family="table-column">
      <style:table-column-properties fo:break-before="auto" style:column-width="105pt"/>
    </style:style>
    <style:style style:name="co8" style:family="table-column">
      <style:table-column-properties fo:break-before="auto" style:column-width="50.66pt"/>
    </style:style>
    <style:style style:name="co9" style:family="table-column">
      <style:table-column-properties fo:break-before="auto" style:column-width="125.74pt"/>
    </style:style>
    <style:style style:name="co10" style:family="table-column">
      <style:table-column-properties fo:break-before="auto" style:column-width="132.15pt"/>
    </style:style>
    <style:style style:name="co11" style:family="table-column">
      <style:table-column-properties fo:break-before="auto" style:column-width="40.65pt"/>
    </style:style>
    <style:style style:name="co12" style:family="table-column">
      <style:table-column-properties fo:break-before="auto" style:column-width="49.24pt"/>
    </style:style>
    <style:style style:name="co13" style:family="table-column">
      <style:table-column-properties fo:break-before="auto" style:column-width="79.99pt"/>
    </style:style>
    <style:style style:name="co14" style:family="table-column">
      <style:table-column-properties fo:break-before="auto" style:column-width="57.8pt"/>
    </style:style>
    <style:style style:name="co15" style:family="table-column">
      <style:table-column-properties fo:break-before="auto" style:column-width="158.66pt"/>
    </style:style>
    <style:style style:name="co16" style:family="table-column">
      <style:table-column-properties fo:break-before="auto" style:column-width="140.74pt"/>
    </style:style>
    <style:style style:name="co17" style:family="table-column">
      <style:table-column-properties fo:break-before="auto" style:column-width="149.36pt"/>
    </style:style>
    <style:style style:name="co18" style:family="table-column">
      <style:table-column-properties fo:break-before="auto" style:column-width="100.01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mmary_of_v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c0.snpId</text:p>
          </table:table-cell>
          <table:table-cell office:value-type="string" calcext:value-type="string">
            <text:p>c0.score</text:p>
          </table:table-cell>
          <table:table-cell office:value-type="string" calcext:value-type="string">
            <text:p>c0.EI</text:p>
          </table:table-cell>
          <table:table-cell office:value-type="string" calcext:value-type="string">
            <text:p>c0.diseaseId</text:p>
          </table:table-cell>
          <table:table-cell office:value-type="string" calcext:value-type="string">
            <text:p>c0.Npmids</text:p>
          </table:table-cell>
          <table:table-cell office:value-type="string" calcext:value-type="string">
            <text:p>c1.name</text:p>
          </table:table-cell>
          <table:table-cell office:value-type="string" calcext:value-type="string">
            <text:p>c1.hpoName</text:p>
          </table:table-cell>
          <table:table-cell office:value-type="string" calcext:value-type="string">
            <text:p>c1.STY</text:p>
          </table:table-cell>
          <table:table-cell office:value-type="string" calcext:value-type="string">
            <text:p>c1.MESH</text:p>
          </table:table-cell>
          <table:table-cell office:value-type="string" calcext:value-type="string">
            <text:p>c1.diseaseClassName</text:p>
          </table:table-cell>
          <table:table-cell office:value-type="string" calcext:value-type="string">
            <text:p>c1.doName</text:p>
          </table:table-cell>
          <table:table-cell office:value-type="string" calcext:value-type="string">
            <text:p>c1.type</text:p>
          </table:table-cell>
          <table:table-cell office:value-type="string" calcext:value-type="string">
            <text:p>c1.OMIM</text:p>
          </table:table-cell>
          <table:table-cell office:value-type="string" calcext:value-type="string">
            <text:p>c2.DSI</text:p>
          </table:table-cell>
          <table:table-cell office:value-type="string" calcext:value-type="string">
            <text:p>c2.DPI</text:p>
          </table:table-cell>
          <table:table-cell office:value-type="string" calcext:value-type="string">
            <text:p>c2.chromosome</text:p>
          </table:table-cell>
          <table:table-cell office:value-type="string" calcext:value-type="string">
            <text:p>c2.coord</text:p>
          </table:table-cell>
          <table:table-cell office:value-type="string" calcext:value-type="string">
            <text:p>c2.most_severe_consequence</text:p>
          </table:table-cell>
          <table:table-cell office:value-type="string" calcext:value-type="string">
            <text:p>c2.REF_ALT</text:p>
          </table:table-cell>
          <table:table-cell office:value-type="string" calcext:value-type="string">
            <text:p>c2.class</text:p>
          </table:table-cell>
          <table:table-cell office:value-type="string" calcext:value-type="string">
            <text:p>c2.AF_EXAC</text:p>
          </table:table-cell>
          <table:table-cell office:value-type="string" calcext:value-type="string">
            <text:p>c2.AF_1000G</text:p>
          </table:table-cell>
        </table:table-row>
        <table:table-row table:style-name="ro1">
          <table:table-cell office:value-type="string" calcext:value-type="string">
            <text:p>rs356219</text:p>
          </table:table-cell>
          <table:table-cell office:value-type="float" office:value="0.675026590752675" calcext:value-type="float">
            <text:p>0.6750265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716450" calcext:value-type="float">
            <text:p>8971645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89217" calcext:value-type="float">
            <text:p>0.489217</text:p>
          </table:table-cell>
        </table:table-row>
        <table:table-row table:style-name="ro1">
          <table:table-cell office:value-type="string" calcext:value-type="string">
            <text:p>rs356220</text:p>
          </table:table-cell>
          <table:table-cell office:value-type="float" office:value="0.668769943064506" calcext:value-type="float">
            <text:p>0.6687699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185185185185185" calcext:value-type="float">
            <text:p>0.1851851852</text:p>
          </table:table-cell>
          <table:table-cell office:value-type="float" office:value="4" calcext:value-type="float">
            <text:p>4</text:p>
          </table:table-cell>
          <table:table-cell office:value-type="float" office:value="89720189" calcext:value-type="float">
            <text:p>8972018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83427" calcext:value-type="float">
            <text:p>0.483427</text:p>
          </table:table-cell>
        </table:table-row>
        <table:table-row table:style-name="ro1">
          <table:table-cell office:value-type="string" calcext:value-type="string">
            <text:p>rs11248060</text:p>
          </table:table-cell>
          <table:table-cell office:value-type="float" office:value="0.653128323844084" calcext:value-type="float">
            <text:p>0.65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970571" calcext:value-type="float">
            <text:p>97057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06629" calcext:value-type="float">
            <text:p>0.106629</text:p>
          </table:table-cell>
        </table:table-row>
        <table:table-row table:style-name="ro1">
          <table:table-cell office:value-type="string" calcext:value-type="string">
            <text:p>rs34637584</text:p>
          </table:table-cell>
          <table:table-cell office:value-type="float" office:value="0.65" calcext:value-type="float">
            <text:p>0.6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C003056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580357718750421" calcext:value-type="float">
            <text:p>0.5803577188</text:p>
          </table:table-cell>
          <table:table-cell office:value-type="float" office:value="0.37037037037037" calcext:value-type="float">
            <text:p>0.3703703704</text:p>
          </table:table-cell>
          <table:table-cell office:value-type="float" office:value="12" calcext:value-type="float">
            <text:p>12</text:p>
          </table:table-cell>
          <table:table-cell office:value-type="float" office:value="40340400" calcext:value-type="float">
            <text:p>40340400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003871" calcext:value-type="float">
            <text:p>0.0003871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199533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6751565" calcext:value-type="float">
            <text:p>46751565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135" calcext:value-type="float">
            <text:p>0.135</text:p>
          </table:table-cell>
          <table:table-cell office:value-type="float" office:value="0.0790735" calcext:value-type="float">
            <text:p>0.0790735</text:p>
          </table:table-cell>
        </table:table-row>
        <table:table-row table:style-name="ro1">
          <table:table-cell office:value-type="string" calcext:value-type="string">
            <text:p>rs1101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5436075" calcext:value-type="float">
            <text:p>45436075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089" calcext:value-type="float">
            <text:p>0.089</text:p>
          </table:table-cell>
          <table:table-cell office:value-type="float" office:value="0.0806709" calcext:value-type="float">
            <text:p>0.0806709</text:p>
          </table:table-cell>
        </table:table-row>
        <table:table-row table:style-name="ro1">
          <table:table-cell office:value-type="string" calcext:value-type="string">
            <text:p>rs34778348</text:p>
          </table:table-cell>
          <table:table-cell office:value-type="float" office:value="0.647031220671964" calcext:value-type="float">
            <text:p>0.6470312207</text:p>
          </table:table-cell>
          <table:table-cell office:value-type="float" office:value="0.915" calcext:value-type="float">
            <text:p>0.915</text:p>
          </table:table-cell>
          <table:table-cell office:value-type="string" calcext:value-type="string">
            <text:p>C00305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37176157736413" calcext:value-type="float">
            <text:p>0.7371761577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2" calcext:value-type="float">
            <text:p>12</text:p>
          </table:table-cell>
          <table:table-cell office:value-type="float" office:value="40363526" calcext:value-type="float">
            <text:p>4036352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01582" calcext:value-type="float">
            <text:p>0.001582</text:p>
          </table:table-cell>
          <table:table-cell office:value-type="float" office:value="0.00479233" calcext:value-type="float">
            <text:p>0.00479233</text:p>
          </table:table-cell>
        </table:table-row>
        <table:table-row table:style-name="ro1">
          <table:table-cell office:value-type="string" calcext:value-type="string">
            <text:p>rs3129882</text:p>
          </table:table-cell>
          <table:table-cell office:value-type="float" office:value="0.631483639242447" calcext:value-type="float">
            <text:p>0.631483639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00305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6" calcext:value-type="float">
            <text:p>6</text:p>
          </table:table-cell>
          <table:table-cell office:value-type="float" office:value="32441753" calcext:value-type="float">
            <text:p>3244175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08187" calcext:value-type="float">
            <text:p>0.508187</text:p>
          </table:table-cell>
        </table:table-row>
        <table:table-row table:style-name="ro1">
          <table:table-cell office:value-type="string" calcext:value-type="string">
            <text:p>rs6812193</text:p>
          </table:table-cell>
          <table:table-cell office:value-type="float" office:value="0.628355315398362" calcext:value-type="float">
            <text:p>0.6283553154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C00305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76277833" calcext:value-type="float">
            <text:p>7627783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13299" calcext:value-type="float">
            <text:p>0.313299</text:p>
          </table:table-cell>
        </table:table-row>
        <table:table-row table:style-name="ro1">
          <table:table-cell office:value-type="string" calcext:value-type="string">
            <text:p>rs1564282</text:p>
          </table:table-cell>
          <table:table-cell office:value-type="float" office:value="0.625226991554278" calcext:value-type="float">
            <text:p>0.6252269916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C00305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4" calcext:value-type="float">
            <text:p>4</text:p>
          </table:table-cell>
          <table:table-cell office:value-type="float" office:value="858525" calcext:value-type="float">
            <text:p>85852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942492" calcext:value-type="float">
            <text:p>0.0942492</text:p>
          </table:table-cell>
        </table:table-row>
        <table:table-row table:style-name="ro1">
          <table:table-cell office:value-type="string" calcext:value-type="string">
            <text:p>rs11931074</text:p>
          </table:table-cell>
          <table:table-cell office:value-type="float" office:value="0.625226991554278" calcext:value-type="float">
            <text:p>0.6252269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2359585890631" calcext:value-type="float">
            <text:p>0.8235958589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4" calcext:value-type="float">
            <text:p>4</text:p>
          </table:table-cell>
          <table:table-cell office:value-type="float" office:value="89718364" calcext:value-type="float">
            <text:p>8971836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C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80591" calcext:value-type="float">
            <text:p>0.380591</text:p>
          </table:table-cell>
        </table:table-row>
        <table:table-row table:style-name="ro1">
          <table:table-cell office:value-type="string" calcext:value-type="string">
            <text:p>rs12456492</text:p>
          </table:table-cell>
          <table:table-cell office:value-type="float" office:value="0.622098667710194" calcext:value-type="float">
            <text:p>0.6220986677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C00305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8" calcext:value-type="float">
            <text:p>18</text:p>
          </table:table-cell>
          <table:table-cell office:value-type="float" office:value="43093415" calcext:value-type="float">
            <text:p>4309341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29673" calcext:value-type="float">
            <text:p>0.329673</text:p>
          </table:table-cell>
        </table:table-row>
        <table:table-row table:style-name="ro1">
          <table:table-cell office:value-type="string" calcext:value-type="string">
            <text:p>rs2736990</text:p>
          </table:table-cell>
          <table:table-cell office:value-type="float" office:value="0.612713696177941" calcext:value-type="float">
            <text:p>0.6127136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4" calcext:value-type="float">
            <text:p>4</text:p>
          </table:table-cell>
          <table:table-cell office:value-type="float" office:value="89757390" calcext:value-type="float">
            <text:p>8975739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T,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93371" calcext:value-type="float">
            <text:p>0.393371</text:p>
          </table:table-cell>
        </table:table-row>
        <table:table-row table:style-name="ro1">
          <table:table-cell office:value-type="string" calcext:value-type="string">
            <text:p>rs12817488</text:p>
          </table:table-cell>
          <table:table-cell office:value-type="float" office:value="0.612713696177941" calcext:value-type="float">
            <text:p>0.6127136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122811747" calcext:value-type="float">
            <text:p>12281174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15935" calcext:value-type="float">
            <text:p>0.415935</text:p>
          </table:table-cell>
        </table:table-row>
        <table:table-row table:style-name="ro1">
          <table:table-cell office:value-type="string" calcext:value-type="string">
            <text:p>rs823128</text:p>
          </table:table-cell>
          <table:table-cell office:value-type="float" office:value="0.612713696177941" calcext:value-type="float">
            <text:p>0.6127136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5744250" calcext:value-type="float">
            <text:p>20574425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23482" calcext:value-type="float">
            <text:p>0.823482</text:p>
          </table:table-cell>
        </table:table-row>
        <table:table-row table:style-name="ro1">
          <table:table-cell office:value-type="string" calcext:value-type="string">
            <text:p>rs947211</text:p>
          </table:table-cell>
          <table:table-cell office:value-type="float" office:value="0.612713696177941" calcext:value-type="float">
            <text:p>0.6127136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5783537" calcext:value-type="float">
            <text:p>205783537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38738" calcext:value-type="float">
            <text:p>0.538738</text:p>
          </table:table-cell>
        </table:table-row>
        <table:table-row table:style-name="ro1">
          <table:table-cell office:value-type="string" calcext:value-type="string">
            <text:p>rs7702187</text:p>
          </table:table-cell>
          <table:table-cell office:value-type="float" office:value="0.609585372333856" calcext:value-type="float">
            <text:p>0.6095853723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C00305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9332169" calcext:value-type="float">
            <text:p>933216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64537" calcext:value-type="float">
            <text:p>0.664537</text:p>
          </table:table-cell>
        </table:table-row>
        <table:table-row table:style-name="ro1">
          <table:table-cell office:value-type="string" calcext:value-type="string">
            <text:p>rs823156</text:p>
          </table:table-cell>
          <table:table-cell office:value-type="float" office:value="0.609585372333856" calcext:value-type="float">
            <text:p>0.60958537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5795512" calcext:value-type="float">
            <text:p>205795512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767" calcext:value-type="float">
            <text:p>0.767</text:p>
          </table:table-cell>
          <table:table-cell office:value-type="float" office:value="0.649161" calcext:value-type="float">
            <text:p>0.649161</text:p>
          </table:table-cell>
        </table:table-row>
        <table:table-row table:style-name="ro1">
          <table:table-cell office:value-type="string" calcext:value-type="string">
            <text:p>rs11868035</text:p>
          </table:table-cell>
          <table:table-cell office:value-type="float" office:value="0.609585372333856" calcext:value-type="float">
            <text:p>0.6095853723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C0030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2763918392422" calcext:value-type="float">
            <text:p>0.7276391839</text:p>
          </table:table-cell>
          <table:table-cell office:value-type="float" office:value="0.259259259259259" calcext:value-type="float">
            <text:p>0.2592592593</text:p>
          </table:table-cell>
          <table:table-cell office:value-type="float" office:value="17" calcext:value-type="float">
            <text:p>17</text:p>
          </table:table-cell>
          <table:table-cell office:value-type="float" office:value="17811787" calcext:value-type="float">
            <text:p>17811787</text:p>
          </table:table-cell>
          <table:table-cell office:value-type="string" calcext:value-type="string">
            <text:p>splice regi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413" calcext:value-type="float">
            <text:p>0.413</text:p>
          </table:table-cell>
          <table:table-cell office:value-type="float" office:value="0.51238" calcext:value-type="float">
            <text:p>0.51238</text:p>
          </table:table-cell>
        </table:table-row>
        <table:table-row table:style-name="ro1">
          <table:table-cell office:value-type="string" calcext:value-type="string">
            <text:p>rs2942168</text:p>
          </table:table-cell>
          <table:table-cell office:value-type="float" office:value="0.606457048489772" calcext:value-type="float">
            <text:p>0.60645704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5637484" calcext:value-type="float">
            <text:p>45637484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G/T,C,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86262" calcext:value-type="float">
            <text:p>0.086262</text:p>
          </table:table-cell>
        </table:table-row>
        <table:table-row table:style-name="ro1">
          <table:table-cell office:value-type="string" calcext:value-type="string">
            <text:p>rs11248051</text:p>
          </table:table-cell>
          <table:table-cell office:value-type="float" office:value="0.606457048489772" calcext:value-type="float">
            <text:p>0.60645704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64544" calcext:value-type="float">
            <text:p>86454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966454" calcext:value-type="float">
            <text:p>0.0966454</text:p>
          </table:table-cell>
        </table:table-row>
        <table:table-row table:style-name="ro1">
          <table:table-cell office:value-type="string" calcext:value-type="string">
            <text:p>rs1994090</text:p>
          </table:table-cell>
          <table:table-cell office:value-type="float" office:value="0.603328724645688" calcext:value-type="float">
            <text:p>0.6033287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034759" calcext:value-type="float">
            <text:p>4003475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52835" calcext:value-type="float">
            <text:p>0.852835</text:p>
          </table:table-cell>
        </table:table-row>
        <table:table-row table:style-name="ro1">
          <table:table-cell office:value-type="string" calcext:value-type="string">
            <text:p>rs11711441</text:p>
          </table:table-cell>
          <table:table-cell office:value-type="float" office:value="0.603328724645688" calcext:value-type="float">
            <text:p>0.6033287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3" calcext:value-type="float">
            <text:p>3</text:p>
          </table:table-cell>
          <table:table-cell office:value-type="float" office:value="183103487" calcext:value-type="float">
            <text:p>18310348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40575" calcext:value-type="float">
            <text:p>0.140575</text:p>
          </table:table-cell>
        </table:table-row>
        <table:table-row table:style-name="ro1">
          <table:table-cell office:value-type="string" calcext:value-type="string">
            <text:p>rs4538475</text:p>
          </table:table-cell>
          <table:table-cell office:value-type="float" office:value="0.603328724645688" calcext:value-type="float">
            <text:p>0.6033287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15736314" calcext:value-type="float">
            <text:p>1573631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08906" calcext:value-type="float">
            <text:p>0.308906</text:p>
          </table:table-cell>
        </table:table-row>
        <table:table-row table:style-name="ro1">
          <table:table-cell office:value-type="string" calcext:value-type="string">
            <text:p>rs393152</text:p>
          </table:table-cell>
          <table:table-cell office:value-type="float" office:value="0.603328724645688" calcext:value-type="float">
            <text:p>0.6033287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7" calcext:value-type="float">
            <text:p>17</text:p>
          </table:table-cell>
          <table:table-cell office:value-type="float" office:value="45641777" calcext:value-type="float">
            <text:p>45641777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129" calcext:value-type="float">
            <text:p>0.129</text:p>
          </table:table-cell>
          <table:table-cell office:value-type="float" office:value="0.247604" calcext:value-type="float">
            <text:p>0.247604</text:p>
          </table:table-cell>
        </table:table-row>
        <table:table-row table:style-name="ro1">
          <table:table-cell office:value-type="string" calcext:value-type="string">
            <text:p>rs34372695</text:p>
          </table:table-cell>
          <table:table-cell office:value-type="float" office:value="0.603328724645688" calcext:value-type="float">
            <text:p>0.6033287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56060246" calcext:value-type="float">
            <text:p>156060246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C/G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0878594" calcext:value-type="float">
            <text:p>0.00878594</text:p>
          </table:table-cell>
        </table:table-row>
        <table:table-row table:style-name="ro1">
          <table:table-cell office:value-type="string" calcext:value-type="string">
            <text:p>rs2395163</text:p>
          </table:table-cell>
          <table:table-cell office:value-type="float" office:value="0.603328724645688" calcext:value-type="float">
            <text:p>0.6033287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32420032" calcext:value-type="float">
            <text:p>32420032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53155" calcext:value-type="float">
            <text:p>0.153155</text:p>
          </table:table-cell>
        </table:table-row>
        <table:table-row table:style-name="ro1">
          <table:table-cell office:value-type="string" calcext:value-type="string">
            <text:p>rs6599388</text:p>
          </table:table-cell>
          <table:table-cell office:value-type="float" office:value="0.603328724645688" calcext:value-type="float">
            <text:p>0.6033287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945299" calcext:value-type="float">
            <text:p>94529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24281" calcext:value-type="float">
            <text:p>0.324281</text:p>
          </table:table-cell>
        </table:table-row>
        <table:table-row table:style-name="ro1">
          <table:table-cell office:value-type="string" calcext:value-type="string">
            <text:p>rs11865038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6" calcext:value-type="float">
            <text:p>16</text:p>
          </table:table-cell>
          <table:table-cell office:value-type="float" office:value="31083850" calcext:value-type="float">
            <text:p>31083850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428" calcext:value-type="float">
            <text:p>0.428</text:p>
          </table:table-cell>
          <table:table-cell office:value-type="float" office:value="0.479233" calcext:value-type="float">
            <text:p>0.479233</text:p>
          </table:table-cell>
        </table:table-row>
        <table:table-row table:style-name="ro1">
          <table:table-cell office:value-type="string" calcext:value-type="string">
            <text:p>rs415430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6781778" calcext:value-type="float">
            <text:p>46781778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92772" calcext:value-type="float">
            <text:p>0.892772</text:p>
          </table:table-cell>
        </table:table-row>
        <table:table-row table:style-name="ro1">
          <table:table-cell office:value-type="string" calcext:value-type="string">
            <text:p>rs1223271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0" calcext:value-type="float">
            <text:p>20</text:p>
          </table:table-cell>
          <table:table-cell office:value-type="float" office:value="13316265" calcext:value-type="float">
            <text:p>13316265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99081" calcext:value-type="float">
            <text:p>0.199081</text:p>
          </table:table-cell>
        </table:table-row>
        <table:table-row table:style-name="ro1">
          <table:table-cell office:value-type="string" calcext:value-type="string">
            <text:p>rs12185268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5846317" calcext:value-type="float">
            <text:p>4584631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144" calcext:value-type="float">
            <text:p>0.144</text:p>
          </table:table-cell>
          <table:table-cell office:value-type="float" office:value="0.086262" calcext:value-type="float">
            <text:p>0.086262</text:p>
          </table:table-cell>
        </table:table-row>
        <table:table-row table:style-name="ro1">
          <table:table-cell office:value-type="string" calcext:value-type="string">
            <text:p>rs6599389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945325" calcext:value-type="float">
            <text:p>94532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09225" calcext:value-type="float">
            <text:p>0.109225</text:p>
          </table:table-cell>
        </table:table-row>
        <table:table-row table:style-name="ro1">
          <table:table-cell office:value-type="string" calcext:value-type="string">
            <text:p>rs6430538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134782397" calcext:value-type="float">
            <text:p>13478239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10903" calcext:value-type="float">
            <text:p>0.810903</text:p>
          </table:table-cell>
        </table:table-row>
        <table:table-row table:style-name="ro1">
          <table:table-cell office:value-type="string" calcext:value-type="string">
            <text:p>rs12063142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8813023" calcext:value-type="float">
            <text:p>18813023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48203" calcext:value-type="float">
            <text:p>0.248203</text:p>
          </table:table-cell>
        </table:table-row>
        <table:table-row table:style-name="ro1">
          <table:table-cell office:value-type="string" calcext:value-type="string">
            <text:p>rs4837628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119297431" calcext:value-type="float">
            <text:p>11929743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44888" calcext:value-type="float">
            <text:p>0.444888</text:p>
          </table:table-cell>
        </table:table-row>
        <table:table-row table:style-name="ro1">
          <table:table-cell office:value-type="string" calcext:value-type="string">
            <text:p>rs199515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6779275" calcext:value-type="float">
            <text:p>4677927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91174" calcext:value-type="float">
            <text:p>0.891174</text:p>
          </table:table-cell>
        </table:table-row>
        <table:table-row table:style-name="ro1">
          <table:table-cell office:value-type="string" calcext:value-type="string">
            <text:p>rs6532197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876150" calcext:value-type="float">
            <text:p>89876150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1226" calcext:value-type="float">
            <text:p>0.21226</text:p>
          </table:table-cell>
        </table:table-row>
        <table:table-row table:style-name="ro1">
          <table:table-cell office:value-type="string" calcext:value-type="string">
            <text:p>rs4130047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8" calcext:value-type="float">
            <text:p>18</text:p>
          </table:table-cell>
          <table:table-cell office:value-type="float" office:value="43098270" calcext:value-type="float">
            <text:p>4309827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23682" calcext:value-type="float">
            <text:p>0.323682</text:p>
          </table:table-cell>
        </table:table-row>
        <table:table-row table:style-name="ro1">
          <table:table-cell office:value-type="string" calcext:value-type="string">
            <text:p>rs1536076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17731923" calcext:value-type="float">
            <text:p>1773192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35423" calcext:value-type="float">
            <text:p>0.235423</text:p>
          </table:table-cell>
        </table:table-row>
        <table:table-row table:style-name="ro1">
          <table:table-cell office:value-type="string" calcext:value-type="string">
            <text:p>rs7577851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69496578" calcext:value-type="float">
            <text:p>69496578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67212" calcext:value-type="float">
            <text:p>0.367212</text:p>
          </table:table-cell>
        </table:table-row>
        <table:table-row table:style-name="ro1">
          <table:table-cell office:value-type="string" calcext:value-type="string">
            <text:p>rs2242330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67581531" calcext:value-type="float">
            <text:p>6758153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07668" calcext:value-type="float">
            <text:p>0.207668</text:p>
          </table:table-cell>
        </table:table-row>
        <table:table-row table:style-name="ro1">
          <table:table-cell office:value-type="string" calcext:value-type="string">
            <text:p>rs2275336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54405854" calcext:value-type="float">
            <text:p>154405854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720847" calcext:value-type="float">
            <text:p>0.0720847</text:p>
          </table:table-cell>
        </table:table-row>
        <table:table-row table:style-name="ro1">
          <table:table-cell office:value-type="string" calcext:value-type="string">
            <text:p>rs1941184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8" calcext:value-type="float">
            <text:p>18</text:p>
          </table:table-cell>
          <table:table-cell office:value-type="float" office:value="31458160" calcext:value-type="float">
            <text:p>3145816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08347" calcext:value-type="float">
            <text:p>0.408347</text:p>
          </table:table-cell>
        </table:table-row>
        <table:table-row table:style-name="ro1">
          <table:table-cell office:value-type="string" calcext:value-type="string">
            <text:p>rs183211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6710944" calcext:value-type="float">
            <text:p>4671094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285" calcext:value-type="float">
            <text:p>0.285</text:p>
          </table:table-cell>
          <table:table-cell office:value-type="float" office:value="0.36222" calcext:value-type="float">
            <text:p>0.36222</text:p>
          </table:table-cell>
        </table:table-row>
        <table:table-row table:style-name="ro1">
          <table:table-cell office:value-type="string" calcext:value-type="string">
            <text:p>rs17565841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27752101" calcext:value-type="float">
            <text:p>27752101</text:p>
          </table:table-cell>
          <table:table-cell office:value-type="string" calcext:value-type="string">
            <text:p>downstream gen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974441" calcext:value-type="float">
            <text:p>0.0974441</text:p>
          </table:table-cell>
        </table:table-row>
        <table:table-row table:style-name="ro1">
          <table:table-cell office:value-type="string" calcext:value-type="string">
            <text:p>rs17115100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102831636" calcext:value-type="float">
            <text:p>102831636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float" office:value="0.142" calcext:value-type="float">
            <text:p>0.142</text:p>
          </table:table-cell>
          <table:table-cell office:value-type="float" office:value="0.179712" calcext:value-type="float">
            <text:p>0.179712</text:p>
          </table:table-cell>
        </table:table-row>
        <table:table-row table:style-name="ro1">
          <table:table-cell office:value-type="string" calcext:value-type="string">
            <text:p>rs1491942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227006" calcext:value-type="float">
            <text:p>4022700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97923" calcext:value-type="float">
            <text:p>0.297923</text:p>
          </table:table-cell>
        </table:table-row>
        <table:table-row table:style-name="ro1">
          <table:table-cell office:value-type="string" calcext:value-type="string">
            <text:p>rs6710823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134834811" calcext:value-type="float">
            <text:p>13483481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077361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15519544" calcext:value-type="float">
            <text:p>1551954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63099" calcext:value-type="float">
            <text:p>0.063099</text:p>
          </table:table-cell>
        </table:table-row>
        <table:table-row table:style-name="ro1">
          <table:table-cell office:value-type="string" calcext:value-type="string">
            <text:p>rs1296028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8" calcext:value-type="float">
            <text:p>8</text:p>
          </table:table-cell>
          <table:table-cell office:value-type="float" office:value="11841238" calcext:value-type="float">
            <text:p>11841238</text:p>
          </table:table-cell>
          <table:table-cell office:value-type="string" calcext:value-type="string">
            <text:p>downstream gen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41973" calcext:value-type="float">
            <text:p>0.141973</text:p>
          </table:table-cell>
        </table:table-row>
        <table:table-row table:style-name="ro1">
          <table:table-cell office:value-type="string" calcext:value-type="string">
            <text:p>rs12431733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4" calcext:value-type="float">
            <text:p>14</text:p>
          </table:table-cell>
          <table:table-cell office:value-type="float" office:value="53824112" calcext:value-type="float">
            <text:p>5382411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46845" calcext:value-type="float">
            <text:p>0.346845</text:p>
          </table:table-cell>
        </table:table-row>
        <table:table-row table:style-name="ro1">
          <table:table-cell office:value-type="string" calcext:value-type="string">
            <text:p>rs10501570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1" calcext:value-type="float">
            <text:p>11</text:p>
          </table:table-cell>
          <table:table-cell office:value-type="float" office:value="84706803" calcext:value-type="float">
            <text:p>8470680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902556" calcext:value-type="float">
            <text:p>0.0902556</text:p>
          </table:table-cell>
        </table:table-row>
        <table:table-row table:style-name="ro1">
          <table:table-cell office:value-type="string" calcext:value-type="string">
            <text:p>rs11026412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1" calcext:value-type="float">
            <text:p>11</text:p>
          </table:table-cell>
          <table:table-cell office:value-type="float" office:value="22092547" calcext:value-type="float">
            <text:p>22092547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07867" calcext:value-type="float">
            <text:p>0.207867</text:p>
          </table:table-cell>
        </table:table-row>
        <table:table-row table:style-name="ro1">
          <table:table-cell office:value-type="string" calcext:value-type="string">
            <text:p>rs10121009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35269822" calcext:value-type="float">
            <text:p>3526982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40375" calcext:value-type="float">
            <text:p>0.640375</text:p>
          </table:table-cell>
        </table:table-row>
        <table:table-row table:style-name="ro1">
          <table:table-cell office:value-type="string" calcext:value-type="string">
            <text:p>rs10464059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180367208" calcext:value-type="float">
            <text:p>180367208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46206" calcext:value-type="float">
            <text:p>0.246206</text:p>
          </table:table-cell>
        </table:table-row>
        <table:table-row table:style-name="ro1">
          <table:table-cell office:value-type="string" calcext:value-type="string">
            <text:p>rs10513789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3" calcext:value-type="float">
            <text:p>3</text:p>
          </table:table-cell>
          <table:table-cell office:value-type="float" office:value="183042285" calcext:value-type="float">
            <text:p>18304228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11502" calcext:value-type="float">
            <text:p>0.311502</text:p>
          </table:table-cell>
        </table:table-row>
        <table:table-row table:style-name="ro1">
          <table:table-cell office:value-type="string" calcext:value-type="string">
            <text:p>rs10877840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39959194" calcext:value-type="float">
            <text:p>3995919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57947" calcext:value-type="float">
            <text:p>0.157947</text:p>
          </table:table-cell>
        </table:table-row>
        <table:table-row table:style-name="ro1">
          <table:table-cell office:value-type="string" calcext:value-type="string">
            <text:p>rs10918270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61945711" calcext:value-type="float">
            <text:p>16194571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31669" calcext:value-type="float">
            <text:p>0.331669</text:p>
          </table:table-cell>
        </table:table-row>
        <table:table-row table:style-name="ro1">
          <table:table-cell office:value-type="string" calcext:value-type="string">
            <text:p>rs10767971</text:p>
          </table:table-cell>
          <table:table-cell office:value-type="float" office:value="0.600200400801603" calcext:value-type="float">
            <text:p>0.6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1" calcext:value-type="float">
            <text:p>11</text:p>
          </table:table-cell>
          <table:table-cell office:value-type="float" office:value="32874118" calcext:value-type="float">
            <text:p>32874118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67332" calcext:value-type="float">
            <text:p>0.667332</text:p>
          </table:table-cell>
        </table:table-row>
        <table:table-row table:style-name="ro1">
          <table:table-cell office:value-type="string" calcext:value-type="string">
            <text:p>rs6265</text:p>
          </table:table-cell>
          <table:table-cell office:value-type="float" office:value="0.562566476881687" calcext:value-type="float">
            <text:p>0.5625664769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C00305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44035745719919" calcext:value-type="float">
            <text:p>0.4403574572</text:p>
          </table:table-cell>
          <table:table-cell office:value-type="float" office:value="0.592592592592593" calcext:value-type="float">
            <text:p>0.5925925926</text:p>
          </table:table-cell>
          <table:table-cell office:value-type="float" office:value="11" calcext:value-type="float">
            <text:p>11</text:p>
          </table:table-cell>
          <table:table-cell office:value-type="float" office:value="27658369" calcext:value-type="float">
            <text:p>2765836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194" calcext:value-type="float">
            <text:p>0.194</text:p>
          </table:table-cell>
          <table:table-cell office:value-type="float" office:value="0.201278" calcext:value-type="float">
            <text:p>0.201278</text:p>
          </table:table-cell>
        </table:table-row>
        <table:table-row table:style-name="ro1">
          <table:table-cell office:value-type="string" calcext:value-type="string">
            <text:p>rs11724635</text:p>
          </table:table-cell>
          <table:table-cell office:value-type="float" office:value="0.518769943064506" calcext:value-type="float">
            <text:p>0.518769943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C00305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15735478" calcext:value-type="float">
            <text:p>15735478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A,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07947" calcext:value-type="float">
            <text:p>0.407947</text:p>
          </table:table-cell>
        </table:table-row>
        <table:table-row table:style-name="ro1">
          <table:table-cell office:value-type="string" calcext:value-type="string">
            <text:p>rs4698412</text:p>
          </table:table-cell>
          <table:table-cell office:value-type="float" office:value="0.509384971532253" calcext:value-type="float">
            <text:p>0.5093849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15735725" calcext:value-type="float">
            <text:p>1573572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07748" calcext:value-type="float">
            <text:p>0.407748</text:p>
          </table:table-cell>
        </table:table-row>
        <table:table-row table:style-name="ro1">
          <table:table-cell office:value-type="string" calcext:value-type="string">
            <text:p>rs11158026</text:p>
          </table:table-cell>
          <table:table-cell office:value-type="float" office:value="0.506256647688169" calcext:value-type="float">
            <text:p>0.50625664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0030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4" calcext:value-type="float">
            <text:p>14</text:p>
          </table:table-cell>
          <table:table-cell office:value-type="float" office:value="54882151" calcext:value-type="float">
            <text:p>5488215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10184" calcext:value-type="float">
            <text:p>0.510184</text:p>
          </table:table-cell>
        </table:table-row>
        <table:table-row table:style-name="ro1">
          <table:table-cell office:value-type="string" calcext:value-type="string">
            <text:p>rs10788972</text:p>
          </table:table-cell>
          <table:table-cell office:value-type="float" office:value="0.506256647688169" calcext:value-type="float">
            <text:p>0.5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54106570" calcext:value-type="float">
            <text:p>5410657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96046" calcext:value-type="float">
            <text:p>0.596046</text:p>
          </table:table-cell>
        </table:table-row>
        <table:table-row table:style-name="ro1">
          <table:table-cell office:value-type="string" calcext:value-type="string">
            <text:p>rs10797576</text:p>
          </table:table-cell>
          <table:table-cell office:value-type="float" office:value="0.506256647688169" calcext:value-type="float">
            <text:p>0.50625664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0030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32528865" calcext:value-type="float">
            <text:p>23252886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27396" calcext:value-type="float">
            <text:p>0.127396</text:p>
          </table:table-cell>
        </table:table-row>
        <table:table-row table:style-name="ro1">
          <table:table-cell office:value-type="string" calcext:value-type="string">
            <text:p>rs2102808</text:p>
          </table:table-cell>
          <table:table-cell office:value-type="float" office:value="0.506256647688169" calcext:value-type="float">
            <text:p>0.5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168260515" calcext:value-type="float">
            <text:p>168260515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08267" calcext:value-type="float">
            <text:p>0.208267</text:p>
          </table:table-cell>
        </table:table-row>
        <table:table-row table:style-name="ro1">
          <table:table-cell office:value-type="string" calcext:value-type="string">
            <text:p>rs823114</text:p>
          </table:table-cell>
          <table:table-cell office:value-type="float" office:value="0.503128323844084" calcext:value-type="float">
            <text:p>0.5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5750404" calcext:value-type="float">
            <text:p>205750404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07348" calcext:value-type="float">
            <text:p>0.407348</text:p>
          </table:table-cell>
        </table:table-row>
        <table:table-row table:style-name="ro1">
          <table:table-cell office:value-type="string" calcext:value-type="string">
            <text:p>rs2338971</text:p>
          </table:table-cell>
          <table:table-cell office:value-type="float" office:value="0.503128323844084" calcext:value-type="float">
            <text:p>0.5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01414449" calcext:value-type="float">
            <text:p>101414449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66573" calcext:value-type="float">
            <text:p>0.766573</text:p>
          </table:table-cell>
        </table:table-row>
        <table:table-row table:style-name="ro1">
          <table:table-cell office:value-type="string" calcext:value-type="string">
            <text:p>rs329648</text:p>
          </table:table-cell>
          <table:table-cell office:value-type="float" office:value="0.503128323844084" calcext:value-type="float">
            <text:p>0.5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1" calcext:value-type="float">
            <text:p>11</text:p>
          </table:table-cell>
          <table:table-cell office:value-type="float" office:value="133895472" calcext:value-type="float">
            <text:p>133895472</text:p>
          </table:table-cell>
          <table:table-cell office:value-type="string" calcext:value-type="string">
            <text:p>downstream gen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35543" calcext:value-type="float">
            <text:p>0.535543</text:p>
          </table:table-cell>
        </table:table-row>
        <table:table-row table:style-name="ro1">
          <table:table-cell office:value-type="string" calcext:value-type="string">
            <text:p>rs823118</text:p>
          </table:table-cell>
          <table:table-cell office:value-type="float" office:value="0.503128323844084" calcext:value-type="float">
            <text:p>0.5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5754444" calcext:value-type="float">
            <text:p>205754444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C/A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11142" calcext:value-type="float">
            <text:p>0.411142</text:p>
          </table:table-cell>
        </table:table-row>
        <table:table-row table:style-name="ro1">
          <table:table-cell office:value-type="string" calcext:value-type="string">
            <text:p>rs2414739</text:p>
          </table:table-cell>
          <table:table-cell office:value-type="float" office:value="0.503128323844084" calcext:value-type="float">
            <text:p>0.5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61701935" calcext:value-type="float">
            <text:p>6170193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79113" calcext:value-type="float">
            <text:p>0.679113</text:p>
          </table:table-cell>
        </table:table-row>
        <table:table-row table:style-name="ro1">
          <table:table-cell office:value-type="string" calcext:value-type="string">
            <text:p>rs591323</text:p>
          </table:table-cell>
          <table:table-cell office:value-type="float" office:value="0.503128323844084" calcext:value-type="float">
            <text:p>0.5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8" calcext:value-type="float">
            <text:p>8</text:p>
          </table:table-cell>
          <table:table-cell office:value-type="float" office:value="16839582" calcext:value-type="float">
            <text:p>1683958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,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65216" calcext:value-type="float">
            <text:p>0.365216</text:p>
          </table:table-cell>
        </table:table-row>
        <table:table-row table:style-name="ro1">
          <table:table-cell office:value-type="string" calcext:value-type="string">
            <text:p>rs9275326</text:p>
          </table:table-cell>
          <table:table-cell office:value-type="float" office:value="0.503128323844084" calcext:value-type="float">
            <text:p>0.5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32698883" calcext:value-type="float">
            <text:p>32698883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842652" calcext:value-type="float">
            <text:p>0.0842652</text:p>
          </table:table-cell>
        </table:table-row>
        <table:table-row table:style-name="ro1">
          <table:table-cell office:value-type="string" calcext:value-type="string">
            <text:p>rs62120679</text:p>
          </table:table-cell>
          <table:table-cell office:value-type="float" office:value="0.503128323844084" calcext:value-type="float">
            <text:p>0.5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9" calcext:value-type="float">
            <text:p>19</text:p>
          </table:table-cell>
          <table:table-cell office:value-type="float" office:value="2363321" calcext:value-type="float">
            <text:p>2363321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25919" calcext:value-type="float">
            <text:p>0.425919</text:p>
          </table:table-cell>
        </table:table-row>
        <table:table-row table:style-name="ro1">
          <table:table-cell office:value-type="string" calcext:value-type="string">
            <text:p>rs12637471</text:p>
          </table:table-cell>
          <table:table-cell office:value-type="float" office:value="0.503128323844084" calcext:value-type="float">
            <text:p>0.5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3" calcext:value-type="float">
            <text:p>3</text:p>
          </table:table-cell>
          <table:table-cell office:value-type="float" office:value="183044649" calcext:value-type="float">
            <text:p>18304464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3746" calcext:value-type="float">
            <text:p>0.33746</text:p>
          </table:table-cell>
        </table:table-row>
        <table:table-row table:style-name="ro1">
          <table:table-cell office:value-type="string" calcext:value-type="string">
            <text:p>rs4964469</text:p>
          </table:table-cell>
          <table:table-cell office:value-type="float" office:value="0.503128323844084" calcext:value-type="float">
            <text:p>0.5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106556209" calcext:value-type="float">
            <text:p>10655620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60064" calcext:value-type="float">
            <text:p>0.460064</text:p>
          </table:table-cell>
        </table:table-row>
        <table:table-row table:style-name="ro1">
          <table:table-cell office:value-type="string" calcext:value-type="string">
            <text:p>rs81653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0" calcext:value-type="float">
            <text:p>20</text:p>
          </table:table-cell>
          <table:table-cell office:value-type="float" office:value="26275360" calcext:value-type="float">
            <text:p>26275360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69529" calcext:value-type="float">
            <text:p>0.169529</text:p>
          </table:table-cell>
        </table:table-row>
        <table:table-row table:style-name="ro1">
          <table:table-cell office:value-type="string" calcext:value-type="string">
            <text:p>rs1423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6" calcext:value-type="float">
            <text:p>16</text:p>
          </table:table-cell>
          <table:table-cell office:value-type="float" office:value="31110472" calcext:value-type="float">
            <text:p>31110472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379" calcext:value-type="float">
            <text:p>0.379</text:p>
          </table:table-cell>
          <table:table-cell office:value-type="float" office:value="0.359225" calcext:value-type="float">
            <text:p>0.359225</text:p>
          </table:table-cell>
        </table:table-row>
        <table:table-row table:style-name="ro1">
          <table:table-cell office:value-type="string" calcext:value-type="string">
            <text:p>rs14186395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21291814" calcext:value-type="float">
            <text:p>2129181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109824" calcext:value-type="float">
            <text:p>0.0109824</text:p>
          </table:table-cell>
        </table:table-row>
        <table:table-row table:style-name="ro1">
          <table:table-cell office:value-type="string" calcext:value-type="string">
            <text:p>rs991725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168286525" calcext:value-type="float">
            <text:p>168286525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G/A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86302" calcext:value-type="float">
            <text:p>0.186302</text:p>
          </table:table-cell>
        </table:table-row>
        <table:table-row table:style-name="ro1">
          <table:table-cell office:value-type="string" calcext:value-type="string">
            <text:p>rs678348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3" calcext:value-type="float">
            <text:p>3</text:p>
          </table:table-cell>
          <table:table-cell office:value-type="float" office:value="59442071" calcext:value-type="float">
            <text:p>59442071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497204" calcext:value-type="float">
            <text:p>0.0497204</text:p>
          </table:table-cell>
        </table:table-row>
        <table:table-row table:style-name="ro1">
          <table:table-cell office:value-type="string" calcext:value-type="string">
            <text:p>rs136285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8" calcext:value-type="float">
            <text:p>18</text:p>
          </table:table-cell>
          <table:table-cell office:value-type="float" office:value="35406636" calcext:value-type="float">
            <text:p>35406636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13858" calcext:value-type="float">
            <text:p>0.713858</text:p>
          </table:table-cell>
        </table:table-row>
        <table:table-row table:style-name="ro1">
          <table:table-cell office:value-type="string" calcext:value-type="string">
            <text:p>rs393574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81334384" calcext:value-type="float">
            <text:p>8133438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52796" calcext:value-type="float">
            <text:p>0.252796</text:p>
          </table:table-cell>
        </table:table-row>
        <table:table-row table:style-name="ro1">
          <table:table-cell office:value-type="string" calcext:value-type="string">
            <text:p>rs35618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704960" calcext:value-type="float">
            <text:p>8970496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95647" calcext:value-type="float">
            <text:p>0.595647</text:p>
          </table:table-cell>
        </table:table-row>
        <table:table-row table:style-name="ro1">
          <table:table-cell office:value-type="string" calcext:value-type="string">
            <text:p>rs1315345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44515833" calcext:value-type="float">
            <text:p>44515833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27236" calcext:value-type="float">
            <text:p>0.227236</text:p>
          </table:table-cell>
        </table:table-row>
        <table:table-row table:style-name="ro1">
          <table:table-cell office:value-type="string" calcext:value-type="string">
            <text:p>rs811800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0" calcext:value-type="float">
            <text:p>20</text:p>
          </table:table-cell>
          <table:table-cell office:value-type="float" office:value="3187520" calcext:value-type="float">
            <text:p>3187520</text:p>
          </table:table-cell>
          <table:table-cell office:value-type="string" calcext:value-type="string">
            <text:p>downstream gen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59665" calcext:value-type="float">
            <text:p>0.459665</text:p>
          </table:table-cell>
        </table:table-row>
        <table:table-row table:style-name="ro1">
          <table:table-cell office:value-type="string" calcext:value-type="string">
            <text:p>rs80707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7" calcext:value-type="float">
            <text:p>17</text:p>
          </table:table-cell>
          <table:table-cell office:value-type="float" office:value="46003698" calcext:value-type="float">
            <text:p>46003698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1901" calcext:value-type="float">
            <text:p>0.11901</text:p>
          </table:table-cell>
        </table:table-row>
        <table:table-row table:style-name="ro1">
          <table:table-cell office:value-type="string" calcext:value-type="string">
            <text:p>rs1764955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5917282" calcext:value-type="float">
            <text:p>4591728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A,G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864617" calcext:value-type="float">
            <text:p>0.0864617</text:p>
          </table:table-cell>
        </table:table-row>
        <table:table-row table:style-name="ro1">
          <table:table-cell office:value-type="string" calcext:value-type="string">
            <text:p>rs1757709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6110126" calcext:value-type="float">
            <text:p>4611012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864617" calcext:value-type="float">
            <text:p>0.0864617</text:p>
          </table:table-cell>
        </table:table-row>
        <table:table-row table:style-name="ro1">
          <table:table-cell office:value-type="string" calcext:value-type="string">
            <text:p>rs3574901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55162560" calcext:value-type="float">
            <text:p>155162560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0539137" calcext:value-type="float">
            <text:p>0.00539137</text:p>
          </table:table-cell>
        </table:table-row>
        <table:table-row table:style-name="ro1">
          <table:table-cell office:value-type="string" calcext:value-type="string">
            <text:p>rs170006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75556520" calcext:value-type="float">
            <text:p>7555652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0.00658946" calcext:value-type="float">
            <text:p>0.00658946</text:p>
          </table:table-cell>
        </table:table-row>
        <table:table-row table:style-name="ro1">
          <table:table-cell office:value-type="string" calcext:value-type="string">
            <text:p>rs155539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4" calcext:value-type="float">
            <text:p>14</text:p>
          </table:table-cell>
          <table:table-cell office:value-type="float" office:value="67517653" calcext:value-type="float">
            <text:p>6751765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92572" calcext:value-type="float">
            <text:p>0.392572</text:p>
          </table:table-cell>
        </table:table-row>
        <table:table-row table:style-name="ro1">
          <table:table-cell office:value-type="string" calcext:value-type="string">
            <text:p>rs1749752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69820364" calcext:value-type="float">
            <text:p>6982036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593051" calcext:value-type="float">
            <text:p>0.0593051</text:p>
          </table:table-cell>
        </table:table-row>
        <table:table-row table:style-name="ro1">
          <table:table-cell office:value-type="string" calcext:value-type="string">
            <text:p>rs30272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8227549" calcext:value-type="float">
            <text:p>8227549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73762" calcext:value-type="float">
            <text:p>0.273762</text:p>
          </table:table-cell>
        </table:table-row>
        <table:table-row table:style-name="ro1">
          <table:table-cell office:value-type="string" calcext:value-type="string">
            <text:p>rs1630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54882579" calcext:value-type="float">
            <text:p>154882579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559105" calcext:value-type="float">
            <text:p>0.0559105</text:p>
          </table:table-cell>
        </table:table-row>
        <table:table-row table:style-name="ro1">
          <table:table-cell office:value-type="string" calcext:value-type="string">
            <text:p>rs283939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1" calcext:value-type="float">
            <text:p>21</text:p>
          </table:table-cell>
          <table:table-cell office:value-type="float" office:value="41866243" calcext:value-type="float">
            <text:p>4186624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94888" calcext:value-type="float">
            <text:p>0.194888</text:p>
          </table:table-cell>
        </table:table-row>
        <table:table-row table:style-name="ro1">
          <table:table-cell office:value-type="string" calcext:value-type="string">
            <text:p>rs36910067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61958608" calcext:value-type="float">
            <text:p>61958608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690479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220632" calcext:value-type="float">
            <text:p>4022063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31789" calcext:value-type="float">
            <text:p>0.131789</text:p>
          </table:table-cell>
        </table:table-row>
        <table:table-row table:style-name="ro1">
          <table:table-cell office:value-type="string" calcext:value-type="string">
            <text:p>rs144219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971838" calcext:value-type="float">
            <text:p>40971838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746805" calcext:value-type="float">
            <text:p>0.0746805</text:p>
          </table:table-cell>
        </table:table-row>
        <table:table-row table:style-name="ro1">
          <table:table-cell office:value-type="string" calcext:value-type="string">
            <text:p>rs37939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1" calcext:value-type="float">
            <text:p>11</text:p>
          </table:table-cell>
          <table:table-cell office:value-type="float" office:value="83833429" calcext:value-type="float">
            <text:p>8383342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30312" calcext:value-type="float">
            <text:p>0.430312</text:p>
          </table:table-cell>
        </table:table-row>
        <table:table-row table:style-name="ro1">
          <table:table-cell office:value-type="string" calcext:value-type="string">
            <text:p>rs798496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3" calcext:value-type="float">
            <text:p>13</text:p>
          </table:table-cell>
          <table:table-cell office:value-type="float" office:value="46855311" calcext:value-type="float">
            <text:p>4685531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A,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01278" calcext:value-type="float">
            <text:p>0.201278</text:p>
          </table:table-cell>
        </table:table-row>
        <table:table-row table:style-name="ro1">
          <table:table-cell office:value-type="string" calcext:value-type="string">
            <text:p>rs282335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1" calcext:value-type="float">
            <text:p>21</text:p>
          </table:table-cell>
          <table:table-cell office:value-type="float" office:value="15542586" calcext:value-type="float">
            <text:p>1554258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94209" calcext:value-type="float">
            <text:p>0.494209</text:p>
          </table:table-cell>
        </table:table-row>
        <table:table-row table:style-name="ro1">
          <table:table-cell office:value-type="string" calcext:value-type="string">
            <text:p>rs147405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168253884" calcext:value-type="float">
            <text:p>168253884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00679" calcext:value-type="float">
            <text:p>0.200679</text:p>
          </table:table-cell>
        </table:table-row>
        <table:table-row table:style-name="ro1">
          <table:table-cell office:value-type="string" calcext:value-type="string">
            <text:p>rs7873616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1" calcext:value-type="float">
            <text:p>21</text:p>
          </table:table-cell>
          <table:table-cell office:value-type="float" office:value="41368561" calcext:value-type="float">
            <text:p>4136856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199681" calcext:value-type="float">
            <text:p>0.0199681</text:p>
          </table:table-cell>
        </table:table-row>
        <table:table-row table:style-name="ro1">
          <table:table-cell office:value-type="string" calcext:value-type="string">
            <text:p>rs148059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44665661" calcext:value-type="float">
            <text:p>44665661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842652" calcext:value-type="float">
            <text:p>0.0842652</text:p>
          </table:table-cell>
        </table:table-row>
        <table:table-row table:style-name="ro1">
          <table:table-cell office:value-type="string" calcext:value-type="string">
            <text:p>rs711864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1" calcext:value-type="float">
            <text:p>11</text:p>
          </table:table-cell>
          <table:table-cell office:value-type="float" office:value="96375264" calcext:value-type="float">
            <text:p>9637526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,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688898" calcext:value-type="float">
            <text:p>0.0688898</text:p>
          </table:table-cell>
        </table:table-row>
        <table:table-row table:style-name="ro1">
          <table:table-cell office:value-type="string" calcext:value-type="string">
            <text:p>rs3431186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958159" calcext:value-type="float">
            <text:p>95815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float" office:value="0.181" calcext:value-type="float">
            <text:p>0.181</text:p>
          </table:table-cell>
          <table:table-cell office:value-type="float" office:value="0.139976" calcext:value-type="float">
            <text:p>0.139976</text:p>
          </table:table-cell>
        </table:table-row>
        <table:table-row table:style-name="ro1">
          <table:table-cell office:value-type="string" calcext:value-type="string">
            <text:p>rs673837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95864266" calcext:value-type="float">
            <text:p>9586426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118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189032668" calcext:value-type="float">
            <text:p>189032668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10623" calcext:value-type="float">
            <text:p>0.110623</text:p>
          </table:table-cell>
        </table:table-row>
        <table:table-row table:style-name="ro1">
          <table:table-cell office:value-type="string" calcext:value-type="string">
            <text:p>rs8693128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61882652" calcext:value-type="float">
            <text:p>61882652</text:p>
          </table:table-cell>
          <table:table-cell office:value-type="string" calcext:value-type="string">
            <text:p>stop gained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477872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79683305" calcext:value-type="float">
            <text:p>79683305</text:p>
          </table:table-cell>
          <table:table-cell office:value-type="string" calcext:value-type="string">
            <text:p>regulatory region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94449" calcext:value-type="float">
            <text:p>0.594449</text:p>
          </table:table-cell>
        </table:table-row>
        <table:table-row table:style-name="ro1">
          <table:table-cell office:value-type="string" calcext:value-type="string">
            <text:p>rs86931281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61947292" calcext:value-type="float">
            <text:p>61947292</text:p>
          </table:table-cell>
          <table:table-cell office:value-type="string" calcext:value-type="string">
            <text:p>frameshift variant</text:p>
          </table:table-cell>
          <table:table-cell office:value-type="string" calcext:value-type="string">
            <text:p>G/-</text:p>
          </table:table-cell>
          <table:table-cell office:value-type="string" calcext:value-type="string">
            <text:p>in-de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051913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61708933" calcext:value-type="float">
            <text:p>6170893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992412" calcext:value-type="float">
            <text:p>0.0992412</text:p>
          </table:table-cell>
        </table:table-row>
        <table:table-row table:style-name="ro1">
          <table:table-cell office:value-type="string" calcext:value-type="string">
            <text:p>rs648299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127880410" calcext:value-type="float">
            <text:p>12788041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09145" calcext:value-type="float">
            <text:p>0.409145</text:p>
          </table:table-cell>
        </table:table-row>
        <table:table-row table:style-name="ro1">
          <table:table-cell office:value-type="string" calcext:value-type="string">
            <text:p>rs646512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7" calcext:value-type="float">
            <text:p>7</text:p>
          </table:table-cell>
          <table:table-cell office:value-type="float" office:value="76411547" calcext:value-type="float">
            <text:p>7641154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65615" calcext:value-type="float">
            <text:p>0.865615</text:p>
          </table:table-cell>
        </table:table-row>
        <table:table-row table:style-name="ro1">
          <table:table-cell office:value-type="string" calcext:value-type="string">
            <text:p>rs87925385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62013057" calcext:value-type="float">
            <text:p>62013057</text:p>
          </table:table-cell>
          <table:table-cell office:value-type="string" calcext:value-type="string">
            <text:p>frameshift variant</text:p>
          </table:table-cell>
          <table:table-cell office:value-type="string" calcext:value-type="string">
            <text:p>-/TCTG</text:p>
          </table:table-cell>
          <table:table-cell office:value-type="string" calcext:value-type="string">
            <text:p>in-de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1789673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119776815" calcext:value-type="float">
            <text:p>11977681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0399361" calcext:value-type="float">
            <text:p>0.00399361</text:p>
          </table:table-cell>
        </table:table-row>
        <table:table-row table:style-name="ro1">
          <table:table-cell office:value-type="string" calcext:value-type="string">
            <text:p>rs187955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3" calcext:value-type="float">
            <text:p>3</text:p>
          </table:table-cell>
          <table:table-cell office:value-type="float" office:value="118896616" calcext:value-type="float">
            <text:p>118896616</text:p>
          </table:table-cell>
          <table:table-cell office:value-type="string" calcext:value-type="string">
            <text:p>downstream gen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804712" calcext:value-type="float">
            <text:p>0.0804712</text:p>
          </table:table-cell>
        </table:table-row>
        <table:table-row table:style-name="ro1">
          <table:table-cell office:value-type="string" calcext:value-type="string">
            <text:p>rs932312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4" calcext:value-type="float">
            <text:p>14</text:p>
          </table:table-cell>
          <table:table-cell office:value-type="float" office:value="46996974" calcext:value-type="float">
            <text:p>46996974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T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60343" calcext:value-type="float">
            <text:p>0.160343</text:p>
          </table:table-cell>
        </table:table-row>
        <table:table-row table:style-name="ro1">
          <table:table-cell office:value-type="string" calcext:value-type="string">
            <text:p>rs76178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3" calcext:value-type="float">
            <text:p>3</text:p>
          </table:table-cell>
          <table:table-cell office:value-type="float" office:value="28664273" calcext:value-type="float">
            <text:p>2866427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41973" calcext:value-type="float">
            <text:p>0.641973</text:p>
          </table:table-cell>
        </table:table-row>
        <table:table-row table:style-name="ro1">
          <table:table-cell office:value-type="string" calcext:value-type="string">
            <text:p>rs19934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7" calcext:value-type="float">
            <text:p>7</text:p>
          </table:table-cell>
          <table:table-cell office:value-type="float" office:value="23254127" calcext:value-type="float">
            <text:p>2325412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42" calcext:value-type="float">
            <text:p>0.42</text:p>
          </table:table-cell>
          <table:table-cell office:value-type="float" office:value="0.516773" calcext:value-type="float">
            <text:p>0.516773</text:p>
          </table:table-cell>
        </table:table-row>
        <table:table-row table:style-name="ro1">
          <table:table-cell office:value-type="string" calcext:value-type="string">
            <text:p>rs19949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6788237" calcext:value-type="float">
            <text:p>4678823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57788" calcext:value-type="float">
            <text:p>0.257788</text:p>
          </table:table-cell>
        </table:table-row>
        <table:table-row table:style-name="ro1">
          <table:table-cell office:value-type="string" calcext:value-type="string">
            <text:p>rs1074695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74302924" calcext:value-type="float">
            <text:p>74302924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7504" calcext:value-type="float">
            <text:p>0.47504</text:p>
          </table:table-cell>
        </table:table-row>
        <table:table-row table:style-name="ro1">
          <table:table-cell office:value-type="string" calcext:value-type="string">
            <text:p>rs11238408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3" calcext:value-type="float">
            <text:p>3</text:p>
          </table:table-cell>
          <table:table-cell office:value-type="float" office:value="195867623" calcext:value-type="float">
            <text:p>19586762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3802" calcext:value-type="float">
            <text:p>0.0123802</text:p>
          </table:table-cell>
        </table:table-row>
        <table:table-row table:style-name="ro1">
          <table:table-cell office:value-type="string" calcext:value-type="string">
            <text:p>rs653219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859751" calcext:value-type="float">
            <text:p>89859751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G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69409" calcext:value-type="float">
            <text:p>0.369409</text:p>
          </table:table-cell>
        </table:table-row>
        <table:table-row table:style-name="ro1">
          <table:table-cell office:value-type="string" calcext:value-type="string">
            <text:p>rs1106018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122819039" calcext:value-type="float">
            <text:p>12281903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51597" calcext:value-type="float">
            <text:p>0.251597</text:p>
          </table:table-cell>
        </table:table-row>
        <table:table-row table:style-name="ro1">
          <table:table-cell office:value-type="string" calcext:value-type="string">
            <text:p>rs1272633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55135691" calcext:value-type="float">
            <text:p>155135691</text:p>
          </table:table-cell>
          <table:table-cell office:value-type="string" calcext:value-type="string">
            <text:p>splice regi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519169" calcext:value-type="float">
            <text:p>0.00519169</text:p>
          </table:table-cell>
        </table:table-row>
        <table:table-row table:style-name="ro1">
          <table:table-cell office:value-type="string" calcext:value-type="string">
            <text:p>rs1292147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6" calcext:value-type="float">
            <text:p>16</text:p>
          </table:table-cell>
          <table:table-cell office:value-type="float" office:value="88862799" calcext:value-type="float">
            <text:p>88862799</text:p>
          </table:table-cell>
          <table:table-cell office:value-type="string" calcext:value-type="string">
            <text:p>downstream gen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24321" calcext:value-type="float">
            <text:p>0.424321</text:p>
          </table:table-cell>
        </table:table-row>
        <table:table-row table:style-name="ro1">
          <table:table-cell office:value-type="string" calcext:value-type="string">
            <text:p>rs12959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8" calcext:value-type="float">
            <text:p>18</text:p>
          </table:table-cell>
          <table:table-cell office:value-type="float" office:value="73599819" calcext:value-type="float">
            <text:p>73599819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97724" calcext:value-type="float">
            <text:p>0.297724</text:p>
          </table:table-cell>
        </table:table-row>
        <table:table-row table:style-name="ro1">
          <table:table-cell office:value-type="string" calcext:value-type="string">
            <text:p>rs84989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27966216" calcext:value-type="float">
            <text:p>227966216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86302" calcext:value-type="float">
            <text:p>0.186302</text:p>
          </table:table-cell>
        </table:table-row>
        <table:table-row table:style-name="ro1">
          <table:table-cell office:value-type="string" calcext:value-type="string">
            <text:p>rs95957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126846170" calcext:value-type="float">
            <text:p>126846170</text:p>
          </table:table-cell>
          <table:table-cell office:value-type="string" calcext:value-type="string">
            <text:p>regulatory regi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84704" calcext:value-type="float">
            <text:p>0.684704</text:p>
          </table:table-cell>
        </table:table-row>
        <table:table-row table:style-name="ro1">
          <table:table-cell office:value-type="string" calcext:value-type="string">
            <text:p>rs9972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188886137" calcext:value-type="float">
            <text:p>188886137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51597" calcext:value-type="float">
            <text:p>0.251597</text:p>
          </table:table-cell>
        </table:table-row>
        <table:table-row table:style-name="ro1">
          <table:table-cell office:value-type="string" calcext:value-type="string">
            <text:p>rs8693128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61915631" calcext:value-type="float">
            <text:p>61915631</text:p>
          </table:table-cell>
          <table:table-cell office:value-type="string" calcext:value-type="string">
            <text:p>splice donor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09586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8" calcext:value-type="float">
            <text:p>8</text:p>
          </table:table-cell>
          <table:table-cell office:value-type="float" office:value="40196086" calcext:value-type="float">
            <text:p>40196086</text:p>
          </table:table-cell>
          <table:table-cell office:value-type="string" calcext:value-type="string">
            <text:p>regulatory region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57228" calcext:value-type="float">
            <text:p>0.357228</text:p>
          </table:table-cell>
        </table:table-row>
        <table:table-row table:style-name="ro1">
          <table:table-cell office:value-type="string" calcext:value-type="string">
            <text:p>rs104893877</text:p>
          </table:table-cell>
          <table:table-cell office:value-type="float" office:value="0.134517925295627" calcext:value-type="float">
            <text:p>0.134517925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C003056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627208171146653" calcext:value-type="float">
            <text:p>0.6272081711</text:p>
          </table:table-cell>
          <table:table-cell office:value-type="float" office:value="0.259259259259259" calcext:value-type="float">
            <text:p>0.2592592593</text:p>
          </table:table-cell>
          <table:table-cell office:value-type="float" office:value="4" calcext:value-type="float">
            <text:p>4</text:p>
          </table:table-cell>
          <table:table-cell office:value-type="float" office:value="89828149" calcext:value-type="float">
            <text:p>8982814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33939927</text:p>
          </table:table-cell>
          <table:table-cell office:value-type="float" office:value="0.118876306075205" calcext:value-type="float">
            <text:p>0.1188763061</text:p>
          </table:table-cell>
          <table:table-cell office:value-type="float" office:value="0.947" calcext:value-type="float">
            <text:p>0.947</text:p>
          </table:table-cell>
          <table:table-cell office:value-type="string" calcext:value-type="string">
            <text:p>C00305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677271657943558" calcext:value-type="float">
            <text:p>0.6772716579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2" calcext:value-type="float">
            <text:p>12</text:p>
          </table:table-cell>
          <table:table-cell office:value-type="float" office:value="40310434" calcext:value-type="float">
            <text:p>4031043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A,G,T</text:p>
          </table:table-cell>
          <table:table-cell office:value-type="string" calcext:value-type="string">
            <text:p>snp</text:p>
          </table:table-cell>
          <table:table-cell office:value-type="float" office:value="0.000008236" calcext:value-type="float">
            <text:p>0.00000823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684318</text:p>
          </table:table-cell>
          <table:table-cell office:value-type="float" office:value="0.109585372333856" calcext:value-type="float">
            <text:p>0.10958537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733852" calcext:value-type="float">
            <text:p>8973385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28674" calcext:value-type="float">
            <text:p>0.328674</text:p>
          </table:table-cell>
        </table:table-row>
        <table:table-row table:style-name="ro1">
          <table:table-cell office:value-type="string" calcext:value-type="string">
            <text:p>rs3010040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83939088" calcext:value-type="float">
            <text:p>183939088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4321" calcext:value-type="float">
            <text:p>0.174321</text:p>
          </table:table-cell>
        </table:table-row>
        <table:table-row table:style-name="ro1">
          <table:table-cell office:value-type="string" calcext:value-type="string">
            <text:p>rs204532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97170536" calcext:value-type="float">
            <text:p>97170536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G/A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19529" calcext:value-type="float">
            <text:p>0.419529</text:p>
          </table:table-cell>
        </table:table-row>
        <table:table-row table:style-name="ro1">
          <table:table-cell office:value-type="string" calcext:value-type="string">
            <text:p>rs2543662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24220402" calcext:value-type="float">
            <text:p>24220402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05911" calcext:value-type="float">
            <text:p>0.805911</text:p>
          </table:table-cell>
        </table:table-row>
        <table:table-row table:style-name="ro1">
          <table:table-cell office:value-type="string" calcext:value-type="string">
            <text:p>rs2920228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4261852" calcext:value-type="float">
            <text:p>4261852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86861" calcext:value-type="float">
            <text:p>0.586861</text:p>
          </table:table-cell>
        </table:table-row>
        <table:table-row table:style-name="ro1">
          <table:table-cell office:value-type="string" calcext:value-type="string">
            <text:p>rs2245218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3813331" calcext:value-type="float">
            <text:p>1381333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1849" calcext:value-type="float">
            <text:p>0.81849</text:p>
          </table:table-cell>
        </table:table-row>
        <table:table-row table:style-name="ro1">
          <table:table-cell office:value-type="string" calcext:value-type="string">
            <text:p>rs2940787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28440466" calcext:value-type="float">
            <text:p>28440466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15016" calcext:value-type="float">
            <text:p>0.615016</text:p>
          </table:table-cell>
        </table:table-row>
        <table:table-row table:style-name="ro1">
          <table:table-cell office:value-type="string" calcext:value-type="string">
            <text:p>rs2118844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2" calcext:value-type="float">
            <text:p>2</text:p>
          </table:table-cell>
          <table:table-cell office:value-type="float" office:value="134410029" calcext:value-type="float">
            <text:p>13441002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C,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02716" calcext:value-type="float">
            <text:p>0.302716</text:p>
          </table:table-cell>
        </table:table-row>
        <table:table-row table:style-name="ro1">
          <table:table-cell office:value-type="string" calcext:value-type="string">
            <text:p>rs2235617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20" calcext:value-type="float">
            <text:p>20</text:p>
          </table:table-cell>
          <table:table-cell office:value-type="float" office:value="49938440" calcext:value-type="float">
            <text:p>4993844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57628" calcext:value-type="float">
            <text:p>0.357628</text:p>
          </table:table-cell>
        </table:table-row>
        <table:table-row table:style-name="ro1">
          <table:table-cell office:value-type="string" calcext:value-type="string">
            <text:p>rs2986574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83937480" calcext:value-type="float">
            <text:p>183937480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72524" calcext:value-type="float">
            <text:p>0.172524</text:p>
          </table:table-cell>
        </table:table-row>
        <table:table-row table:style-name="ro1">
          <table:table-cell office:value-type="string" calcext:value-type="string">
            <text:p>rs2666781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0" calcext:value-type="float">
            <text:p>10</text:p>
          </table:table-cell>
          <table:table-cell office:value-type="float" office:value="21916747" calcext:value-type="float">
            <text:p>2191674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37979" calcext:value-type="float">
            <text:p>0.637979</text:p>
          </table:table-cell>
        </table:table-row>
        <table:table-row table:style-name="ro1">
          <table:table-cell office:value-type="string" calcext:value-type="string">
            <text:p>rs2862909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3" calcext:value-type="float">
            <text:p>13</text:p>
          </table:table-cell>
          <table:table-cell office:value-type="float" office:value="24527029" calcext:value-type="float">
            <text:p>2452702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47963" calcext:value-type="float">
            <text:p>0.647963</text:p>
          </table:table-cell>
        </table:table-row>
        <table:table-row table:style-name="ro1">
          <table:table-cell office:value-type="string" calcext:value-type="string">
            <text:p>rs2296713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83940583" calcext:value-type="float">
            <text:p>183940583</text:p>
          </table:table-cell>
          <table:table-cell office:value-type="string" calcext:value-type="string">
            <text:p>splice regi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198" calcext:value-type="float">
            <text:p>0.198</text:p>
          </table:table-cell>
          <table:table-cell office:value-type="float" office:value="0.172324" calcext:value-type="float">
            <text:p>0.172324</text:p>
          </table:table-cell>
        </table:table-row>
        <table:table-row table:style-name="ro1">
          <table:table-cell office:value-type="string" calcext:value-type="string">
            <text:p>rs2593693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1" calcext:value-type="float">
            <text:p>11</text:p>
          </table:table-cell>
          <table:table-cell office:value-type="float" office:value="22346755" calcext:value-type="float">
            <text:p>2234675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26278" calcext:value-type="float">
            <text:p>0.326278</text:p>
          </table:table-cell>
        </table:table-row>
        <table:table-row table:style-name="ro1">
          <table:table-cell office:value-type="string" calcext:value-type="string">
            <text:p>rs2470378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70832700" calcext:value-type="float">
            <text:p>7083270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49042" calcext:value-type="float">
            <text:p>0.349042</text:p>
          </table:table-cell>
        </table:table-row>
        <table:table-row table:style-name="ro1">
          <table:table-cell office:value-type="string" calcext:value-type="string">
            <text:p>rs7520966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54179589" calcext:value-type="float">
            <text:p>5417958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20208" calcext:value-type="float">
            <text:p>0.620208</text:p>
          </table:table-cell>
        </table:table-row>
        <table:table-row table:style-name="ro1">
          <table:table-cell office:value-type="string" calcext:value-type="string">
            <text:p>rs281357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19839201" calcext:value-type="float">
            <text:p>1983920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5024" calcext:value-type="float">
            <text:p>0.85024</text:p>
          </table:table-cell>
        </table:table-row>
        <table:table-row table:style-name="ro1">
          <table:table-cell office:value-type="string" calcext:value-type="string">
            <text:p>rs2820304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1949399" calcext:value-type="float">
            <text:p>201949399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87939" calcext:value-type="float">
            <text:p>0.287939</text:p>
          </table:table-cell>
        </table:table-row>
        <table:table-row table:style-name="ro1">
          <table:table-cell office:value-type="string" calcext:value-type="string">
            <text:p>rs229492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2" calcext:value-type="float">
            <text:p>22</text:p>
          </table:table-cell>
          <table:table-cell office:value-type="float" office:value="37164552" calcext:value-type="float">
            <text:p>3716455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04473" calcext:value-type="float">
            <text:p>0.204473</text:p>
          </table:table-cell>
        </table:table-row>
        <table:table-row table:style-name="ro1">
          <table:table-cell office:value-type="string" calcext:value-type="string">
            <text:p>rs228907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2" calcext:value-type="float">
            <text:p>22</text:p>
          </table:table-cell>
          <table:table-cell office:value-type="float" office:value="37101553" calcext:value-type="float">
            <text:p>3710155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76797" calcext:value-type="float">
            <text:p>0.376797</text:p>
          </table:table-cell>
        </table:table-row>
        <table:table-row table:style-name="ro1">
          <table:table-cell office:value-type="string" calcext:value-type="string">
            <text:p>rs2837170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1" calcext:value-type="float">
            <text:p>21</text:p>
          </table:table-cell>
          <table:table-cell office:value-type="float" office:value="39758521" calcext:value-type="float">
            <text:p>3975852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74161" calcext:value-type="float">
            <text:p>0.774161</text:p>
          </table:table-cell>
        </table:table-row>
        <table:table-row table:style-name="ro1">
          <table:table-cell office:value-type="string" calcext:value-type="string">
            <text:p>rs2313982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137866906" calcext:value-type="float">
            <text:p>137866906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A/G,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920527" calcext:value-type="float">
            <text:p>0.920527</text:p>
          </table:table-cell>
        </table:table-row>
        <table:table-row table:style-name="ro1">
          <table:table-cell office:value-type="string" calcext:value-type="string">
            <text:p>rs1051876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54388434" calcext:value-type="float">
            <text:p>5438843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25599" calcext:value-type="float">
            <text:p>0.125599</text:p>
          </table:table-cell>
        </table:table-row>
        <table:table-row table:style-name="ro1">
          <table:table-cell office:value-type="string" calcext:value-type="string">
            <text:p>rs6460033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7" calcext:value-type="float">
            <text:p>7</text:p>
          </table:table-cell>
          <table:table-cell office:value-type="float" office:value="72798898" calcext:value-type="float">
            <text:p>72798898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92572" calcext:value-type="float">
            <text:p>0.392572</text:p>
          </table:table-cell>
        </table:table-row>
        <table:table-row table:style-name="ro1">
          <table:table-cell office:value-type="string" calcext:value-type="string">
            <text:p>rs2852438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1" calcext:value-type="float">
            <text:p>11</text:p>
          </table:table-cell>
          <table:table-cell office:value-type="float" office:value="114343980" calcext:value-type="float">
            <text:p>11434398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786741" calcext:value-type="float">
            <text:p>0.0786741</text:p>
          </table:table-cell>
        </table:table-row>
        <table:table-row table:style-name="ro1">
          <table:table-cell office:value-type="string" calcext:value-type="string">
            <text:p>rs242033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3676907" calcext:value-type="float">
            <text:p>367690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00559" calcext:value-type="float">
            <text:p>0.400559</text:p>
          </table:table-cell>
        </table:table-row>
        <table:table-row table:style-name="ro1">
          <table:table-cell office:value-type="string" calcext:value-type="string">
            <text:p>rs7554157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93520039" calcext:value-type="float">
            <text:p>193520039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82029" calcext:value-type="float">
            <text:p>0.482029</text:p>
          </table:table-cell>
        </table:table-row>
        <table:table-row table:style-name="ro1">
          <table:table-cell office:value-type="string" calcext:value-type="string">
            <text:p>rs978797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1878740" calcext:value-type="float">
            <text:p>4187874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29513" calcext:value-type="float">
            <text:p>0.429513</text:p>
          </table:table-cell>
        </table:table-row>
        <table:table-row table:style-name="ro1">
          <table:table-cell office:value-type="string" calcext:value-type="string">
            <text:p>rs595086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8" calcext:value-type="float">
            <text:p>18</text:p>
          </table:table-cell>
          <table:table-cell office:value-type="float" office:value="35044703" calcext:value-type="float">
            <text:p>3504470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95927" calcext:value-type="float">
            <text:p>0.795927</text:p>
          </table:table-cell>
        </table:table-row>
        <table:table-row table:style-name="ro1">
          <table:table-cell office:value-type="string" calcext:value-type="string">
            <text:p>rs6519442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2" calcext:value-type="float">
            <text:p>22</text:p>
          </table:table-cell>
          <table:table-cell office:value-type="float" office:value="23471071" calcext:value-type="float">
            <text:p>23471071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74321" calcext:value-type="float">
            <text:p>0.174321</text:p>
          </table:table-cell>
        </table:table-row>
        <table:table-row table:style-name="ro1">
          <table:table-cell office:value-type="string" calcext:value-type="string">
            <text:p>rs4756052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1" calcext:value-type="float">
            <text:p>11</text:p>
          </table:table-cell>
          <table:table-cell office:value-type="float" office:value="33830926" calcext:value-type="float">
            <text:p>33830926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48562" calcext:value-type="float">
            <text:p>0.148562</text:p>
          </table:table-cell>
        </table:table-row>
        <table:table-row table:style-name="ro1">
          <table:table-cell office:value-type="string" calcext:value-type="string">
            <text:p>rs10200894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227952416" calcext:value-type="float">
            <text:p>227952416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73722" calcext:value-type="float">
            <text:p>0.173722</text:p>
          </table:table-cell>
        </table:table-row>
        <table:table-row table:style-name="ro1">
          <table:table-cell office:value-type="string" calcext:value-type="string">
            <text:p>rs474667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67192300" calcext:value-type="float">
            <text:p>6719230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99161" calcext:value-type="float">
            <text:p>0.399161</text:p>
          </table:table-cell>
        </table:table-row>
        <table:table-row table:style-name="ro1">
          <table:table-cell office:value-type="string" calcext:value-type="string">
            <text:p>rs4658673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44879010" calcext:value-type="float">
            <text:p>244879010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72923" calcext:value-type="float">
            <text:p>0.172923</text:p>
          </table:table-cell>
        </table:table-row>
        <table:table-row table:style-name="ro1">
          <table:table-cell office:value-type="string" calcext:value-type="string">
            <text:p>rs4642724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119719629" calcext:value-type="float">
            <text:p>119719629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906949" calcext:value-type="float">
            <text:p>0.906949</text:p>
          </table:table-cell>
        </table:table-row>
        <table:table-row table:style-name="ro1">
          <table:table-cell office:value-type="string" calcext:value-type="string">
            <text:p>rs462904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2" calcext:value-type="float">
            <text:p>22</text:p>
          </table:table-cell>
          <table:table-cell office:value-type="float" office:value="18044023" calcext:value-type="float">
            <text:p>18044023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69129" calcext:value-type="float">
            <text:p>0.669129</text:p>
          </table:table-cell>
        </table:table-row>
        <table:table-row table:style-name="ro1">
          <table:table-cell office:value-type="string" calcext:value-type="string">
            <text:p>rs456378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7" calcext:value-type="float">
            <text:p>7</text:p>
          </table:table-cell>
          <table:table-cell office:value-type="float" office:value="26309593" calcext:value-type="float">
            <text:p>2630959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349441" calcext:value-type="float">
            <text:p>0.0349441</text:p>
          </table:table-cell>
        </table:table-row>
        <table:table-row table:style-name="ro1">
          <table:table-cell office:value-type="string" calcext:value-type="string">
            <text:p>rs4556941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2" calcext:value-type="float">
            <text:p>2</text:p>
          </table:table-cell>
          <table:table-cell office:value-type="float" office:value="179762194" calcext:value-type="float">
            <text:p>17976219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297524" calcext:value-type="float">
            <text:p>0.0297524</text:p>
          </table:table-cell>
        </table:table-row>
        <table:table-row table:style-name="ro1">
          <table:table-cell office:value-type="string" calcext:value-type="string">
            <text:p>rs4434401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96703321" calcext:value-type="float">
            <text:p>9670332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77995" calcext:value-type="float">
            <text:p>0.377995</text:p>
          </table:table-cell>
        </table:table-row>
        <table:table-row table:style-name="ro1">
          <table:table-cell office:value-type="string" calcext:value-type="string">
            <text:p>rs4847386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92955350" calcext:value-type="float">
            <text:p>9295535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10982" calcext:value-type="float">
            <text:p>0.510982</text:p>
          </table:table-cell>
        </table:table-row>
        <table:table-row table:style-name="ro1">
          <table:table-cell office:value-type="string" calcext:value-type="string">
            <text:p>rs6505798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8" calcext:value-type="float">
            <text:p>18</text:p>
          </table:table-cell>
          <table:table-cell office:value-type="float" office:value="13308951" calcext:value-type="float">
            <text:p>1330895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88419" calcext:value-type="float">
            <text:p>0.488419</text:p>
          </table:table-cell>
        </table:table-row>
        <table:table-row table:style-name="ro1">
          <table:table-cell office:value-type="string" calcext:value-type="string">
            <text:p>rs5944858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string" calcext:value-type="string">
            <text:p>X</text:p>
          </table:table-cell>
          <table:table-cell office:value-type="float" office:value="102127445" calcext:value-type="float">
            <text:p>102127445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11" calcext:value-type="float">
            <text:p>0.11</text:p>
          </table:table-cell>
          <table:table-cell office:value-type="float" office:value="0.0590728" calcext:value-type="float">
            <text:p>0.0590728</text:p>
          </table:table-cell>
        </table:table-row>
        <table:table-row table:style-name="ro1">
          <table:table-cell office:value-type="string" calcext:value-type="string">
            <text:p>rs6039424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0" calcext:value-type="float">
            <text:p>20</text:p>
          </table:table-cell>
          <table:table-cell office:value-type="float" office:value="9244517" calcext:value-type="float">
            <text:p>924451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14217" calcext:value-type="float">
            <text:p>0.614217</text:p>
          </table:table-cell>
        </table:table-row>
        <table:table-row table:style-name="ro1">
          <table:table-cell office:value-type="string" calcext:value-type="string">
            <text:p>rs6043422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0" calcext:value-type="float">
            <text:p>20</text:p>
          </table:table-cell>
          <table:table-cell office:value-type="float" office:value="15668721" calcext:value-type="float">
            <text:p>1566872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35982" calcext:value-type="float">
            <text:p>0.635982</text:p>
          </table:table-cell>
        </table:table-row>
        <table:table-row table:style-name="ro1">
          <table:table-cell office:value-type="string" calcext:value-type="string">
            <text:p>rs6125829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0" calcext:value-type="float">
            <text:p>20</text:p>
          </table:table-cell>
          <table:table-cell office:value-type="float" office:value="49952392" calcext:value-type="float">
            <text:p>49952392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58027" calcext:value-type="float">
            <text:p>0.358027</text:p>
          </table:table-cell>
        </table:table-row>
        <table:table-row table:style-name="ro1">
          <table:table-cell office:value-type="string" calcext:value-type="string">
            <text:p>rs613930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2" calcext:value-type="float">
            <text:p>22</text:p>
          </table:table-cell>
          <table:table-cell office:value-type="float" office:value="20197596" calcext:value-type="float">
            <text:p>20197596</text:p>
          </table:table-cell>
          <table:table-cell office:value-type="string" calcext:value-type="string">
            <text:p>downstream gene variant</text:p>
          </table:table-cell>
          <table:table-cell office:value-type="string" calcext:value-type="string">
            <text:p>C/A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92931" calcext:value-type="float">
            <text:p>0.292931</text:p>
          </table:table-cell>
        </table:table-row>
        <table:table-row table:style-name="ro1">
          <table:table-cell office:value-type="string" calcext:value-type="string">
            <text:p>rs562992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3" calcext:value-type="float">
            <text:p>13</text:p>
          </table:table-cell>
          <table:table-cell office:value-type="float" office:value="110256430" calcext:value-type="float">
            <text:p>11025643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57348" calcext:value-type="float">
            <text:p>0.157348</text:p>
          </table:table-cell>
        </table:table-row>
        <table:table-row table:style-name="ro1">
          <table:table-cell office:value-type="string" calcext:value-type="string">
            <text:p>rs557074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7144958" calcext:value-type="float">
            <text:p>7144958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36222" calcext:value-type="float">
            <text:p>0.236222</text:p>
          </table:table-cell>
        </table:table-row>
        <table:table-row table:style-name="ro1">
          <table:table-cell office:value-type="string" calcext:value-type="string">
            <text:p>rs525566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09833073" calcext:value-type="float">
            <text:p>10983307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54353" calcext:value-type="float">
            <text:p>0.654353</text:p>
          </table:table-cell>
        </table:table-row>
        <table:table-row table:style-name="ro1">
          <table:table-cell office:value-type="string" calcext:value-type="string">
            <text:p>rs4956263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106670493" calcext:value-type="float">
            <text:p>106670493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86262" calcext:value-type="float">
            <text:p>0.086262</text:p>
          </table:table-cell>
        </table:table-row>
        <table:table-row table:style-name="ro1">
          <table:table-cell office:value-type="string" calcext:value-type="string">
            <text:p>rs10053056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96707716" calcext:value-type="float">
            <text:p>9670771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70248" calcext:value-type="float">
            <text:p>0.470248</text:p>
          </table:table-cell>
        </table:table-row>
        <table:table-row table:style-name="ro1">
          <table:table-cell office:value-type="string" calcext:value-type="string">
            <text:p>rs9952724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8" calcext:value-type="float">
            <text:p>18</text:p>
          </table:table-cell>
          <table:table-cell office:value-type="float" office:value="48726444" calcext:value-type="float">
            <text:p>4872644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C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44209" calcext:value-type="float">
            <text:p>0.244209</text:p>
          </table:table-cell>
        </table:table-row>
        <table:table-row table:style-name="ro1">
          <table:table-cell office:value-type="string" calcext:value-type="string">
            <text:p>rs4240151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string" calcext:value-type="string">
            <text:p>X</text:p>
          </table:table-cell>
          <table:table-cell office:value-type="float" office:value="12704002" calcext:value-type="float">
            <text:p>1270400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76689" calcext:value-type="float">
            <text:p>0.576689</text:p>
          </table:table-cell>
        </table:table-row>
        <table:table-row table:style-name="ro1">
          <table:table-cell office:value-type="string" calcext:value-type="string">
            <text:p>rs721860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78815721" calcext:value-type="float">
            <text:p>7881572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48882" calcext:value-type="float">
            <text:p>0.448882</text:p>
          </table:table-cell>
        </table:table-row>
        <table:table-row table:style-name="ro1">
          <table:table-cell office:value-type="string" calcext:value-type="string">
            <text:p>rs35866326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57557163" calcext:value-type="float">
            <text:p>57557163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05471" calcext:value-type="float">
            <text:p>0.205471</text:p>
          </table:table-cell>
        </table:table-row>
        <table:table-row table:style-name="ro1">
          <table:table-cell office:value-type="string" calcext:value-type="string">
            <text:p>rs722571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9" calcext:value-type="float">
            <text:p>19</text:p>
          </table:table-cell>
          <table:table-cell office:value-type="float" office:value="12700565" calcext:value-type="float">
            <text:p>12700565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89577" calcext:value-type="float">
            <text:p>0.389577</text:p>
          </table:table-cell>
        </table:table-row>
        <table:table-row table:style-name="ro1">
          <table:table-cell office:value-type="string" calcext:value-type="string">
            <text:p>rs723268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8" calcext:value-type="float">
            <text:p>8</text:p>
          </table:table-cell>
          <table:table-cell office:value-type="float" office:value="118154455" calcext:value-type="float">
            <text:p>118154455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42173" calcext:value-type="float">
            <text:p>0.642173</text:p>
          </table:table-cell>
        </table:table-row>
        <table:table-row table:style-name="ro1">
          <table:table-cell office:value-type="string" calcext:value-type="string">
            <text:p>rs4129068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226429766" calcext:value-type="float">
            <text:p>226429766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950479" calcext:value-type="float">
            <text:p>0.0950479</text:p>
          </table:table-cell>
        </table:table-row>
        <table:table-row table:style-name="ro1">
          <table:table-cell office:value-type="string" calcext:value-type="string">
            <text:p>rs355506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67520364" calcext:value-type="float">
            <text:p>6752036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00679" calcext:value-type="float">
            <text:p>0.700679</text:p>
          </table:table-cell>
        </table:table-row>
        <table:table-row table:style-name="ro1">
          <table:table-cell office:value-type="string" calcext:value-type="string">
            <text:p>rs355477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67530807" calcext:value-type="float">
            <text:p>67530807</text:p>
          </table:table-cell>
          <table:table-cell office:value-type="string" calcext:value-type="string">
            <text:p>splice region variant</text:p>
          </table:table-cell>
          <table:table-cell office:value-type="string" calcext:value-type="string">
            <text:p>G/C</text:p>
          </table:table-cell>
          <table:table-cell office:value-type="string" calcext:value-type="string">
            <text:p>snp</text:p>
          </table:table-cell>
          <table:table-cell office:value-type="float" office:value="0.637" calcext:value-type="float">
            <text:p>0.637</text:p>
          </table:table-cell>
          <table:table-cell office:value-type="float" office:value="0.704273" calcext:value-type="float">
            <text:p>0.704273</text:p>
          </table:table-cell>
        </table:table-row>
        <table:table-row table:style-name="ro1">
          <table:table-cell office:value-type="string" calcext:value-type="string">
            <text:p>rs355464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67513406" calcext:value-type="float">
            <text:p>6751340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00679" calcext:value-type="float">
            <text:p>0.700679</text:p>
          </table:table-cell>
        </table:table-row>
        <table:table-row table:style-name="ro1">
          <table:table-cell office:value-type="string" calcext:value-type="string">
            <text:p>rs355461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67515006" calcext:value-type="float">
            <text:p>6751500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00679" calcext:value-type="float">
            <text:p>0.700679</text:p>
          </table:table-cell>
        </table:table-row>
        <table:table-row table:style-name="ro1">
          <table:table-cell office:value-type="string" calcext:value-type="string">
            <text:p>rs988421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72084153" calcext:value-type="float">
            <text:p>7208415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5643" calcext:value-type="float">
            <text:p>0.35643</text:p>
          </table:table-cell>
        </table:table-row>
        <table:table-row table:style-name="ro1">
          <table:table-cell office:value-type="string" calcext:value-type="string">
            <text:p>rs719489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6" calcext:value-type="float">
            <text:p>16</text:p>
          </table:table-cell>
          <table:table-cell office:value-type="float" office:value="56663179" calcext:value-type="float">
            <text:p>56663179</text:p>
          </table:table-cell>
          <table:table-cell office:value-type="string" calcext:value-type="string">
            <text:p>downstream gene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33866" calcext:value-type="float">
            <text:p>0.333866</text:p>
          </table:table-cell>
        </table:table-row>
        <table:table-row table:style-name="ro1">
          <table:table-cell office:value-type="string" calcext:value-type="string">
            <text:p>rs7180500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27008032" calcext:value-type="float">
            <text:p>2700803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A,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29513" calcext:value-type="float">
            <text:p>0.429513</text:p>
          </table:table-cell>
        </table:table-row>
        <table:table-row table:style-name="ro1">
          <table:table-cell office:value-type="string" calcext:value-type="string">
            <text:p>rs104322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8" calcext:value-type="float">
            <text:p>8</text:p>
          </table:table-cell>
          <table:table-cell office:value-type="float" office:value="2005401" calcext:value-type="float">
            <text:p>2005401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C/A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53035" calcext:value-type="float">
            <text:p>0.853035</text:p>
          </table:table-cell>
        </table:table-row>
        <table:table-row table:style-name="ro1">
          <table:table-cell office:value-type="string" calcext:value-type="string">
            <text:p>rs6815629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70739674" calcext:value-type="float">
            <text:p>7073967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998403" calcext:value-type="float">
            <text:p>0.0998403</text:p>
          </table:table-cell>
        </table:table-row>
        <table:table-row table:style-name="ro1">
          <table:table-cell office:value-type="string" calcext:value-type="string">
            <text:p>rs6826751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67568137" calcext:value-type="float">
            <text:p>6756813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70407" calcext:value-type="float">
            <text:p>0.370407</text:p>
          </table:table-cell>
        </table:table-row>
        <table:table-row table:style-name="ro1">
          <table:table-cell office:value-type="string" calcext:value-type="string">
            <text:p>rs68270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54171744" calcext:value-type="float">
            <text:p>54171744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19209" calcext:value-type="float">
            <text:p>0.619209</text:p>
          </table:table-cell>
        </table:table-row>
        <table:table-row table:style-name="ro1">
          <table:table-cell office:value-type="string" calcext:value-type="string">
            <text:p>rs6939141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42976370" calcext:value-type="float">
            <text:p>14297637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A,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52756" calcext:value-type="float">
            <text:p>0.152756</text:p>
          </table:table-cell>
        </table:table-row>
        <table:table-row table:style-name="ro1">
          <table:table-cell office:value-type="string" calcext:value-type="string">
            <text:p>rs3775866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67578462" calcext:value-type="float">
            <text:p>6757846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7496" calcext:value-type="float">
            <text:p>0.27496</text:p>
          </table:table-cell>
        </table:table-row>
        <table:table-row table:style-name="ro1">
          <table:table-cell office:value-type="string" calcext:value-type="string">
            <text:p>rs7026868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5660807" calcext:value-type="float">
            <text:p>566080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16573" calcext:value-type="float">
            <text:p>0.516573</text:p>
          </table:table-cell>
        </table:table-row>
        <table:table-row table:style-name="ro1">
          <table:table-cell office:value-type="string" calcext:value-type="string">
            <text:p>rs3748900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134403184" calcext:value-type="float">
            <text:p>13440318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341" calcext:value-type="float">
            <text:p>0.341</text:p>
          </table:table-cell>
          <table:table-cell office:value-type="float" office:value="0.353834" calcext:value-type="float">
            <text:p>0.353834</text:p>
          </table:table-cell>
        </table:table-row>
        <table:table-row table:style-name="ro1">
          <table:table-cell office:value-type="string" calcext:value-type="string">
            <text:p>rs3746736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0" calcext:value-type="float">
            <text:p>20</text:p>
          </table:table-cell>
          <table:table-cell office:value-type="float" office:value="23443976" calcext:value-type="float">
            <text:p>2344397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,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0.546,3.295e-05</text:p>
          </table:table-cell>
          <table:table-cell office:value-type="float" office:value="0.654952" calcext:value-type="float">
            <text:p>0.654952</text:p>
          </table:table-cell>
        </table:table-row>
        <table:table-row table:style-name="ro1">
          <table:table-cell office:value-type="string" calcext:value-type="string">
            <text:p>rs7130051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1" calcext:value-type="float">
            <text:p>11</text:p>
          </table:table-cell>
          <table:table-cell office:value-type="float" office:value="17558503" calcext:value-type="float">
            <text:p>17558503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float" office:value="0.09" calcext:value-type="float">
            <text:p>0.09</text:p>
          </table:table-cell>
          <table:table-cell office:value-type="float" office:value="0.133387" calcext:value-type="float">
            <text:p>0.133387</text:p>
          </table:table-cell>
        </table:table-row>
        <table:table-row table:style-name="ro1">
          <table:table-cell office:value-type="string" calcext:value-type="string">
            <text:p>rs987052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6" calcext:value-type="float">
            <text:p>16</text:p>
          </table:table-cell>
          <table:table-cell office:value-type="float" office:value="86288853" calcext:value-type="float">
            <text:p>8628885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16294" calcext:value-type="float">
            <text:p>0.316294</text:p>
          </table:table-cell>
        </table:table-row>
        <table:table-row table:style-name="ro1">
          <table:table-cell office:value-type="string" calcext:value-type="string">
            <text:p>rs13227860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7" calcext:value-type="float">
            <text:p>7</text:p>
          </table:table-cell>
          <table:table-cell office:value-type="float" office:value="22114836" calcext:value-type="float">
            <text:p>22114836</text:p>
          </table:table-cell>
          <table:table-cell office:value-type="string" calcext:value-type="string">
            <text:p>downstream gen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98283" calcext:value-type="float">
            <text:p>0.198283</text:p>
          </table:table-cell>
        </table:table-row>
        <table:table-row table:style-name="ro1">
          <table:table-cell office:value-type="string" calcext:value-type="string">
            <text:p>rs1218550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9" calcext:value-type="float">
            <text:p>19</text:p>
          </table:table-cell>
          <table:table-cell office:value-type="float" office:value="16290012" calcext:value-type="float">
            <text:p>1629001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9393" calcext:value-type="float">
            <text:p>0.29393</text:p>
          </table:table-cell>
        </table:table-row>
        <table:table-row table:style-name="ro1">
          <table:table-cell office:value-type="string" calcext:value-type="string">
            <text:p>rs12069733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43475837" calcext:value-type="float">
            <text:p>43475837</text:p>
          </table:table-cell>
          <table:table-cell office:value-type="string" calcext:value-type="string">
            <text:p>TF binding sit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30312" calcext:value-type="float">
            <text:p>0.430312</text:p>
          </table:table-cell>
        </table:table-row>
        <table:table-row table:style-name="ro1">
          <table:table-cell office:value-type="string" calcext:value-type="string">
            <text:p>rs11090762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2" calcext:value-type="float">
            <text:p>22</text:p>
          </table:table-cell>
          <table:table-cell office:value-type="float" office:value="47359575" calcext:value-type="float">
            <text:p>4735957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32308" calcext:value-type="float">
            <text:p>0.432308</text:p>
          </table:table-cell>
        </table:table-row>
        <table:table-row table:style-name="ro1">
          <table:table-cell office:value-type="string" calcext:value-type="string">
            <text:p>rs1746399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48711575" calcext:value-type="float">
            <text:p>48711575</text:p>
          </table:table-cell>
          <table:table-cell office:value-type="string" calcext:value-type="string">
            <text:p>downstream gen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60823" calcext:value-type="float">
            <text:p>0.360823</text:p>
          </table:table-cell>
        </table:table-row>
        <table:table-row table:style-name="ro1">
          <table:table-cell office:value-type="string" calcext:value-type="string">
            <text:p>rs17329669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7" calcext:value-type="float">
            <text:p>7</text:p>
          </table:table-cell>
          <table:table-cell office:value-type="float" office:value="36812324" calcext:value-type="float">
            <text:p>36812324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966454" calcext:value-type="float">
            <text:p>0.0966454</text:p>
          </table:table-cell>
        </table:table-row>
        <table:table-row table:style-name="ro1">
          <table:table-cell office:value-type="string" calcext:value-type="string">
            <text:p>rs1451213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189520874" calcext:value-type="float">
            <text:p>189520874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33626" calcext:value-type="float">
            <text:p>0.733626</text:p>
          </table:table-cell>
        </table:table-row>
        <table:table-row table:style-name="ro1">
          <table:table-cell office:value-type="string" calcext:value-type="string">
            <text:p>rs146837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7" calcext:value-type="float">
            <text:p>7</text:p>
          </table:table-cell>
          <table:table-cell office:value-type="float" office:value="145337519" calcext:value-type="float">
            <text:p>145337519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T,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29673" calcext:value-type="float">
            <text:p>0.329673</text:p>
          </table:table-cell>
        </table:table-row>
        <table:table-row table:style-name="ro1">
          <table:table-cell office:value-type="string" calcext:value-type="string">
            <text:p>rs1887279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83941026" calcext:value-type="float">
            <text:p>18394102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79513" calcext:value-type="float">
            <text:p>0.179513</text:p>
          </table:table-cell>
        </table:table-row>
        <table:table-row table:style-name="ro1">
          <table:table-cell office:value-type="string" calcext:value-type="string">
            <text:p>rs11887431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42040322" calcext:value-type="float">
            <text:p>42040322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6258" calcext:value-type="float">
            <text:p>0.26258</text:p>
          </table:table-cell>
        </table:table-row>
        <table:table-row table:style-name="ro1">
          <table:table-cell office:value-type="string" calcext:value-type="string">
            <text:p>rs19025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67510990" calcext:value-type="float">
            <text:p>67510990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float" office:value="0.623" calcext:value-type="float">
            <text:p>0.623</text:p>
          </table:table-cell>
          <table:table-cell office:value-type="float" office:value="0.700679" calcext:value-type="float">
            <text:p>0.700679</text:p>
          </table:table-cell>
        </table:table-row>
        <table:table-row table:style-name="ro1">
          <table:table-cell office:value-type="string" calcext:value-type="string">
            <text:p>rs935181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60927037" calcext:value-type="float">
            <text:p>160927037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93291" calcext:value-type="float">
            <text:p>0.193291</text:p>
          </table:table-cell>
        </table:table-row>
        <table:table-row table:style-name="ro1">
          <table:table-cell office:value-type="string" calcext:value-type="string">
            <text:p>rs13032261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226403875" calcext:value-type="float">
            <text:p>226403875</text:p>
          </table:table-cell>
          <table:table-cell office:value-type="string" calcext:value-type="string">
            <text:p>regulatory region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94409" calcext:value-type="float">
            <text:p>0.494409</text:p>
          </table:table-cell>
        </table:table-row>
        <table:table-row table:style-name="ro1">
          <table:table-cell office:value-type="string" calcext:value-type="string">
            <text:p>rs865569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94255327" calcext:value-type="float">
            <text:p>9425532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float" office:value="0.795" calcext:value-type="float">
            <text:p>0.795</text:p>
          </table:table-cell>
          <table:table-cell office:value-type="float" office:value="0.710863" calcext:value-type="float">
            <text:p>0.710863</text:p>
          </table:table-cell>
        </table:table-row>
        <table:table-row table:style-name="ro1">
          <table:table-cell office:value-type="string" calcext:value-type="string">
            <text:p>rs1377470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1" calcext:value-type="float">
            <text:p>11</text:p>
          </table:table-cell>
          <table:table-cell office:value-type="float" office:value="77339669" calcext:value-type="float">
            <text:p>7733966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20887" calcext:value-type="float">
            <text:p>0.320887</text:p>
          </table:table-cell>
        </table:table-row>
        <table:table-row table:style-name="ro1">
          <table:table-cell office:value-type="string" calcext:value-type="string">
            <text:p>rs842796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92933285" calcext:value-type="float">
            <text:p>192933285</text:p>
          </table:table-cell>
          <table:table-cell office:value-type="string" calcext:value-type="string">
            <text:p>downstream gen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92652" calcext:value-type="float">
            <text:p>0.592652</text:p>
          </table:table-cell>
        </table:table-row>
        <table:table-row table:style-name="ro1">
          <table:table-cell office:value-type="string" calcext:value-type="string">
            <text:p>rs7686646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70726177" calcext:value-type="float">
            <text:p>7072617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04832" calcext:value-type="float">
            <text:p>0.104832</text:p>
          </table:table-cell>
        </table:table-row>
        <table:table-row table:style-name="ro1">
          <table:table-cell office:value-type="string" calcext:value-type="string">
            <text:p>rs847126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176072106" calcext:value-type="float">
            <text:p>176072106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51078" calcext:value-type="float">
            <text:p>0.451078</text:p>
          </table:table-cell>
        </table:table-row>
        <table:table-row table:style-name="ro1">
          <table:table-cell office:value-type="string" calcext:value-type="string">
            <text:p>rs1334109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0" calcext:value-type="float">
            <text:p>20</text:p>
          </table:table-cell>
          <table:table-cell office:value-type="float" office:value="58080304" calcext:value-type="float">
            <text:p>58080304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15016" calcext:value-type="float">
            <text:p>0.115016</text:p>
          </table:table-cell>
        </table:table-row>
        <table:table-row table:style-name="ro1">
          <table:table-cell office:value-type="string" calcext:value-type="string">
            <text:p>rs7694392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101902269" calcext:value-type="float">
            <text:p>10190226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14657" calcext:value-type="float">
            <text:p>0.714657</text:p>
          </table:table-cell>
        </table:table-row>
        <table:table-row table:style-name="ro1">
          <table:table-cell office:value-type="string" calcext:value-type="string">
            <text:p>rs850084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7" calcext:value-type="float">
            <text:p>7</text:p>
          </table:table-cell>
          <table:table-cell office:value-type="float" office:value="29731981" calcext:value-type="float">
            <text:p>29731981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14297" calcext:value-type="float">
            <text:p>0.314297</text:p>
          </table:table-cell>
        </table:table-row>
        <table:table-row table:style-name="ro1">
          <table:table-cell office:value-type="string" calcext:value-type="string">
            <text:p>rs17810548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2" calcext:value-type="float">
            <text:p>22</text:p>
          </table:table-cell>
          <table:table-cell office:value-type="float" office:value="19016425" calcext:value-type="float">
            <text:p>1901642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42772" calcext:value-type="float">
            <text:p>0.142772</text:p>
          </table:table-cell>
        </table:table-row>
        <table:table-row table:style-name="ro1">
          <table:table-cell office:value-type="string" calcext:value-type="string">
            <text:p>rs17571216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5830317" calcext:value-type="float">
            <text:p>583031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24121" calcext:value-type="float">
            <text:p>0.424121</text:p>
          </table:table-cell>
        </table:table-row>
        <table:table-row table:style-name="ro1">
          <table:table-cell office:value-type="string" calcext:value-type="string">
            <text:p>rs1241294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53038347" calcext:value-type="float">
            <text:p>53038347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3778" calcext:value-type="float">
            <text:p>0.13778</text:p>
          </table:table-cell>
        </table:table-row>
        <table:table-row table:style-name="ro1">
          <table:table-cell office:value-type="string" calcext:value-type="string">
            <text:p>rs12237612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118936436" calcext:value-type="float">
            <text:p>118936436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3778" calcext:value-type="float">
            <text:p>0.13778</text:p>
          </table:table-cell>
        </table:table-row>
        <table:table-row table:style-name="ro1">
          <table:table-cell office:value-type="string" calcext:value-type="string">
            <text:p>rs10916407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29014074" calcext:value-type="float">
            <text:p>229014074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00759" calcext:value-type="float">
            <text:p>0.400759</text:p>
          </table:table-cell>
        </table:table-row>
        <table:table-row table:style-name="ro1">
          <table:table-cell office:value-type="string" calcext:value-type="string">
            <text:p>rs1472402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1869228" calcext:value-type="float">
            <text:p>41869228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42053" calcext:value-type="float">
            <text:p>0.342053</text:p>
          </table:table-cell>
        </table:table-row>
        <table:table-row table:style-name="ro1">
          <table:table-cell office:value-type="string" calcext:value-type="string">
            <text:p>rs1081528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5814424" calcext:value-type="float">
            <text:p>581442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39297" calcext:value-type="float">
            <text:p>0.439297</text:p>
          </table:table-cell>
        </table:table-row>
        <table:table-row table:style-name="ro1">
          <table:table-cell office:value-type="string" calcext:value-type="string">
            <text:p>rs772360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5354502" calcext:value-type="float">
            <text:p>5354502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72165" calcext:value-type="float">
            <text:p>0.272165</text:p>
          </table:table-cell>
        </table:table-row>
        <table:table-row table:style-name="ro1">
          <table:table-cell office:value-type="string" calcext:value-type="string">
            <text:p>rs7846412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8" calcext:value-type="float">
            <text:p>8</text:p>
          </table:table-cell>
          <table:table-cell office:value-type="float" office:value="91032300" calcext:value-type="float">
            <text:p>9103230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23922" calcext:value-type="float">
            <text:p>0.423922</text:p>
          </table:table-cell>
        </table:table-row>
        <table:table-row table:style-name="ro1">
          <table:table-cell office:value-type="string" calcext:value-type="string">
            <text:p>rs11250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67514497" calcext:value-type="float">
            <text:p>6751449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654" calcext:value-type="float">
            <text:p>0.654</text:p>
          </table:table-cell>
          <table:table-cell office:value-type="float" office:value="0.700679" calcext:value-type="float">
            <text:p>0.700679</text:p>
          </table:table-cell>
        </table:table-row>
        <table:table-row table:style-name="ro1">
          <table:table-cell office:value-type="string" calcext:value-type="string">
            <text:p>rs9289143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3" calcext:value-type="float">
            <text:p>3</text:p>
          </table:table-cell>
          <table:table-cell office:value-type="float" office:value="120199814" calcext:value-type="float">
            <text:p>12019981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97564" calcext:value-type="float">
            <text:p>0.897564</text:p>
          </table:table-cell>
        </table:table-row>
        <table:table-row table:style-name="ro1">
          <table:table-cell office:value-type="string" calcext:value-type="string">
            <text:p>rs1487383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67571533" calcext:value-type="float">
            <text:p>6757153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,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70407" calcext:value-type="float">
            <text:p>0.370407</text:p>
          </table:table-cell>
        </table:table-row>
        <table:table-row table:style-name="ro1">
          <table:table-cell office:value-type="string" calcext:value-type="string">
            <text:p>rs7824519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8" calcext:value-type="float">
            <text:p>8</text:p>
          </table:table-cell>
          <table:table-cell office:value-type="float" office:value="14365287" calcext:value-type="float">
            <text:p>1436528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,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09305" calcext:value-type="float">
            <text:p>0.309305</text:p>
          </table:table-cell>
        </table:table-row>
        <table:table-row table:style-name="ro1">
          <table:table-cell office:value-type="string" calcext:value-type="string">
            <text:p>rs11155313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43640440" calcext:value-type="float">
            <text:p>14364044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59585" calcext:value-type="float">
            <text:p>0.259585</text:p>
          </table:table-cell>
        </table:table-row>
        <table:table-row table:style-name="ro1">
          <table:table-cell office:value-type="string" calcext:value-type="string">
            <text:p>rs10963676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18622045" calcext:value-type="float">
            <text:p>1862204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40176" calcext:value-type="float">
            <text:p>0.140176</text:p>
          </table:table-cell>
        </table:table-row>
        <table:table-row table:style-name="ro1">
          <table:table-cell office:value-type="string" calcext:value-type="string">
            <text:p>rs1497430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67492096" calcext:value-type="float">
            <text:p>6749209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99081" calcext:value-type="float">
            <text:p>0.699081</text:p>
          </table:table-cell>
        </table:table-row>
        <table:table-row table:style-name="ro1">
          <table:table-cell office:value-type="string" calcext:value-type="string">
            <text:p>rs779685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7" calcext:value-type="float">
            <text:p>7</text:p>
          </table:table-cell>
          <table:table-cell office:value-type="float" office:value="49617850" calcext:value-type="float">
            <text:p>49617850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A/C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14577" calcext:value-type="float">
            <text:p>0.514577</text:p>
          </table:table-cell>
        </table:table-row>
        <table:table-row table:style-name="ro1">
          <table:table-cell office:value-type="string" calcext:value-type="string">
            <text:p>rs1504212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53824125" calcext:value-type="float">
            <text:p>53824125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95168" calcext:value-type="float">
            <text:p>0.395168</text:p>
          </table:table-cell>
        </table:table-row>
        <table:table-row table:style-name="ro1">
          <table:table-cell office:value-type="string" calcext:value-type="string">
            <text:p>rs16887478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8" calcext:value-type="float">
            <text:p>8</text:p>
          </table:table-cell>
          <table:table-cell office:value-type="float" office:value="38584525" calcext:value-type="float">
            <text:p>38584525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22204" calcext:value-type="float">
            <text:p>0.122204</text:p>
          </table:table-cell>
        </table:table-row>
        <table:table-row table:style-name="ro1">
          <table:table-cell office:value-type="string" calcext:value-type="string">
            <text:p>rs10765288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1" calcext:value-type="float">
            <text:p>11</text:p>
          </table:table-cell>
          <table:table-cell office:value-type="float" office:value="90260434" calcext:value-type="float">
            <text:p>9026043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16893" calcext:value-type="float">
            <text:p>0.316893</text:p>
          </table:table-cell>
        </table:table-row>
        <table:table-row table:style-name="ro1">
          <table:table-cell office:value-type="string" calcext:value-type="string">
            <text:p>rs1922294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102219449" calcext:value-type="float">
            <text:p>10221944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89177" calcext:value-type="float">
            <text:p>0.889177</text:p>
          </table:table-cell>
        </table:table-row>
        <table:table-row table:style-name="ro1">
          <table:table-cell office:value-type="string" calcext:value-type="string">
            <text:p>rs79002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2" calcext:value-type="float">
            <text:p>2</text:p>
          </table:table-cell>
          <table:table-cell office:value-type="float" office:value="232438423" calcext:value-type="float">
            <text:p>232438423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48163" calcext:value-type="float">
            <text:p>0.148163</text:p>
          </table:table-cell>
        </table:table-row>
        <table:table-row table:style-name="ro1">
          <table:table-cell office:value-type="string" calcext:value-type="string">
            <text:p>rs880321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1" calcext:value-type="float">
            <text:p>11</text:p>
          </table:table-cell>
          <table:table-cell office:value-type="float" office:value="124123301" calcext:value-type="float">
            <text:p>12412330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732827" calcext:value-type="float">
            <text:p>0.0732827</text:p>
          </table:table-cell>
        </table:table-row>
        <table:table-row table:style-name="ro1">
          <table:table-cell office:value-type="string" calcext:value-type="string">
            <text:p>rs1167768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98569110" calcext:value-type="float">
            <text:p>9856911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51238" calcext:value-type="float">
            <text:p>0.351238</text:p>
          </table:table-cell>
        </table:table-row>
        <table:table-row table:style-name="ro1">
          <table:table-cell office:value-type="string" calcext:value-type="string">
            <text:p>rs1984279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0" calcext:value-type="float">
            <text:p>20</text:p>
          </table:table-cell>
          <table:table-cell office:value-type="float" office:value="23332555" calcext:value-type="float">
            <text:p>23332555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8127" calcext:value-type="float">
            <text:p>0.58127</text:p>
          </table:table-cell>
        </table:table-row>
        <table:table-row table:style-name="ro1">
          <table:table-cell office:value-type="string" calcext:value-type="string">
            <text:p>rs1987307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1" calcext:value-type="float">
            <text:p>11</text:p>
          </table:table-cell>
          <table:table-cell office:value-type="float" office:value="20952310" calcext:value-type="float">
            <text:p>2095231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48123" calcext:value-type="float">
            <text:p>0.048123</text:p>
          </table:table-cell>
        </table:table-row>
        <table:table-row table:style-name="ro1">
          <table:table-cell office:value-type="string" calcext:value-type="string">
            <text:p>rs11620883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4" calcext:value-type="float">
            <text:p>14</text:p>
          </table:table-cell>
          <table:table-cell office:value-type="float" office:value="69255063" calcext:value-type="float">
            <text:p>6925506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347444" calcext:value-type="float">
            <text:p>0.0347444</text:p>
          </table:table-cell>
        </table:table-row>
        <table:table-row table:style-name="ro1">
          <table:table-cell office:value-type="string" calcext:value-type="string">
            <text:p>rs16915399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8" calcext:value-type="float">
            <text:p>8</text:p>
          </table:table-cell>
          <table:table-cell office:value-type="float" office:value="92965208" calcext:value-type="float">
            <text:p>92965208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291534" calcext:value-type="float">
            <text:p>0.0291534</text:p>
          </table:table-cell>
        </table:table-row>
        <table:table-row table:style-name="ro1">
          <table:table-cell office:value-type="string" calcext:value-type="string">
            <text:p>rs1520475</text:p>
          </table:table-cell>
          <table:table-cell office:value-type="float" office:value="0.100200400801603" calcext:value-type="float">
            <text:p>0.10020040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187736531" calcext:value-type="float">
            <text:p>18773653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0603" calcext:value-type="float">
            <text:p>0.60603</text:p>
          </table:table-cell>
        </table:table-row>
        <table:table-row table:style-name="ro1">
          <table:table-cell office:value-type="string" calcext:value-type="string">
            <text:p>rs104893878</text:p>
          </table:table-cell>
          <table:table-cell office:value-type="float" office:value="0.0907213914784459" calcext:value-type="float">
            <text:p>0.0907213915</text:p>
          </table:table-cell>
          <table:table-cell office:value-type="float" office:value="0.931" calcext:value-type="float">
            <text:p>0.931</text:p>
          </table:table-cell>
          <table:table-cell office:value-type="string" calcext:value-type="string">
            <text:p>C00305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661203029420289" calcext:value-type="float">
            <text:p>0.6612030294</text:p>
          </table:table-cell>
          <table:table-cell office:value-type="float" office:value="0.37037037037037" calcext:value-type="float">
            <text:p>0.3703703704</text:p>
          </table:table-cell>
          <table:table-cell office:value-type="float" office:value="4" calcext:value-type="float">
            <text:p>4</text:p>
          </table:table-cell>
          <table:table-cell office:value-type="float" office:value="89835580" calcext:value-type="float">
            <text:p>89835580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5030732</text:p>
          </table:table-cell>
          <table:table-cell office:value-type="float" office:value="0.0688231245698555" calcext:value-type="float">
            <text:p>0.0688231246</text:p>
          </table:table-cell>
          <table:table-cell office:value-type="float" office:value="0.955" calcext:value-type="float">
            <text:p>0.955</text:p>
          </table:table-cell>
          <table:table-cell office:value-type="string" calcext:value-type="string">
            <text:p>C00305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4" calcext:value-type="float">
            <text:p>4</text:p>
          </table:table-cell>
          <table:table-cell office:value-type="float" office:value="41257616" calcext:value-type="float">
            <text:p>4125761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float" office:value="0.171" calcext:value-type="float">
            <text:p>0.171</text:p>
          </table:table-cell>
          <table:table-cell office:value-type="float" office:value="0.253994" calcext:value-type="float">
            <text:p>0.253994</text:p>
          </table:table-cell>
        </table:table-row>
        <table:table-row table:style-name="ro1">
          <table:table-cell office:value-type="string" calcext:value-type="string">
            <text:p>rs33949390</text:p>
          </table:table-cell>
          <table:table-cell office:value-type="float" office:value="0.0563098291935181" calcext:value-type="float">
            <text:p>0.0563098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86716464277616" calcext:value-type="float">
            <text:p>0.7867164643</text:p>
          </table:table-cell>
          <table:table-cell office:value-type="float" office:value="0.185185185185185" calcext:value-type="float">
            <text:p>0.1851851852</text:p>
          </table:table-cell>
          <table:table-cell office:value-type="float" office:value="12" calcext:value-type="float">
            <text:p>12</text:p>
          </table:table-cell>
          <table:table-cell office:value-type="float" office:value="40320043" calcext:value-type="float">
            <text:p>4032004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,C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1.746e-03,1.400e-04,8.238e-06</text:p>
          </table:table-cell>
          <table:table-cell office:value-type="float" office:value="0.00638978" calcext:value-type="float">
            <text:p>0.00638978</text:p>
          </table:table-cell>
        </table:table-row>
        <table:table-row table:style-name="ro1">
          <table:table-cell office:value-type="string" calcext:value-type="string">
            <text:p>rs4680</text:p>
          </table:table-cell>
          <table:table-cell office:value-type="float" office:value="0.0500531815053494" calcext:value-type="float">
            <text:p>0.0500531815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C003056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444417404877388" calcext:value-type="float">
            <text:p>0.4444174049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22" calcext:value-type="float">
            <text:p>22</text:p>
          </table:table-cell>
          <table:table-cell office:value-type="float" office:value="19963748" calcext:value-type="float">
            <text:p>19963748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462" calcext:value-type="float">
            <text:p>0.462</text:p>
          </table:table-cell>
          <table:table-cell office:value-type="float" office:value="0.369209" calcext:value-type="float">
            <text:p>0.369209</text:p>
          </table:table-cell>
        </table:table-row>
        <table:table-row table:style-name="ro1">
          <table:table-cell office:value-type="string" calcext:value-type="string">
            <text:p>rs28938172</text:p>
          </table:table-cell>
          <table:table-cell office:value-type="float" office:value="0.0375398861290121" calcext:value-type="float">
            <text:p>0.03753988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2359585890631" calcext:value-type="float">
            <text:p>0.8235958589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" calcext:value-type="float">
            <text:p>1</text:p>
          </table:table-cell>
          <table:table-cell office:value-type="float" office:value="7984981" calcext:value-type="float">
            <text:p>798498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88286943</text:p>
          </table:table-cell>
          <table:table-cell office:value-type="float" office:value="0.0344115622849277" calcext:value-type="float">
            <text:p>0.0344115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59170881112935" calcext:value-type="float">
            <text:p>0.7591708811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6" calcext:value-type="float">
            <text:p>16</text:p>
          </table:table-cell>
          <table:table-cell office:value-type="float" office:value="46662452" calcext:value-type="float">
            <text:p>46662452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59834365</text:p>
          </table:table-cell>
          <table:table-cell office:value-type="float" office:value="0.0344115622849277" calcext:value-type="float">
            <text:p>0.0344115623</text:p>
          </table:table-cell>
          <table:table-cell office:value-type="float" office:value="0.909" calcext:value-type="float">
            <text:p>0.909</text:p>
          </table:table-cell>
          <table:table-cell office:value-type="string" calcext:value-type="string">
            <text:p>C003056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449352272995187" calcext:value-type="float">
            <text:p>0.449352273</text:p>
          </table:table-cell>
          <table:table-cell office:value-type="float" office:value="0.592592592592593" calcext:value-type="float">
            <text:p>0.5925925926</text:p>
          </table:table-cell>
          <table:table-cell office:value-type="float" office:value="11" calcext:value-type="float">
            <text:p>11</text:p>
          </table:table-cell>
          <table:table-cell office:value-type="float" office:value="27658456" calcext:value-type="float">
            <text:p>2765845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21917767</text:p>
          </table:table-cell>
          <table:table-cell office:value-type="float" office:value="0.0218982669085904" calcext:value-type="float">
            <text:p>0.02189826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41260751" calcext:value-type="float">
            <text:p>4126075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G,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4315355</text:p>
          </table:table-cell>
          <table:table-cell office:value-type="float" office:value="0.0218982669085904" calcext:value-type="float">
            <text:p>0.0218982669</text:p>
          </table:table-cell>
          <table:table-cell office:value-type="float" office:value="0.714" calcext:value-type="float">
            <text:p>0.714</text:p>
          </table:table-cell>
          <table:table-cell office:value-type="string" calcext:value-type="string">
            <text:p>C00305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2359585890631" calcext:value-type="float">
            <text:p>0.8235958589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" calcext:value-type="float">
            <text:p>1</text:p>
          </table:table-cell>
          <table:table-cell office:value-type="float" office:value="20644639" calcext:value-type="float">
            <text:p>2064463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3758549</text:p>
          </table:table-cell>
          <table:table-cell office:value-type="float" office:value="0.018769943064506" calcext:value-type="float">
            <text:p>0.0187699431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C00305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102244438" calcext:value-type="float">
            <text:p>102244438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1262" calcext:value-type="float">
            <text:p>0.11262</text:p>
          </table:table-cell>
        </table:table-row>
        <table:table-row table:style-name="ro1">
          <table:table-cell office:value-type="string" calcext:value-type="string">
            <text:p>rs104893875</text:p>
          </table:table-cell>
          <table:table-cell office:value-type="float" office:value="0.018769943064506" calcext:value-type="float">
            <text:p>0.0187699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72080615051629" calcext:value-type="float">
            <text:p>0.7720806151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4" calcext:value-type="float">
            <text:p>4</text:p>
          </table:table-cell>
          <table:table-cell office:value-type="float" office:value="89828170" calcext:value-type="float">
            <text:p>89828170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12176450</text:p>
          </table:table-cell>
          <table:table-cell office:value-type="float" office:value="0.018769943064506" calcext:value-type="float">
            <text:p>0.0187699431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C00305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2359585890631" calcext:value-type="float">
            <text:p>0.8235958589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3" calcext:value-type="float">
            <text:p>3</text:p>
          </table:table-cell>
          <table:table-cell office:value-type="float" office:value="184327401" calcext:value-type="float">
            <text:p>18432740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002389" calcext:value-type="float">
            <text:p>0.000238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6280</text:p>
          </table:table-cell>
          <table:table-cell office:value-type="float" office:value="0.018769943064506" calcext:value-type="float">
            <text:p>0.0187699431</text:p>
          </table:table-cell>
          <table:table-cell office:value-type="float" office:value="0.833" calcext:value-type="float">
            <text:p>0.833</text:p>
          </table:table-cell>
          <table:table-cell office:value-type="string" calcext:value-type="string">
            <text:p>C00305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613489532758177" calcext:value-type="float">
            <text:p>0.6134895328</text:p>
          </table:table-cell>
          <table:table-cell office:value-type="float" office:value="0.37037037037037" calcext:value-type="float">
            <text:p>0.3703703704</text:p>
          </table:table-cell>
          <table:table-cell office:value-type="float" office:value="3" calcext:value-type="float">
            <text:p>3</text:p>
          </table:table-cell>
          <table:table-cell office:value-type="float" office:value="114171968" calcext:value-type="float">
            <text:p>114171968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585" calcext:value-type="float">
            <text:p>0.585</text:p>
          </table:table-cell>
          <table:table-cell office:value-type="float" office:value="0.513578" calcext:value-type="float">
            <text:p>0.513578</text:p>
          </table:table-cell>
        </table:table-row>
        <table:table-row table:style-name="ro1">
          <table:table-cell office:value-type="string" calcext:value-type="string">
            <text:p>rs75932628</text:p>
          </table:table-cell>
          <table:table-cell office:value-type="float" office:value="0.0156416192204217" calcext:value-type="float">
            <text:p>0.015641619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00305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651666055608096" calcext:value-type="float">
            <text:p>0.6516660556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6" calcext:value-type="float">
            <text:p>6</text:p>
          </table:table-cell>
          <table:table-cell office:value-type="float" office:value="41161514" calcext:value-type="float">
            <text:p>4116151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A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2.043e-03,5.765e-05</text:p>
          </table:table-cell>
          <table:table-cell office:value-type="float" office:value="0.00199681" calcext:value-type="float">
            <text:p>0.00199681</text:p>
          </table:table-cell>
        </table:table-row>
        <table:table-row table:style-name="ro1">
          <table:table-cell office:value-type="string" calcext:value-type="string">
            <text:p>rs201106962</text:p>
          </table:table-cell>
          <table:table-cell office:value-type="float" office:value="0.0156416192204217" calcext:value-type="float">
            <text:p>0.0156416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86716464277616" calcext:value-type="float">
            <text:p>0.7867164643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4" calcext:value-type="float">
            <text:p>4</text:p>
          </table:table-cell>
          <table:table-cell office:value-type="float" office:value="89828156" calcext:value-type="float">
            <text:p>8982815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356165</text:p>
          </table:table-cell>
          <table:table-cell office:value-type="float" office:value="0.0156416192204217" calcext:value-type="float">
            <text:p>0.0156416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4" calcext:value-type="float">
            <text:p>4</text:p>
          </table:table-cell>
          <table:table-cell office:value-type="float" office:value="89725735" calcext:value-type="float">
            <text:p>89725735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84225" calcext:value-type="float">
            <text:p>0.484225</text:p>
          </table:table-cell>
        </table:table-row>
        <table:table-row table:style-name="ro1">
          <table:table-cell office:value-type="string" calcext:value-type="string">
            <text:p>rs11558538</text:p>
          </table:table-cell>
          <table:table-cell office:value-type="float" office:value="0.0125132953763374" calcext:value-type="float">
            <text:p>0.012513295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00305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18866018467586" calcext:value-type="float">
            <text:p>0.7188660185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" calcext:value-type="float">
            <text:p>2</text:p>
          </table:table-cell>
          <table:table-cell office:value-type="float" office:value="138002079" calcext:value-type="float">
            <text:p>13800207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101" calcext:value-type="float">
            <text:p>0.101</text:p>
          </table:table-cell>
          <table:table-cell office:value-type="float" office:value="0.0595048" calcext:value-type="float">
            <text:p>0.0595048</text:p>
          </table:table-cell>
        </table:table-row>
        <table:table-row table:style-name="ro1">
          <table:table-cell office:value-type="string" calcext:value-type="string">
            <text:p>rs62643364</text:p>
          </table:table-cell>
          <table:table-cell office:value-type="float" office:value="0.0125132953763374" calcext:value-type="float">
            <text:p>0.01251329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20" calcext:value-type="float">
            <text:p>20</text:p>
          </table:table-cell>
          <table:table-cell office:value-type="float" office:value="4699466" calcext:value-type="float">
            <text:p>4699466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0002137" calcext:value-type="float">
            <text:p>0.0002137</text:p>
          </table:table-cell>
          <table:table-cell office:value-type="float" office:value="0.061901" calcext:value-type="float">
            <text:p>0.061901</text:p>
          </table:table-cell>
        </table:table-row>
        <table:table-row table:style-name="ro1">
          <table:table-cell office:value-type="string" calcext:value-type="string">
            <text:p>rs5848</text:p>
          </table:table-cell>
          <table:table-cell office:value-type="float" office:value="0.0125132953763374" calcext:value-type="float">
            <text:p>0.012513295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00305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18866018467586" calcext:value-type="float">
            <text:p>0.7188660185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7" calcext:value-type="float">
            <text:p>17</text:p>
          </table:table-cell>
          <table:table-cell office:value-type="float" office:value="44352876" calcext:value-type="float">
            <text:p>44352876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24521" calcext:value-type="float">
            <text:p>0.424521</text:p>
          </table:table-cell>
        </table:table-row>
        <table:table-row table:style-name="ro1">
          <table:table-cell office:value-type="string" calcext:value-type="string">
            <text:p>rs34995376</text:p>
          </table:table-cell>
          <table:table-cell office:value-type="float" office:value="0.0125132953763374" calcext:value-type="float">
            <text:p>0.01251329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310435" calcext:value-type="float">
            <text:p>40310435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34594498</text:p>
          </table:table-cell>
          <table:table-cell office:value-type="float" office:value="0.0125132953763374" calcext:value-type="float">
            <text:p>0.012513295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00305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252984" calcext:value-type="float">
            <text:p>4025298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0005107" calcext:value-type="float">
            <text:p>0.0005107</text:p>
          </table:table-cell>
          <table:table-cell office:value-type="float" office:value="0.00139776" calcext:value-type="float">
            <text:p>0.00139776</text:p>
          </table:table-cell>
        </table:table-row>
        <table:table-row table:style-name="ro1">
          <table:table-cell office:value-type="string" calcext:value-type="string">
            <text:p>rs6438552</text:p>
          </table:table-cell>
          <table:table-cell office:value-type="float" office:value="0.0125132953763374" calcext:value-type="float">
            <text:p>0.012513295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00305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3" calcext:value-type="float">
            <text:p>3</text:p>
          </table:table-cell>
          <table:table-cell office:value-type="float" office:value="119912967" calcext:value-type="float">
            <text:p>11991296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9345" calcext:value-type="float">
            <text:p>0.59345</text:p>
          </table:table-cell>
        </table:table-row>
        <table:table-row table:style-name="ro1">
          <table:table-cell office:value-type="string" calcext:value-type="string">
            <text:p>rs9652490</text:p>
          </table:table-cell>
          <table:table-cell office:value-type="float" office:value="0.0125132953763374" calcext:value-type="float">
            <text:p>0.012513295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00305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77671545" calcext:value-type="float">
            <text:p>7767154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69169" calcext:value-type="float">
            <text:p>0.269169</text:p>
          </table:table-cell>
        </table:table-row>
        <table:table-row table:style-name="ro1">
          <table:table-cell office:value-type="string" calcext:value-type="string">
            <text:p>rs431905511</text:p>
          </table:table-cell>
          <table:table-cell office:value-type="float" office:value="0.0125132953763374" calcext:value-type="float">
            <text:p>0.01251329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59170881112935" calcext:value-type="float">
            <text:p>0.7591708811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4" calcext:value-type="float">
            <text:p>4</text:p>
          </table:table-cell>
          <table:table-cell office:value-type="float" office:value="89828154" calcext:value-type="float">
            <text:p>8982815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868038616</text:p>
          </table:table-cell>
          <table:table-cell office:value-type="float" office:value="0.0125132953763374" calcext:value-type="float">
            <text:p>0.01251329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20" calcext:value-type="float">
            <text:p>20</text:p>
          </table:table-cell>
          <table:table-cell office:value-type="float" office:value="4699469" calcext:value-type="float">
            <text:p>4699469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4315351</text:p>
          </table:table-cell>
          <table:table-cell office:value-type="float" office:value="0.0125132953763374" calcext:value-type="float">
            <text:p>0.012513295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00305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2359585890631" calcext:value-type="float">
            <text:p>0.8235958589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" calcext:value-type="float">
            <text:p>1</text:p>
          </table:table-cell>
          <table:table-cell office:value-type="float" office:value="7962863" calcext:value-type="float">
            <text:p>796286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052553</text:p>
          </table:table-cell>
          <table:table-cell office:value-type="float" office:value="0.00938497153225302" calcext:value-type="float">
            <text:p>0.0093849715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C0030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7" calcext:value-type="float">
            <text:p>17</text:p>
          </table:table-cell>
          <table:table-cell office:value-type="float" office:value="45996523" calcext:value-type="float">
            <text:p>45996523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882588" calcext:value-type="float">
            <text:p>0.0882588</text:p>
          </table:table-cell>
        </table:table-row>
        <table:table-row table:style-name="ro1">
          <table:table-cell office:value-type="string" calcext:value-type="string">
            <text:p>rs35507033</text:p>
          </table:table-cell>
          <table:table-cell office:value-type="float" office:value="0.00938497153225302" calcext:value-type="float">
            <text:p>0.0093849715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C0030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2" calcext:value-type="float">
            <text:p>12</text:p>
          </table:table-cell>
          <table:table-cell office:value-type="float" office:value="40313976" calcext:value-type="float">
            <text:p>4031397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159744" calcext:value-type="float">
            <text:p>0.00159744</text:p>
          </table:table-cell>
        </table:table-row>
        <table:table-row table:style-name="ro1">
          <table:table-cell office:value-type="string" calcext:value-type="string">
            <text:p>rs387907571</text:p>
          </table:table-cell>
          <table:table-cell office:value-type="float" office:value="0.00938497153225302" calcext:value-type="float">
            <text:p>0.0093849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03612312240344" calcext:value-type="float">
            <text:p>0.8036123122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3" calcext:value-type="float">
            <text:p>3</text:p>
          </table:table-cell>
          <table:table-cell office:value-type="float" office:value="132477995" calcext:value-type="float">
            <text:p>132477995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35173587</text:p>
          </table:table-cell>
          <table:table-cell office:value-type="float" office:value="0.00938497153225302" calcext:value-type="float">
            <text:p>0.0093849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284011" calcext:value-type="float">
            <text:p>4028401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float" office:value="0.0008484" calcext:value-type="float">
            <text:p>0.0008484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334558</text:p>
          </table:table-cell>
          <table:table-cell office:value-type="float" office:value="0.00938497153225302" calcext:value-type="float">
            <text:p>0.0093849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2763918392422" calcext:value-type="float">
            <text:p>0.7276391839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3" calcext:value-type="float">
            <text:p>3</text:p>
          </table:table-cell>
          <table:table-cell office:value-type="float" office:value="120094435" calcext:value-type="float">
            <text:p>120094435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98642" calcext:value-type="float">
            <text:p>0.598642</text:p>
          </table:table-cell>
        </table:table-row>
        <table:table-row table:style-name="ro1">
          <table:table-cell office:value-type="string" calcext:value-type="string">
            <text:p>rs763222239</text:p>
          </table:table-cell>
          <table:table-cell office:value-type="float" office:value="0.00938497153225302" calcext:value-type="float">
            <text:p>0.0093849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3" calcext:value-type="float">
            <text:p>3</text:p>
          </table:table-cell>
          <table:table-cell office:value-type="float" office:value="184322862" calcext:value-type="float">
            <text:p>184322862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46682028</text:p>
          </table:table-cell>
          <table:table-cell office:value-type="float" office:value="0.00938497153225302" calcext:value-type="float">
            <text:p>0.0093849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627208171146653" calcext:value-type="float">
            <text:p>0.6272081711</text:p>
          </table:table-cell>
          <table:table-cell office:value-type="float" office:value="0.444444444444444" calcext:value-type="float">
            <text:p>0.4444444444</text:p>
          </table:table-cell>
          <table:table-cell office:value-type="float" office:value="11" calcext:value-type="float">
            <text:p>11</text:p>
          </table:table-cell>
          <table:table-cell office:value-type="float" office:value="27658414" calcext:value-type="float">
            <text:p>2765841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2470545</text:p>
          </table:table-cell>
          <table:table-cell office:value-type="float" office:value="0.00938497153225302" calcext:value-type="float">
            <text:p>0.0093849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86716464277616" calcext:value-type="float">
            <text:p>0.7867164643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2" calcext:value-type="float">
            <text:p>2</text:p>
          </table:table-cell>
          <table:table-cell office:value-type="float" office:value="74532698" calcext:value-type="float">
            <text:p>74532698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04374" calcext:value-type="float">
            <text:p>0.004374</text:p>
          </table:table-cell>
          <table:table-cell office:value-type="float" office:value="0.00359425" calcext:value-type="float">
            <text:p>0.00359425</text:p>
          </table:table-cell>
        </table:table-row>
        <table:table-row table:style-name="ro1">
          <table:table-cell office:value-type="string" calcext:value-type="string">
            <text:p>rs9697983</text:p>
          </table:table-cell>
          <table:table-cell office:value-type="float" office:value="0.00938497153225302" calcext:value-type="float">
            <text:p>0.00938497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string" calcext:value-type="string">
            <text:p>X</text:p>
          </table:table-cell>
          <table:table-cell office:value-type="float" office:value="121049176" calcext:value-type="float">
            <text:p>12104917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28477" calcext:value-type="float">
            <text:p>0.0328477</text:p>
          </table:table-cell>
        </table:table-row>
        <table:table-row table:style-name="ro1">
          <table:table-cell office:value-type="string" calcext:value-type="string">
            <text:p>rs11240572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5838885" calcext:value-type="float">
            <text:p>20583888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872604" calcext:value-type="float">
            <text:p>0.0872604</text:p>
          </table:table-cell>
        </table:table-row>
        <table:table-row table:style-name="ro1">
          <table:table-cell office:value-type="string" calcext:value-type="string">
            <text:p>rs1045642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480883970183902" calcext:value-type="float">
            <text:p>0.4808839702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7" calcext:value-type="float">
            <text:p>7</text:p>
          </table:table-cell>
          <table:table-cell office:value-type="float" office:value="87509329" calcext:value-type="float">
            <text:p>87509329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A/T,G</text:p>
          </table:table-cell>
          <table:table-cell office:value-type="string" calcext:value-type="string">
            <text:p>snp</text:p>
          </table:table-cell>
          <table:table-cell office:value-type="float" office:value="0.503" calcext:value-type="float">
            <text:p>0.503</text:p>
          </table:table-cell>
          <table:table-cell office:value-type="float" office:value="0.604832" calcext:value-type="float">
            <text:p>0.604832</text:p>
          </table:table-cell>
        </table:table-row>
        <table:table-row table:style-name="ro1">
          <table:table-cell office:value-type="string" calcext:value-type="string">
            <text:p>rs35870237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340404" calcext:value-type="float">
            <text:p>4034040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368134308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62443356" calcext:value-type="float">
            <text:p>16244335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G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00599042" calcext:value-type="float">
            <text:p>0.000599042</text:p>
          </table:table-cell>
        </table:table-row>
        <table:table-row table:style-name="ro1">
          <table:table-cell office:value-type="string" calcext:value-type="string">
            <text:p>rs367543041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2763918392422" calcext:value-type="float">
            <text:p>0.7276391839</text:p>
          </table:table-cell>
          <table:table-cell office:value-type="float" office:value="0.185185185185185" calcext:value-type="float">
            <text:p>0.1851851852</text:p>
          </table:table-cell>
          <table:table-cell office:value-type="float" office:value="1" calcext:value-type="float">
            <text:p>1</text:p>
          </table:table-cell>
          <table:table-cell office:value-type="float" office:value="11022553" calcext:value-type="float">
            <text:p>1102255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,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2720208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8" calcext:value-type="float">
            <text:p>8</text:p>
          </table:table-cell>
          <table:table-cell office:value-type="float" office:value="16992890" calcext:value-type="float">
            <text:p>16992890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341454" calcext:value-type="float">
            <text:p>0.0341454</text:p>
          </table:table-cell>
        </table:table-row>
        <table:table-row table:style-name="ro1">
          <table:table-cell office:value-type="string" calcext:value-type="string">
            <text:p>rs531523381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86958785" calcext:value-type="float">
            <text:p>86958785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48156462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4" calcext:value-type="float">
            <text:p>4</text:p>
          </table:table-cell>
          <table:table-cell office:value-type="float" office:value="83264287" calcext:value-type="float">
            <text:p>8326428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003634" calcext:value-type="float">
            <text:p>0.003634</text:p>
          </table:table-cell>
          <table:table-cell office:value-type="float" office:value="0.00638978" calcext:value-type="float">
            <text:p>0.00638978</text:p>
          </table:table-cell>
        </table:table-row>
        <table:table-row table:style-name="ro1">
          <table:table-cell office:value-type="string" calcext:value-type="string">
            <text:p>rs9468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2359585890631" calcext:value-type="float">
            <text:p>0.8235958589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7" calcext:value-type="float">
            <text:p>17</text:p>
          </table:table-cell>
          <table:table-cell office:value-type="float" office:value="46024197" calcext:value-type="float">
            <text:p>46024197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float" office:value="0.145" calcext:value-type="float">
            <text:p>0.145</text:p>
          </table:table-cell>
          <table:table-cell office:value-type="float" office:value="0.0858626" calcext:value-type="float">
            <text:p>0.0858626</text:p>
          </table:table-cell>
        </table:table-row>
        <table:table-row table:style-name="ro1">
          <table:table-cell office:value-type="string" calcext:value-type="string">
            <text:p>rs487230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55075501" calcext:value-type="float">
            <text:p>5507550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75" calcext:value-type="float">
            <text:p>0.75</text:p>
          </table:table-cell>
          <table:table-cell office:value-type="float" office:value="0.692292" calcext:value-type="float">
            <text:p>0.692292</text:p>
          </table:table-cell>
        </table:table-row>
        <table:table-row table:style-name="ro1">
          <table:table-cell office:value-type="string" calcext:value-type="string">
            <text:p>rs7033345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28717575" calcext:value-type="float">
            <text:p>28717575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T/C,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86581" calcext:value-type="float">
            <text:p>0.386581</text:p>
          </table:table-cell>
        </table:table-row>
        <table:table-row table:style-name="ro1">
          <table:table-cell office:value-type="string" calcext:value-type="string">
            <text:p>rs3851179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72080615051629" calcext:value-type="float">
            <text:p>0.7720806151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1" calcext:value-type="float">
            <text:p>11</text:p>
          </table:table-cell>
          <table:table-cell office:value-type="float" office:value="86157598" calcext:value-type="float">
            <text:p>86157598</text:p>
          </table:table-cell>
          <table:table-cell office:value-type="string" calcext:value-type="string">
            <text:p>downstream gen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85104" calcext:value-type="float">
            <text:p>0.685104</text:p>
          </table:table-cell>
        </table:table-row>
        <table:table-row table:style-name="ro1">
          <table:table-cell office:value-type="string" calcext:value-type="string">
            <text:p>rs11856808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5" calcext:value-type="float">
            <text:p>15</text:p>
          </table:table-cell>
          <table:table-cell office:value-type="float" office:value="77680428" calcext:value-type="float">
            <text:p>77680428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38698" calcext:value-type="float">
            <text:p>0.438698</text:p>
          </table:table-cell>
        </table:table-row>
        <table:table-row table:style-name="ro1">
          <table:table-cell office:value-type="string" calcext:value-type="string">
            <text:p>rs120074124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1" calcext:value-type="float">
            <text:p>11</text:p>
          </table:table-cell>
          <table:table-cell office:value-type="float" office:value="6391976" calcext:value-type="float">
            <text:p>639197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1564148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320099" calcext:value-type="float">
            <text:p>4032009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A</text:p>
          </table:table-cell>
          <table:table-cell office:value-type="string" calcext:value-type="string">
            <text:p>snp</text:p>
          </table:table-cell>
          <table:table-cell office:value-type="float" office:value="0.296" calcext:value-type="float">
            <text:p>0.296</text:p>
          </table:table-cell>
          <table:table-cell office:value-type="float" office:value="0.285942" calcext:value-type="float">
            <text:p>0.285942</text:p>
          </table:table-cell>
        </table:table-row>
        <table:table-row table:style-name="ro1">
          <table:table-cell office:value-type="string" calcext:value-type="string">
            <text:p>rs708730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5808652" calcext:value-type="float">
            <text:p>20580865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10423" calcext:value-type="float">
            <text:p>0.610423</text:p>
          </table:table-cell>
        </table:table-row>
        <table:table-row table:style-name="ro1">
          <table:table-cell office:value-type="string" calcext:value-type="string">
            <text:p>rs147277743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6991749" calcext:value-type="float">
            <text:p>1699174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0001812" calcext:value-type="float">
            <text:p>0.000181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854560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575692927291972" calcext:value-type="float">
            <text:p>0.5756929273</text:p>
          </table:table-cell>
          <table:table-cell office:value-type="float" office:value="0.518518518518518" calcext:value-type="float">
            <text:p>0.5185185185</text:p>
          </table:table-cell>
          <table:table-cell office:value-type="float" office:value="7" calcext:value-type="float">
            <text:p>7</text:p>
          </table:table-cell>
          <table:table-cell office:value-type="float" office:value="95316772" calcext:value-type="float">
            <text:p>95316772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C,G,N,T</text:p>
          </table:table-cell>
          <table:table-cell office:value-type="string" calcext:value-type="string">
            <text:p>snp</text:p>
          </table:table-cell>
          <table:table-cell office:value-type="float" office:value="0.291" calcext:value-type="float">
            <text:p>0.291</text:p>
          </table:table-cell>
          <table:table-cell office:value-type="float" office:value="0.182708" calcext:value-type="float">
            <text:p>0.182708</text:p>
          </table:table-cell>
        </table:table-row>
        <table:table-row table:style-name="ro1">
          <table:table-cell office:value-type="string" calcext:value-type="string">
            <text:p>rs10968280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28011647" calcext:value-type="float">
            <text:p>2801164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820687" calcext:value-type="float">
            <text:p>0.0820687</text:p>
          </table:table-cell>
        </table:table-row>
        <table:table-row table:style-name="ro1">
          <table:table-cell office:value-type="string" calcext:value-type="string">
            <text:p>rs6825004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76189212" calcext:value-type="float">
            <text:p>7618921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A,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89137" calcext:value-type="float">
            <text:p>0.289137</text:p>
          </table:table-cell>
        </table:table-row>
        <table:table-row table:style-name="ro1">
          <table:table-cell office:value-type="string" calcext:value-type="string">
            <text:p>rs35658131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351723" calcext:value-type="float">
            <text:p>4035172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0004118" calcext:value-type="float">
            <text:p>0.0004118</text:p>
          </table:table-cell>
          <table:table-cell office:value-type="float" office:value="0.000599042" calcext:value-type="float">
            <text:p>0.000599042</text:p>
          </table:table-cell>
        </table:table-row>
        <table:table-row table:style-name="ro1">
          <table:table-cell office:value-type="string" calcext:value-type="string">
            <text:p>rs2230288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" calcext:value-type="float">
            <text:p>1</text:p>
          </table:table-cell>
          <table:table-cell office:value-type="float" office:value="155236376" calcext:value-type="float">
            <text:p>15523637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009801" calcext:value-type="float">
            <text:p>0.009801</text:p>
          </table:table-cell>
          <table:table-cell office:value-type="float" office:value="0.00499201" calcext:value-type="float">
            <text:p>0.00499201</text:p>
          </table:table-cell>
        </table:table-row>
        <table:table-row table:style-name="ro1">
          <table:table-cell office:value-type="string" calcext:value-type="string">
            <text:p>rs774005786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86716464277616" calcext:value-type="float">
            <text:p>0.7867164643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" calcext:value-type="float">
            <text:p>1</text:p>
          </table:table-cell>
          <table:table-cell office:value-type="float" office:value="7970951" calcext:value-type="float">
            <text:p>797095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060826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7" calcext:value-type="float">
            <text:p>17</text:p>
          </table:table-cell>
          <table:table-cell office:value-type="float" office:value="27762841" calcext:value-type="float">
            <text:p>27762841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float" office:value="0.601" calcext:value-type="float">
            <text:p>0.601</text:p>
          </table:table-cell>
          <table:table-cell office:value-type="float" office:value="0.729832" calcext:value-type="float">
            <text:p>0.729832</text:p>
          </table:table-cell>
        </table:table-row>
        <table:table-row table:style-name="ro1">
          <table:table-cell office:value-type="string" calcext:value-type="string">
            <text:p>rs1721100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8" calcext:value-type="float">
            <text:p>8</text:p>
          </table:table-cell>
          <table:table-cell office:value-type="float" office:value="16992989" calcext:value-type="float">
            <text:p>16992989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74481" calcext:value-type="float">
            <text:p>0.574481</text:p>
          </table:table-cell>
        </table:table-row>
        <table:table-row table:style-name="ro1">
          <table:table-cell office:value-type="string" calcext:value-type="string">
            <text:p>rs2255929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27760941" calcext:value-type="float">
            <text:p>2776094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69089" calcext:value-type="float">
            <text:p>0.569089</text:p>
          </table:table-cell>
        </table:table-row>
        <table:table-row table:style-name="ro1">
          <table:table-cell office:value-type="string" calcext:value-type="string">
            <text:p>rs76753586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645675" calcext:value-type="float">
            <text:p>20645675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002883" calcext:value-type="float">
            <text:p>0.0002883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738499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72080615051629" calcext:value-type="float">
            <text:p>0.7720806151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22" calcext:value-type="float">
            <text:p>22</text:p>
          </table:table-cell>
          <table:table-cell office:value-type="float" office:value="41381096" calcext:value-type="float">
            <text:p>4138109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97125" calcext:value-type="float">
            <text:p>0.797125</text:p>
          </table:table-cell>
        </table:table-row>
        <table:table-row table:style-name="ro1">
          <table:table-cell office:value-type="string" calcext:value-type="string">
            <text:p>rs74163686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309225" calcext:value-type="float">
            <text:p>40309225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801582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61386823" calcext:value-type="float">
            <text:p>16138682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,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0.165,3.295e-05</text:p>
          </table:table-cell>
          <table:table-cell office:value-type="float" office:value="0.172125" calcext:value-type="float">
            <text:p>0.172125</text:p>
          </table:table-cell>
        </table:table-row>
        <table:table-row table:style-name="ro1">
          <table:table-cell office:value-type="string" calcext:value-type="string">
            <text:p>rs762551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677271657943558" calcext:value-type="float">
            <text:p>0.6772716579</text:p>
          </table:table-cell>
          <table:table-cell office:value-type="float" office:value="0.37037037037037" calcext:value-type="float">
            <text:p>0.3703703704</text:p>
          </table:table-cell>
          <table:table-cell office:value-type="float" office:value="15" calcext:value-type="float">
            <text:p>15</text:p>
          </table:table-cell>
          <table:table-cell office:value-type="float" office:value="74749576" calcext:value-type="float">
            <text:p>7474957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29792" calcext:value-type="float">
            <text:p>0.629792</text:p>
          </table:table-cell>
        </table:table-row>
        <table:table-row table:style-name="ro1">
          <table:table-cell office:value-type="string" calcext:value-type="string">
            <text:p>rs17466213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308618" calcext:value-type="float">
            <text:p>40308618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0.00119808" calcext:value-type="float">
            <text:p>0.00119808</text:p>
          </table:table-cell>
        </table:table-row>
        <table:table-row table:style-name="ro1">
          <table:table-cell office:value-type="string" calcext:value-type="string">
            <text:p>rs28937592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122450708" calcext:value-type="float">
            <text:p>122450708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.00119808" calcext:value-type="float">
            <text:p>0.00119808</text:p>
          </table:table-cell>
        </table:table-row>
        <table:table-row table:style-name="ro1">
          <table:table-cell office:value-type="string" calcext:value-type="string">
            <text:p>rs34410987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283897" calcext:value-type="float">
            <text:p>4028389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0006919" calcext:value-type="float">
            <text:p>0.0006919</text:p>
          </table:table-cell>
          <table:table-cell office:value-type="float" office:value="0.00159744" calcext:value-type="float">
            <text:p>0.00159744</text:p>
          </table:table-cell>
        </table:table-row>
        <table:table-row table:style-name="ro1">
          <table:table-cell office:value-type="string" calcext:value-type="string">
            <text:p>rs1800547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5974480" calcext:value-type="float">
            <text:p>45974480</text:p>
          </table:table-cell>
          <table:table-cell office:value-type="string" calcext:value-type="string">
            <text:p>5 prime UTR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133" calcext:value-type="float">
            <text:p>0.133</text:p>
          </table:table-cell>
          <table:table-cell office:value-type="float" office:value="0.0872604" calcext:value-type="float">
            <text:p>0.0872604</text:p>
          </table:table-cell>
        </table:table-row>
        <table:table-row table:style-name="ro1">
          <table:table-cell office:value-type="string" calcext:value-type="string">
            <text:p>rs242557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03612312240344" calcext:value-type="float">
            <text:p>0.8036123122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7" calcext:value-type="float">
            <text:p>17</text:p>
          </table:table-cell>
          <table:table-cell office:value-type="float" office:value="45942346" calcext:value-type="float">
            <text:p>4594234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02356" calcext:value-type="float">
            <text:p>0.402356</text:p>
          </table:table-cell>
        </table:table-row>
        <table:table-row table:style-name="ro1">
          <table:table-cell office:value-type="string" calcext:value-type="string">
            <text:p>rs74315359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644651" calcext:value-type="float">
            <text:p>2064465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000008236" calcext:value-type="float">
            <text:p>0.000008236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967582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50116500" calcext:value-type="float">
            <text:p>5011650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02396" calcext:value-type="float">
            <text:p>0.502396</text:p>
          </table:table-cell>
        </table:table-row>
        <table:table-row table:style-name="ro1">
          <table:table-cell office:value-type="string" calcext:value-type="string">
            <text:p>rs2583988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839677" calcext:value-type="float">
            <text:p>89839677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09225" calcext:value-type="float">
            <text:p>0.109225</text:p>
          </table:table-cell>
        </table:table-row>
        <table:table-row table:style-name="ro1">
          <table:table-cell office:value-type="string" calcext:value-type="string">
            <text:p>rs1559085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96742998" calcext:value-type="float">
            <text:p>96742998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587061" calcext:value-type="float">
            <text:p>0.0587061</text:p>
          </table:table-cell>
        </table:table-row>
        <table:table-row table:style-name="ro1">
          <table:table-cell office:value-type="string" calcext:value-type="string">
            <text:p>rs72470544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2" calcext:value-type="float">
            <text:p>2</text:p>
          </table:table-cell>
          <table:table-cell office:value-type="float" office:value="74530427" calcext:value-type="float">
            <text:p>7453042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float" office:value="0.02" calcext:value-type="float">
            <text:p>0.02</text:p>
          </table:table-cell>
          <table:table-cell office:value-type="float" office:value="0.0121805" calcext:value-type="float">
            <text:p>0.0121805</text:p>
          </table:table-cell>
        </table:table-row>
        <table:table-row table:style-name="ro1">
          <table:table-cell office:value-type="string" calcext:value-type="string">
            <text:p>rs752942153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8" calcext:value-type="float">
            <text:p>18</text:p>
          </table:table-cell>
          <table:table-cell office:value-type="float" office:value="63318381" calcext:value-type="float">
            <text:p>6331838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48343847</text:p>
          </table:table-cell>
          <table:table-cell office:value-type="float" office:value="0.00625664768816868" calcext:value-type="float">
            <text:p>0.0062566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633708" calcext:value-type="float">
            <text:p>20633708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6456284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122381466" calcext:value-type="float">
            <text:p>12238146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6289206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122403811" calcext:value-type="float">
            <text:p>12240381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64677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37176157736413" calcext:value-type="float">
            <text:p>0.7371761577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" calcext:value-type="float">
            <text:p>1</text:p>
          </table:table-cell>
          <table:table-cell office:value-type="float" office:value="109275908" calcext:value-type="float">
            <text:p>109275908</text:p>
          </table:table-cell>
          <table:table-cell office:value-type="string" calcext:value-type="string">
            <text:p>downstream gen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61581" calcext:value-type="float">
            <text:p>0.761581</text:p>
          </table:table-cell>
        </table:table-row>
        <table:table-row table:style-name="ro1">
          <table:table-cell office:value-type="string" calcext:value-type="string">
            <text:p>rs999182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76209132" calcext:value-type="float">
            <text:p>7620913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65935" calcext:value-type="float">
            <text:p>0.165935</text:p>
          </table:table-cell>
        </table:table-row>
        <table:table-row table:style-name="ro1">
          <table:table-cell office:value-type="string" calcext:value-type="string">
            <text:p>rs75423737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71636161" calcext:value-type="float">
            <text:p>17163616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6507561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6987074" calcext:value-type="float">
            <text:p>1698707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6007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55208991" calcext:value-type="float">
            <text:p>15520899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A</text:p>
          </table:table-cell>
          <table:table-cell office:value-type="string" calcext:value-type="string">
            <text:p>snp</text:p>
          </table:table-cell>
          <table:table-cell office:value-type="float" office:value="0.619" calcext:value-type="float">
            <text:p>0.619</text:p>
          </table:table-cell>
          <table:table-cell office:value-type="float" office:value="0.666733" calcext:value-type="float">
            <text:p>0.666733</text:p>
          </table:table-cell>
        </table:table-row>
        <table:table-row table:style-name="ro1">
          <table:table-cell office:value-type="string" calcext:value-type="string">
            <text:p>rs76413536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133110450" calcext:value-type="float">
            <text:p>133110450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514831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295466" calcext:value-type="float">
            <text:p>4029546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00008237" calcext:value-type="float">
            <text:p>0.00000823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5193741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6" calcext:value-type="float">
            <text:p>16</text:p>
          </table:table-cell>
          <table:table-cell office:value-type="float" office:value="31190282" calcext:value-type="float">
            <text:p>31190282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5268511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9" calcext:value-type="float">
            <text:p>9</text:p>
          </table:table-cell>
          <table:table-cell office:value-type="float" office:value="21971065" calcext:value-type="float">
            <text:p>21971065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934768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62728023" calcext:value-type="float">
            <text:p>162728023</text:p>
          </table:table-cell>
          <table:table-cell office:value-type="string" calcext:value-type="string">
            <text:p>5 prime UTR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23842" calcext:value-type="float">
            <text:p>0.223842</text:p>
          </table:table-cell>
        </table:table-row>
        <table:table-row table:style-name="ro1">
          <table:table-cell office:value-type="string" calcext:value-type="string">
            <text:p>rs74900791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5770763" calcext:value-type="float">
            <text:p>20577076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5275993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4" calcext:value-type="float">
            <text:p>14</text:p>
          </table:table-cell>
          <table:table-cell office:value-type="float" office:value="20693594" calcext:value-type="float">
            <text:p>20693594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4943763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37176157736413" calcext:value-type="float">
            <text:p>0.7371761577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22" calcext:value-type="float">
            <text:p>22</text:p>
          </table:table-cell>
          <table:table-cell office:value-type="float" office:value="19968597" calcext:value-type="float">
            <text:p>1996859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6073380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9" calcext:value-type="float">
            <text:p>19</text:p>
          </table:table-cell>
          <table:table-cell office:value-type="float" office:value="48956208" calcext:value-type="float">
            <text:p>48956208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6121304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61386864" calcext:value-type="float">
            <text:p>16138686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599855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2" calcext:value-type="float">
            <text:p>22</text:p>
          </table:table-cell>
          <table:table-cell office:value-type="float" office:value="32611052" calcext:value-type="float">
            <text:p>3261105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98562" calcext:value-type="float">
            <text:p>0.398562</text:p>
          </table:table-cell>
        </table:table-row>
        <table:table-row table:style-name="ro1">
          <table:table-cell office:value-type="string" calcext:value-type="string">
            <text:p>rs89798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6" calcext:value-type="float">
            <text:p>16</text:p>
          </table:table-cell>
          <table:table-cell office:value-type="float" office:value="30875322" calcext:value-type="float">
            <text:p>308753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float" office:value="0.274" calcext:value-type="float">
            <text:p>0.274</text:p>
          </table:table-cell>
          <table:table-cell office:value-type="float" office:value="0.457468" calcext:value-type="float">
            <text:p>0.457468</text:p>
          </table:table-cell>
        </table:table-row>
        <table:table-row table:style-name="ro1">
          <table:table-cell office:value-type="string" calcext:value-type="string">
            <text:p>rs6206385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5999299" calcext:value-type="float">
            <text:p>4599929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876597" calcext:value-type="float">
            <text:p>0.0876597</text:p>
          </table:table-cell>
        </table:table-row>
        <table:table-row table:style-name="ro1">
          <table:table-cell office:value-type="string" calcext:value-type="string">
            <text:p>rs76067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6" calcext:value-type="float">
            <text:p>6</text:p>
          </table:table-cell>
          <table:table-cell office:value-type="float" office:value="11334421" calcext:value-type="float">
            <text:p>1133442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49002" calcext:value-type="float">
            <text:p>0.749002</text:p>
          </table:table-cell>
        </table:table-row>
        <table:table-row table:style-name="ro1">
          <table:table-cell office:value-type="string" calcext:value-type="string">
            <text:p>rs75956960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72080615051629" calcext:value-type="float">
            <text:p>0.7720806151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6" calcext:value-type="float">
            <text:p>16</text:p>
          </table:table-cell>
          <table:table-cell office:value-type="float" office:value="89919743" calcext:value-type="float">
            <text:p>8991974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5982391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206149925" calcext:value-type="float">
            <text:p>206149925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91472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54048154" calcext:value-type="float">
            <text:p>5404815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10104" calcext:value-type="float">
            <text:p>0.310104</text:p>
          </table:table-cell>
        </table:table-row>
        <table:table-row table:style-name="ro1">
          <table:table-cell office:value-type="string" calcext:value-type="string">
            <text:p>rs75665870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string" calcext:value-type="string">
            <text:p>X</text:p>
          </table:table-cell>
          <table:table-cell office:value-type="float" office:value="22273066" calcext:value-type="float">
            <text:p>2227306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89427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813384" calcext:value-type="float">
            <text:p>8981338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23243" calcext:value-type="float">
            <text:p>0.223243</text:p>
          </table:table-cell>
        </table:table-row>
        <table:table-row table:style-name="ro1">
          <table:table-cell office:value-type="string" calcext:value-type="string">
            <text:p>rs626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2359585890631" calcext:value-type="float">
            <text:p>0.8235958589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22" calcext:value-type="float">
            <text:p>22</text:p>
          </table:table-cell>
          <table:table-cell office:value-type="float" office:value="19962429" calcext:value-type="float">
            <text:p>19962429</text:p>
          </table:table-cell>
          <table:table-cell office:value-type="string" calcext:value-type="string">
            <text:p>5 prime UTR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56829" calcext:value-type="float">
            <text:p>0.356829</text:p>
          </table:table-cell>
        </table:table-row>
        <table:table-row table:style-name="ro1">
          <table:table-cell office:value-type="string" calcext:value-type="string">
            <text:p>rs88547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72080615051629" calcext:value-type="float">
            <text:p>0.7720806151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6" calcext:value-type="float">
            <text:p>16</text:p>
          </table:table-cell>
          <table:table-cell office:value-type="float" office:value="89919746" calcext:value-type="float">
            <text:p>8991974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134" calcext:value-type="float">
            <text:p>0.134</text:p>
          </table:table-cell>
          <table:table-cell office:value-type="float" office:value="0.191294" calcext:value-type="float">
            <text:p>0.191294</text:p>
          </table:table-cell>
        </table:table-row>
        <table:table-row table:style-name="ro1">
          <table:table-cell office:value-type="string" calcext:value-type="string">
            <text:p>rs75515685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6010326" calcext:value-type="float">
            <text:p>4601032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89214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9" calcext:value-type="float">
            <text:p>19</text:p>
          </table:table-cell>
          <table:table-cell office:value-type="float" office:value="15475861" calcext:value-type="float">
            <text:p>1547586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T</text:p>
          </table:table-cell>
          <table:table-cell office:value-type="string" calcext:value-type="string">
            <text:p>snp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6214" calcext:value-type="float">
            <text:p>0.366214</text:p>
          </table:table-cell>
        </table:table-row>
        <table:table-row table:style-name="ro1">
          <table:table-cell office:value-type="string" calcext:value-type="string">
            <text:p>rs6375074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4349263" calcext:value-type="float">
            <text:p>4434926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A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2.504e-03,6.589e-05</text:p>
          </table:table-cell>
          <table:table-cell office:value-type="float" office:value="0.00119808" calcext:value-type="float">
            <text:p>0.00119808</text:p>
          </table:table-cell>
        </table:table-row>
        <table:table-row table:style-name="ro1">
          <table:table-cell office:value-type="string" calcext:value-type="string">
            <text:p>rs75520670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9" calcext:value-type="float">
            <text:p>19</text:p>
          </table:table-cell>
          <table:table-cell office:value-type="float" office:value="10284610" calcext:value-type="float">
            <text:p>10284610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554840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55236246" calcext:value-type="float">
            <text:p>15523624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06317" calcext:value-type="float">
            <text:p>0.006317</text:p>
          </table:table-cell>
          <table:table-cell office:value-type="float" office:value="0.00179712" calcext:value-type="float">
            <text:p>0.00179712</text:p>
          </table:table-cell>
        </table:table-row>
        <table:table-row table:style-name="ro1">
          <table:table-cell office:value-type="string" calcext:value-type="string">
            <text:p>rs635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1" calcext:value-type="float">
            <text:p>11</text:p>
          </table:table-cell>
          <table:table-cell office:value-type="float" office:value="2169721" calcext:value-type="float">
            <text:p>216972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0511" calcext:value-type="float">
            <text:p>0.430511</text:p>
          </table:table-cell>
        </table:table-row>
        <table:table-row table:style-name="ro1">
          <table:table-cell office:value-type="string" calcext:value-type="string">
            <text:p>rs634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5" calcext:value-type="float">
            <text:p>5</text:p>
          </table:table-cell>
          <table:table-cell office:value-type="float" office:value="1411297" calcext:value-type="float">
            <text:p>1411297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float" office:value="0.159" calcext:value-type="float">
            <text:p>0.159</text:p>
          </table:table-cell>
          <table:table-cell office:value-type="float" office:value="0.298522" calcext:value-type="float">
            <text:p>0.298522</text:p>
          </table:table-cell>
        </table:table-row>
        <table:table-row table:style-name="ro1">
          <table:table-cell office:value-type="string" calcext:value-type="string">
            <text:p>rs926851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32411518" calcext:value-type="float">
            <text:p>32411518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G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884585" calcext:value-type="float">
            <text:p>0.0884585</text:p>
          </table:table-cell>
        </table:table-row>
        <table:table-row table:style-name="ro1">
          <table:table-cell office:value-type="string" calcext:value-type="string">
            <text:p>rs78091037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73484274" calcext:value-type="float">
            <text:p>7348427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836543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298479" calcext:value-type="float">
            <text:p>4029847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float" office:value="0.001853" calcext:value-type="float">
            <text:p>0.001853</text:p>
          </table:table-cell>
          <table:table-cell office:value-type="float" office:value="0.00559105" calcext:value-type="float">
            <text:p>0.00559105</text:p>
          </table:table-cell>
        </table:table-row>
        <table:table-row table:style-name="ro1">
          <table:table-cell office:value-type="string" calcext:value-type="string">
            <text:p>rs7255408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232747740" calcext:value-type="float">
            <text:p>232747740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0003212" calcext:value-type="float">
            <text:p>0.000321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30132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2" calcext:value-type="float">
            <text:p>12</text:p>
          </table:table-cell>
          <table:table-cell office:value-type="float" office:value="13865843" calcext:value-type="float">
            <text:p>13865843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G/C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0.417,8.236e-06</text:p>
          </table:table-cell>
          <table:table-cell office:value-type="float" office:value="0.441494" calcext:value-type="float">
            <text:p>0.441494</text:p>
          </table:table-cell>
        </table:table-row>
        <table:table-row table:style-name="ro1">
          <table:table-cell office:value-type="string" calcext:value-type="string">
            <text:p>rs980875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2359585890631" calcext:value-type="float">
            <text:p>0.8235958589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21" calcext:value-type="float">
            <text:p>21</text:p>
          </table:table-cell>
          <table:table-cell office:value-type="float" office:value="33415005" calcext:value-type="float">
            <text:p>33415005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196" calcext:value-type="float">
            <text:p>0.196</text:p>
          </table:table-cell>
          <table:table-cell office:value-type="float" office:value="0.271965" calcext:value-type="float">
            <text:p>0.271965</text:p>
          </table:table-cell>
        </table:table-row>
        <table:table-row table:style-name="ro1">
          <table:table-cell office:value-type="string" calcext:value-type="string">
            <text:p>rs730872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263898" calcext:value-type="float">
            <text:p>40263898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94409" calcext:value-type="float">
            <text:p>0.0994409</text:p>
          </table:table-cell>
        </table:table-row>
        <table:table-row table:style-name="ro1">
          <table:table-cell office:value-type="string" calcext:value-type="string">
            <text:p>rs73373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9" calcext:value-type="float">
            <text:p>19</text:p>
          </table:table-cell>
          <table:table-cell office:value-type="float" office:value="15476374" calcext:value-type="float">
            <text:p>1547637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361" calcext:value-type="float">
            <text:p>0.361</text:p>
          </table:table-cell>
          <table:table-cell office:value-type="float" office:value="0.351238" calcext:value-type="float">
            <text:p>0.351238</text:p>
          </table:table-cell>
        </table:table-row>
        <table:table-row table:style-name="ro1">
          <table:table-cell office:value-type="string" calcext:value-type="string">
            <text:p>rs730427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072140" calcext:value-type="float">
            <text:p>4007214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6222" calcext:value-type="float">
            <text:p>0.86222</text:p>
          </table:table-cell>
        </table:table-row>
        <table:table-row table:style-name="ro1">
          <table:table-cell office:value-type="string" calcext:value-type="string">
            <text:p>rs73555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7" calcext:value-type="float">
            <text:p>17</text:p>
          </table:table-cell>
          <table:table-cell office:value-type="float" office:value="32490432" calcext:value-type="float">
            <text:p>32490432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90296" calcext:value-type="float">
            <text:p>0.190296</text:p>
          </table:table-cell>
        </table:table-row>
        <table:table-row table:style-name="ro1">
          <table:table-cell office:value-type="string" calcext:value-type="string">
            <text:p>rs8035671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" calcext:value-type="float">
            <text:p>1</text:p>
          </table:table-cell>
          <table:table-cell office:value-type="float" office:value="11022209" calcext:value-type="float">
            <text:p>1102220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00005765" calcext:value-type="float">
            <text:p>0.00005765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77427303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55210361" calcext:value-type="float">
            <text:p>15521036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13391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309109" calcext:value-type="float">
            <text:p>4030910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0.084,8.237e-06</text:p>
          </table:table-cell>
          <table:table-cell office:value-type="float" office:value="0.100439" calcext:value-type="float">
            <text:p>0.100439</text:p>
          </table:table-cell>
        </table:table-row>
        <table:table-row table:style-name="ro1">
          <table:table-cell office:value-type="string" calcext:value-type="string">
            <text:p>rs78144559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6" calcext:value-type="float">
            <text:p>16</text:p>
          </table:table-cell>
          <table:table-cell office:value-type="float" office:value="31185102" calcext:value-type="float">
            <text:p>31185102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7879854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62201237" calcext:value-type="float">
            <text:p>16220123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7839153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176626747" calcext:value-type="float">
            <text:p>17662674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179911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2" calcext:value-type="float">
            <text:p>22</text:p>
          </table:table-cell>
          <table:table-cell office:value-type="float" office:value="32493269" calcext:value-type="float">
            <text:p>3249326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G,T</text:p>
          </table:table-cell>
          <table:table-cell office:value-type="string" calcext:value-type="string">
            <text:p>snp</text:p>
          </table:table-cell>
          <table:table-cell office:value-type="float" office:value="0.00005765" calcext:value-type="float">
            <text:p>0.0000576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165361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7970934" calcext:value-type="float">
            <text:p>797093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08146" calcext:value-type="float">
            <text:p>0.008146</text:p>
          </table:table-cell>
          <table:table-cell office:value-type="float" office:value="0.0061901" calcext:value-type="float">
            <text:p>0.0061901</text:p>
          </table:table-cell>
        </table:table-row>
        <table:table-row table:style-name="ro1">
          <table:table-cell office:value-type="string" calcext:value-type="string">
            <text:p>rs77825064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21" calcext:value-type="float">
            <text:p>21</text:p>
          </table:table-cell>
          <table:table-cell office:value-type="float" office:value="26112008" calcext:value-type="float">
            <text:p>26112008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165168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2" calcext:value-type="float">
            <text:p>22</text:p>
          </table:table-cell>
          <table:table-cell office:value-type="float" office:value="24432885" calcext:value-type="float">
            <text:p>24432885</text:p>
          </table:table-cell>
          <table:table-cell office:value-type="string" calcext:value-type="string">
            <text:p>5 prime UTR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315495" calcext:value-type="float">
            <text:p>0.0315495</text:p>
          </table:table-cell>
        </table:table-row>
        <table:table-row table:style-name="ro1">
          <table:table-cell office:value-type="string" calcext:value-type="string">
            <text:p>rs77517475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8" calcext:value-type="float">
            <text:p>18</text:p>
          </table:table-cell>
          <table:table-cell office:value-type="float" office:value="9126877" calcext:value-type="float">
            <text:p>912687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248042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61785805" calcext:value-type="float">
            <text:p>161785805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,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2.306e-04,8.236e-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8035677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03612312240344" calcext:value-type="float">
            <text:p>0.8036123122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" calcext:value-type="float">
            <text:p>1</text:p>
          </table:table-cell>
          <table:table-cell office:value-type="float" office:value="155235196" calcext:value-type="float">
            <text:p>15523519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T,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5.765e-05,8.236e-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682495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76189158" calcext:value-type="float">
            <text:p>76189158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A,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0.0209665,0.559704</text:p>
          </table:table-cell>
        </table:table-row>
        <table:table-row table:style-name="ro1">
          <table:table-cell office:value-type="string" calcext:value-type="string">
            <text:p>rs74733804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225142" calcext:value-type="float">
            <text:p>40225142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67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59170881112935" calcext:value-type="float">
            <text:p>0.7591708811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11" calcext:value-type="float">
            <text:p>11</text:p>
          </table:table-cell>
          <table:table-cell office:value-type="float" office:value="116837697" calcext:value-type="float">
            <text:p>116837697</text:p>
          </table:table-cell>
          <table:table-cell office:value-type="string" calcext:value-type="string">
            <text:p>5 prime UTR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88498" calcext:value-type="float">
            <text:p>0.188498</text:p>
          </table:table-cell>
        </table:table-row>
        <table:table-row table:style-name="ro1">
          <table:table-cell office:value-type="string" calcext:value-type="string">
            <text:p>rs74776022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3" calcext:value-type="float">
            <text:p>3</text:p>
          </table:table-cell>
          <table:table-cell office:value-type="float" office:value="39412034" calcext:value-type="float">
            <text:p>3941203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669280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09566120" calcext:value-type="float">
            <text:p>10956612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45447" calcext:value-type="float">
            <text:p>0.345447</text:p>
          </table:table-cell>
        </table:table-row>
        <table:table-row table:style-name="ro1">
          <table:table-cell office:value-type="string" calcext:value-type="string">
            <text:p>rs76594389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74530112" calcext:value-type="float">
            <text:p>74530112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665640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86716464277616" calcext:value-type="float">
            <text:p>0.7867164643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" calcext:value-type="float">
            <text:p>1</text:p>
          </table:table-cell>
          <table:table-cell office:value-type="float" office:value="207518704" calcext:value-type="float">
            <text:p>20751870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933307" calcext:value-type="float">
            <text:p>0.933307</text:p>
          </table:table-cell>
        </table:table-row>
        <table:table-row table:style-name="ro1">
          <table:table-cell office:value-type="string" calcext:value-type="string">
            <text:p>rs74798493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62201239" calcext:value-type="float">
            <text:p>16220123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66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532784472978159" calcext:value-type="float">
            <text:p>0.532784473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7" calcext:value-type="float">
            <text:p>7</text:p>
          </table:table-cell>
          <table:table-cell office:value-type="float" office:value="95308134" calcext:value-type="float">
            <text:p>9530813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float" office:value="0.377" calcext:value-type="float">
            <text:p>0.377</text:p>
          </table:table-cell>
          <table:table-cell office:value-type="float" office:value="0.542931" calcext:value-type="float">
            <text:p>0.542931</text:p>
          </table:table-cell>
        </table:table-row>
        <table:table-row table:style-name="ro1">
          <table:table-cell office:value-type="string" calcext:value-type="string">
            <text:p>rs76513799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133992339" calcext:value-type="float">
            <text:p>13399233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A,G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67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562783193353278" calcext:value-type="float">
            <text:p>0.5627831934</text:p>
          </table:table-cell>
          <table:table-cell office:value-type="float" office:value="0.518518518518518" calcext:value-type="float">
            <text:p>0.5185185185</text:p>
          </table:table-cell>
          <table:table-cell office:value-type="float" office:value="12" calcext:value-type="float">
            <text:p>12</text:p>
          </table:table-cell>
          <table:table-cell office:value-type="float" office:value="111803962" calcext:value-type="float">
            <text:p>111803962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57428" calcext:value-type="float">
            <text:p>0.0357428</text:p>
          </table:table-cell>
        </table:table-row>
        <table:table-row table:style-name="ro1">
          <table:table-cell office:value-type="string" calcext:value-type="string">
            <text:p>rs76638611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37816076" calcext:value-type="float">
            <text:p>3781607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81641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7" calcext:value-type="float">
            <text:p>7</text:p>
          </table:table-cell>
          <table:table-cell office:value-type="float" office:value="56103796" calcext:value-type="float">
            <text:p>5610379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15575" calcext:value-type="float">
            <text:p>0.515575</text:p>
          </table:table-cell>
        </table:table-row>
        <table:table-row table:style-name="ro1">
          <table:table-cell office:value-type="string" calcext:value-type="string">
            <text:p>rs82312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5755900" calcext:value-type="float">
            <text:p>205755900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70567" calcext:value-type="float">
            <text:p>0.770567</text:p>
          </table:table-cell>
        </table:table-row>
        <table:table-row table:style-name="ro1">
          <table:table-cell office:value-type="string" calcext:value-type="string">
            <text:p>rs679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9" calcext:value-type="float">
            <text:p>19</text:p>
          </table:table-cell>
          <table:table-cell office:value-type="float" office:value="7647391" calcext:value-type="float">
            <text:p>764739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632" calcext:value-type="float">
            <text:p>0.632</text:p>
          </table:table-cell>
          <table:table-cell office:value-type="float" office:value="0.70607" calcext:value-type="float">
            <text:p>0.70607</text:p>
          </table:table-cell>
        </table:table-row>
        <table:table-row table:style-name="ro1">
          <table:table-cell office:value-type="string" calcext:value-type="string">
            <text:p>rs74181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6" calcext:value-type="float">
            <text:p>16</text:p>
          </table:table-cell>
          <table:table-cell office:value-type="float" office:value="31182621" calcext:value-type="float">
            <text:p>31182621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C/A,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0.322,8.236e-06</text:p>
          </table:table-cell>
          <table:table-cell office:value-type="float" office:value="0.278954" calcext:value-type="float">
            <text:p>0.278954</text:p>
          </table:table-cell>
        </table:table-row>
        <table:table-row table:style-name="ro1">
          <table:table-cell office:value-type="string" calcext:value-type="string">
            <text:p>rs76754390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5971879" calcext:value-type="float">
            <text:p>4597187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431535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2359585890631" calcext:value-type="float">
            <text:p>0.8235958589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" calcext:value-type="float">
            <text:p>1</text:p>
          </table:table-cell>
          <table:table-cell office:value-type="float" office:value="7984930" calcext:value-type="float">
            <text:p>7984930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float" office:value="0.0001977" calcext:value-type="float">
            <text:p>0.0001977</text:p>
          </table:table-cell>
          <table:table-cell office:value-type="float" office:value="0.000998403" calcext:value-type="float">
            <text:p>0.000998403</text:p>
          </table:table-cell>
        </table:table-row>
        <table:table-row table:style-name="ro1">
          <table:table-cell office:value-type="string" calcext:value-type="string">
            <text:p>rs674603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59170881112935" calcext:value-type="float">
            <text:p>0.7591708811</text:p>
          </table:table-cell>
          <table:table-cell office:value-type="float" office:value="0.185185185185185" calcext:value-type="float">
            <text:p>0.1851851852</text:p>
          </table:table-cell>
          <table:table-cell office:value-type="float" office:value="2" calcext:value-type="float">
            <text:p>2</text:p>
          </table:table-cell>
          <table:table-cell office:value-type="float" office:value="166242648" calcext:value-type="float">
            <text:p>166242648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852" calcext:value-type="float">
            <text:p>0.852</text:p>
          </table:table-cell>
          <table:table-cell office:value-type="float" office:value="0.887181" calcext:value-type="float">
            <text:p>0.887181</text:p>
          </table:table-cell>
        </table:table-row>
        <table:table-row table:style-name="ro1">
          <table:table-cell office:value-type="string" calcext:value-type="string">
            <text:p>rs76022937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5978440" calcext:value-type="float">
            <text:p>45978440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74692293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61360178" calcext:value-type="float">
            <text:p>161360178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86430952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string" calcext:value-type="string">
            <text:p>X</text:p>
          </table:table-cell>
          <table:table-cell office:value-type="float" office:value="155260871" calcext:value-type="float">
            <text:p>15526087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43885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118838515" calcext:value-type="float">
            <text:p>118838515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00599" calcext:value-type="float">
            <text:p>0.500599</text:p>
          </table:table-cell>
        </table:table-row>
        <table:table-row table:style-name="ro1">
          <table:table-cell office:value-type="string" calcext:value-type="string">
            <text:p>rs15669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47622730590186" calcext:value-type="float">
            <text:p>0.7476227306</text:p>
          </table:table-cell>
          <table:table-cell office:value-type="float" office:value="0.296296296296296" calcext:value-type="float">
            <text:p>0.2962962963</text:p>
          </table:table-cell>
          <table:table-cell office:value-type="float" office:value="10" calcext:value-type="float">
            <text:p>10</text:p>
          </table:table-cell>
          <table:table-cell office:value-type="float" office:value="104279427" calcext:value-type="float">
            <text:p>10427942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356" calcext:value-type="float">
            <text:p>0.356</text:p>
          </table:table-cell>
          <table:table-cell office:value-type="float" office:value="0.440695" calcext:value-type="float">
            <text:p>0.440695</text:p>
          </table:table-cell>
        </table:table-row>
        <table:table-row table:style-name="ro1">
          <table:table-cell office:value-type="string" calcext:value-type="string">
            <text:p>rs157293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" calcext:value-type="float">
            <text:p>1</text:p>
          </table:table-cell>
          <table:table-cell office:value-type="float" office:value="205775090" calcext:value-type="float">
            <text:p>205775090</text:p>
          </table:table-cell>
          <table:table-cell office:value-type="string" calcext:value-type="string">
            <text:p>splice region variant</text:p>
          </table:table-cell>
          <table:table-cell office:value-type="string" calcext:value-type="string">
            <text:p>C/A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08866" calcext:value-type="float">
            <text:p>0.208866</text:p>
          </table:table-cell>
        </table:table-row>
        <table:table-row table:style-name="ro1">
          <table:table-cell office:value-type="string" calcext:value-type="string">
            <text:p>rs161111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86716464277616" calcext:value-type="float">
            <text:p>0.7867164643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9" calcext:value-type="float">
            <text:p>9</text:p>
          </table:table-cell>
          <table:table-cell office:value-type="float" office:value="133635393" calcext:value-type="float">
            <text:p>133635393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8734" calcext:value-type="float">
            <text:p>0.78734</text:p>
          </table:table-cell>
        </table:table-row>
        <table:table-row table:style-name="ro1">
          <table:table-cell office:value-type="string" calcext:value-type="string">
            <text:p>rs16203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5" calcext:value-type="float">
            <text:p>5</text:p>
          </table:table-cell>
          <table:table-cell office:value-type="float" office:value="7885846" calcext:value-type="float">
            <text:p>788584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171" calcext:value-type="float">
            <text:p>0.171</text:p>
          </table:table-cell>
          <table:table-cell office:value-type="float" office:value="0.253195" calcext:value-type="float">
            <text:p>0.253195</text:p>
          </table:table-cell>
        </table:table-row>
        <table:table-row table:style-name="ro1">
          <table:table-cell office:value-type="string" calcext:value-type="string">
            <text:p>rs1685613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5669336" calcext:value-type="float">
            <text:p>20566933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G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998403" calcext:value-type="float">
            <text:p>0.0998403</text:p>
          </table:table-cell>
        </table:table-row>
        <table:table-row table:style-name="ro1">
          <table:table-cell office:value-type="string" calcext:value-type="string">
            <text:p>rs1723471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76209781" calcext:value-type="float">
            <text:p>7620978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970447" calcext:value-type="float">
            <text:p>0.0970447</text:p>
          </table:table-cell>
        </table:table-row>
        <table:table-row table:style-name="ro1">
          <table:table-cell office:value-type="string" calcext:value-type="string">
            <text:p>rs1785251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638079" calcext:value-type="float">
            <text:p>2063807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79994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450075747935218" calcext:value-type="float">
            <text:p>0.4500757479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6" calcext:value-type="float">
            <text:p>6</text:p>
          </table:table-cell>
          <table:table-cell office:value-type="float" office:value="26090951" calcext:value-type="float">
            <text:p>2609095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office:value-type="float" office:value="0.107" calcext:value-type="float">
            <text:p>0.107</text:p>
          </table:table-cell>
          <table:table-cell office:value-type="float" office:value="0.0730831" calcext:value-type="float">
            <text:p>0.0730831</text:p>
          </table:table-cell>
        </table:table-row>
        <table:table-row table:style-name="ro1">
          <table:table-cell office:value-type="string" calcext:value-type="string">
            <text:p>rs180056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422047317930363" calcext:value-type="float">
            <text:p>0.4220473179</text:p>
          </table:table-cell>
          <table:table-cell office:value-type="float" office:value="0.851851851851852" calcext:value-type="float">
            <text:p>0.8518518519</text:p>
          </table:table-cell>
          <table:table-cell office:value-type="float" office:value="6" calcext:value-type="float">
            <text:p>6</text:p>
          </table:table-cell>
          <table:table-cell office:value-type="float" office:value="26092913" calcext:value-type="float">
            <text:p>2609291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32" calcext:value-type="float">
            <text:p>0.032</text:p>
          </table:table-cell>
          <table:table-cell office:value-type="float" office:value="0.0125799" calcext:value-type="float">
            <text:p>0.0125799</text:p>
          </table:table-cell>
        </table:table-row>
        <table:table-row table:style-name="ro1">
          <table:table-cell office:value-type="string" calcext:value-type="string">
            <text:p>rs15642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7" calcext:value-type="float">
            <text:p>7</text:p>
          </table:table-cell>
          <table:table-cell office:value-type="float" office:value="23266401" calcext:value-type="float">
            <text:p>23266401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08986" calcext:value-type="float">
            <text:p>0.508986</text:p>
          </table:table-cell>
        </table:table-row>
        <table:table-row table:style-name="ro1">
          <table:table-cell office:value-type="string" calcext:value-type="string">
            <text:p>rs156124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72902257" calcext:value-type="float">
            <text:p>72902257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12061" calcext:value-type="float">
            <text:p>0.212061</text:p>
          </table:table-cell>
        </table:table-row>
        <table:table-row table:style-name="ro1">
          <table:table-cell office:value-type="string" calcext:value-type="string">
            <text:p>rs1001439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791478" calcext:value-type="float">
            <text:p>89791478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24641" calcext:value-type="float">
            <text:p>0.224641</text:p>
          </table:table-cell>
        </table:table-row>
        <table:table-row table:style-name="ro1">
          <table:table-cell office:value-type="string" calcext:value-type="string">
            <text:p>rs14488813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6" calcext:value-type="float">
            <text:p>16</text:p>
          </table:table-cell>
          <table:table-cell office:value-type="float" office:value="31182526" calcext:value-type="float">
            <text:p>3118252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A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1.153e-04,4.118e-05</text:p>
          </table:table-cell>
          <table:table-cell office:value-type="float" office:value="0.000399361" calcext:value-type="float">
            <text:p>0.000399361</text:p>
          </table:table-cell>
        </table:table-row>
        <table:table-row table:style-name="ro1">
          <table:table-cell office:value-type="string" calcext:value-type="string">
            <text:p>rs14519609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7970960" calcext:value-type="float">
            <text:p>7970960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C,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4552147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3" calcext:value-type="float">
            <text:p>3</text:p>
          </table:table-cell>
          <table:table-cell office:value-type="float" office:value="184322631" calcext:value-type="float">
            <text:p>18432263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003393" calcext:value-type="float">
            <text:p>0.003393</text:p>
          </table:table-cell>
          <table:table-cell office:value-type="float" office:value="0.00459265" calcext:value-type="float">
            <text:p>0.00459265</text:p>
          </table:table-cell>
        </table:table-row>
        <table:table-row table:style-name="ro1">
          <table:table-cell office:value-type="string" calcext:value-type="string">
            <text:p>rs14762334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232747717" calcext:value-type="float">
            <text:p>23274771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float" office:value="0.00008236" calcext:value-type="float">
            <text:p>0.0000823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4775796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62443383" calcext:value-type="float">
            <text:p>16244338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00007413" calcext:value-type="float">
            <text:p>0.000074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4807886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9" calcext:value-type="float">
            <text:p>19</text:p>
          </table:table-cell>
          <table:table-cell office:value-type="float" office:value="1044727" calcext:value-type="float">
            <text:p>104472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office:value-type="float" office:value="0.0001904" calcext:value-type="float">
            <text:p>0.000190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49192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197315" calcext:value-type="float">
            <text:p>4019731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76398" calcext:value-type="float">
            <text:p>0.376398</text:p>
          </table:table-cell>
        </table:table-row>
        <table:table-row table:style-name="ro1">
          <table:table-cell office:value-type="string" calcext:value-type="string">
            <text:p>rs15107346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6" calcext:value-type="float">
            <text:p>16</text:p>
          </table:table-cell>
          <table:table-cell office:value-type="float" office:value="31185099" calcext:value-type="float">
            <text:p>31185099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0179712" calcext:value-type="float">
            <text:p>0.00179712</text:p>
          </table:table-cell>
        </table:table-row>
        <table:table-row table:style-name="ro1">
          <table:table-cell office:value-type="string" calcext:value-type="string">
            <text:p>rs15111787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7005754" calcext:value-type="float">
            <text:p>1700575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0008238" calcext:value-type="float">
            <text:p>0.0000823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80073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677271657943558" calcext:value-type="float">
            <text:p>0.6772716579</text:p>
          </table:table-cell>
          <table:table-cell office:value-type="float" office:value="0.407407407407407" calcext:value-type="float">
            <text:p>0.4074074074</text:p>
          </table:table-cell>
          <table:table-cell office:value-type="float" office:value="6" calcext:value-type="float">
            <text:p>6</text:p>
          </table:table-cell>
          <table:table-cell office:value-type="float" office:value="26090957" calcext:value-type="float">
            <text:p>2609095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T</text:p>
          </table:table-cell>
          <table:table-cell office:value-type="string" calcext:value-type="string">
            <text:p>snp</text:p>
          </table:table-cell>
          <table:table-cell office:value-type="float" office:value="0.01" calcext:value-type="float">
            <text:p>0.01</text:p>
          </table:table-cell>
          <table:table-cell office:value-type="float" office:value="0.00399361" calcext:value-type="float">
            <text:p>0.00399361</text:p>
          </table:table-cell>
        </table:table-row>
        <table:table-row table:style-name="ro1">
          <table:table-cell office:value-type="string" calcext:value-type="string">
            <text:p>rs180133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61360193" calcext:value-type="float">
            <text:p>16136019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33786" calcext:value-type="float">
            <text:p>0.0133786</text:p>
          </table:table-cell>
        </table:table-row>
        <table:table-row table:style-name="ro1">
          <table:table-cell office:value-type="string" calcext:value-type="string">
            <text:p>rs19975930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4" calcext:value-type="float">
            <text:p>14</text:p>
          </table:table-cell>
          <table:table-cell office:value-type="float" office:value="73148066" calcext:value-type="float">
            <text:p>7314806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,G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201079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1" calcext:value-type="float">
            <text:p>21</text:p>
          </table:table-cell>
          <table:table-cell office:value-type="float" office:value="43752747" calcext:value-type="float">
            <text:p>4375274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60823" calcext:value-type="float">
            <text:p>0.360823</text:p>
          </table:table-cell>
        </table:table-row>
        <table:table-row table:style-name="ro1">
          <table:table-cell office:value-type="string" calcext:value-type="string">
            <text:p>rs20126932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1" calcext:value-type="float">
            <text:p>21</text:p>
          </table:table-cell>
          <table:table-cell office:value-type="float" office:value="25891808" calcext:value-type="float">
            <text:p>25891808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A,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20216635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6987089" calcext:value-type="float">
            <text:p>1698708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0119808" calcext:value-type="float">
            <text:p>0.00119808</text:p>
          </table:table-cell>
        </table:table-row>
        <table:table-row table:style-name="ro1">
          <table:table-cell office:value-type="string" calcext:value-type="string">
            <text:p>rs203258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566919761835339" calcext:value-type="float">
            <text:p>0.5669197618</text:p>
          </table:table-cell>
          <table:table-cell office:value-type="float" office:value="0.592592592592593" calcext:value-type="float">
            <text:p>0.5925925926</text:p>
          </table:table-cell>
          <table:table-cell office:value-type="float" office:value="7" calcext:value-type="float">
            <text:p>7</text:p>
          </table:table-cell>
          <table:table-cell office:value-type="float" office:value="87531302" calcext:value-type="float">
            <text:p>87531302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T,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0.543,0.037</text:p>
          </table:table-cell>
          <table:table-cell office:value-type="string" calcext:value-type="string">
            <text:p>0.617013,0.048722</text:p>
          </table:table-cell>
        </table:table-row>
        <table:table-row table:style-name="ro1">
          <table:table-cell office:value-type="string" calcext:value-type="string">
            <text:p>rs206814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63296463" calcext:value-type="float">
            <text:p>6329646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748" calcext:value-type="float">
            <text:p>0.3748</text:p>
          </table:table-cell>
        </table:table-row>
        <table:table-row table:style-name="ro1">
          <table:table-cell office:value-type="string" calcext:value-type="string">
            <text:p>rs207067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0" calcext:value-type="float">
            <text:p>10</text:p>
          </table:table-cell>
          <table:table-cell office:value-type="float" office:value="133537633" calcext:value-type="float">
            <text:p>133537633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G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92692" calcext:value-type="float">
            <text:p>0.692692</text:p>
          </table:table-cell>
        </table:table-row>
        <table:table-row table:style-name="ro1">
          <table:table-cell office:value-type="string" calcext:value-type="string">
            <text:p>rs207104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2537595" calcext:value-type="float">
            <text:p>4253759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,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0.725,1.652e-05</text:p>
          </table:table-cell>
          <table:table-cell office:value-type="float" office:value="0.720048" calcext:value-type="float">
            <text:p>0.720048</text:p>
          </table:table-cell>
        </table:table-row>
        <table:table-row table:style-name="ro1">
          <table:table-cell office:value-type="string" calcext:value-type="string">
            <text:p>rs207174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2359585890631" calcext:value-type="float">
            <text:p>0.8235958589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22" calcext:value-type="float">
            <text:p>22</text:p>
          </table:table-cell>
          <table:table-cell office:value-type="float" office:value="35380679" calcext:value-type="float">
            <text:p>3538067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27955" calcext:value-type="float">
            <text:p>0.527955</text:p>
          </table:table-cell>
        </table:table-row>
        <table:table-row table:style-name="ro1">
          <table:table-cell office:value-type="string" calcext:value-type="string">
            <text:p>rs19965783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61548937" calcext:value-type="float">
            <text:p>16154893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0379393" calcext:value-type="float">
            <text:p>0.00379393</text:p>
          </table:table-cell>
        </table:table-row>
        <table:table-row table:style-name="ro1">
          <table:table-cell office:value-type="string" calcext:value-type="string">
            <text:p>rs198975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8" calcext:value-type="float">
            <text:p>8</text:p>
          </table:table-cell>
          <table:table-cell office:value-type="float" office:value="17000966" calcext:value-type="float">
            <text:p>1700096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92772" calcext:value-type="float">
            <text:p>0.392772</text:p>
          </table:table-cell>
        </table:table-row>
        <table:table-row table:style-name="ro1">
          <table:table-cell office:value-type="string" calcext:value-type="string">
            <text:p>rs197927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661203029420289" calcext:value-type="float">
            <text:p>0.6612030294</text:p>
          </table:table-cell>
          <table:table-cell office:value-type="float" office:value="0.37037037037037" calcext:value-type="float">
            <text:p>0.3703703704</text:p>
          </table:table-cell>
          <table:table-cell office:value-type="float" office:value="17" calcext:value-type="float">
            <text:p>17</text:p>
          </table:table-cell>
          <table:table-cell office:value-type="float" office:value="18328782" calcext:value-type="float">
            <text:p>18328782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254" calcext:value-type="float">
            <text:p>0.254</text:p>
          </table:table-cell>
          <table:table-cell office:value-type="float" office:value="0.227835" calcext:value-type="float">
            <text:p>0.227835</text:p>
          </table:table-cell>
        </table:table-row>
        <table:table-row table:style-name="ro1">
          <table:table-cell office:value-type="string" calcext:value-type="string">
            <text:p>rs180500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03181299462777" calcext:value-type="float">
            <text:p>0.7031812995</text:p>
          </table:table-cell>
          <table:table-cell office:value-type="float" office:value="0.259259259259259" calcext:value-type="float">
            <text:p>0.2592592593</text:p>
          </table:table-cell>
          <table:table-cell office:value-type="float" office:value="16" calcext:value-type="float">
            <text:p>16</text:p>
          </table:table-cell>
          <table:table-cell office:value-type="float" office:value="89919709" calcext:value-type="float">
            <text:p>8991970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A,G,T</text:p>
          </table:table-cell>
          <table:table-cell office:value-type="string" calcext:value-type="string">
            <text:p>snp</text:p>
          </table:table-cell>
          <table:table-cell office:value-type="float" office:value="0.045" calcext:value-type="float">
            <text:p>0.045</text:p>
          </table:table-cell>
          <table:table-cell office:value-type="float" office:value="0.0185703" calcext:value-type="float">
            <text:p>0.0185703</text:p>
          </table:table-cell>
        </table:table-row>
        <table:table-row table:style-name="ro1">
          <table:table-cell office:value-type="string" calcext:value-type="string">
            <text:p>rs180500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72080615051629" calcext:value-type="float">
            <text:p>0.7720806151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6" calcext:value-type="float">
            <text:p>16</text:p>
          </table:table-cell>
          <table:table-cell office:value-type="float" office:value="89919736" calcext:value-type="float">
            <text:p>8991973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05" calcext:value-type="float">
            <text:p>0.05</text:p>
          </table:table-cell>
          <table:table-cell office:value-type="float" office:value="0.0145767" calcext:value-type="float">
            <text:p>0.0145767</text:p>
          </table:table-cell>
        </table:table-row>
        <table:table-row table:style-name="ro1">
          <table:table-cell office:value-type="string" calcext:value-type="string">
            <text:p>rs180508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523892622014029" calcext:value-type="float">
            <text:p>0.523892622</text:p>
          </table:table-cell>
          <table:table-cell office:value-type="float" office:value="0.703703703703704" calcext:value-type="float">
            <text:p>0.7037037037</text:p>
          </table:table-cell>
          <table:table-cell office:value-type="float" office:value="1" calcext:value-type="float">
            <text:p>1</text:p>
          </table:table-cell>
          <table:table-cell office:value-type="float" office:value="236885200" calcext:value-type="float">
            <text:p>236885200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8251" calcext:value-type="float">
            <text:p>0.218251</text:p>
          </table:table-cell>
        </table:table-row>
        <table:table-row table:style-name="ro1">
          <table:table-cell office:value-type="string" calcext:value-type="string">
            <text:p>rs180587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8" calcext:value-type="float">
            <text:p>8</text:p>
          </table:table-cell>
          <table:table-cell office:value-type="float" office:value="90069834" calcext:value-type="float">
            <text:p>9006983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C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66693" calcext:value-type="float">
            <text:p>0.566693</text:p>
          </table:table-cell>
        </table:table-row>
        <table:table-row table:style-name="ro1">
          <table:table-cell office:value-type="string" calcext:value-type="string">
            <text:p>rs180620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2359585890631" calcext:value-type="float">
            <text:p>0.8235958589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2" calcext:value-type="float">
            <text:p>12</text:p>
          </table:table-cell>
          <table:table-cell office:value-type="float" office:value="13564574" calcext:value-type="float">
            <text:p>13564574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3315" calcext:value-type="float">
            <text:p>0.303315</text:p>
          </table:table-cell>
        </table:table-row>
        <table:table-row table:style-name="ro1">
          <table:table-cell office:value-type="string" calcext:value-type="string">
            <text:p>rs18148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713869" calcext:value-type="float">
            <text:p>8971386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30671" calcext:value-type="float">
            <text:p>0.830671</text:p>
          </table:table-cell>
        </table:table-row>
        <table:table-row table:style-name="ro1">
          <table:table-cell office:value-type="string" calcext:value-type="string">
            <text:p>rs187648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72887223" calcext:value-type="float">
            <text:p>72887223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90256" calcext:value-type="float">
            <text:p>0.590256</text:p>
          </table:table-cell>
        </table:table-row>
        <table:table-row table:style-name="ro1">
          <table:table-cell office:value-type="string" calcext:value-type="string">
            <text:p>rs188066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3" calcext:value-type="float">
            <text:p>3</text:p>
          </table:table-cell>
          <table:table-cell office:value-type="float" office:value="133764852" calcext:value-type="float">
            <text:p>13376485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float" office:value="0.56" calcext:value-type="float">
            <text:p>0.56</text:p>
          </table:table-cell>
          <table:table-cell office:value-type="float" office:value="0.502196" calcext:value-type="float">
            <text:p>0.502196</text:p>
          </table:table-cell>
        </table:table-row>
        <table:table-row table:style-name="ro1">
          <table:table-cell office:value-type="string" calcext:value-type="string">
            <text:p>rs195533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168272635" calcext:value-type="float">
            <text:p>168272635</text:p>
          </table:table-cell>
          <table:table-cell office:value-type="string" calcext:value-type="string">
            <text:p>regulatory region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10064" calcext:value-type="float">
            <text:p>0.210064</text:p>
          </table:table-cell>
        </table:table-row>
        <table:table-row table:style-name="ro1">
          <table:table-cell office:value-type="string" calcext:value-type="string">
            <text:p>rs224223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761422" calcext:value-type="float">
            <text:p>761422</text:p>
          </table:table-cell>
          <table:table-cell office:value-type="string" calcext:value-type="string">
            <text:p>splice regi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38658" calcext:value-type="float">
            <text:p>0.0838658</text:p>
          </table:table-cell>
        </table:table-row>
        <table:table-row table:style-name="ro1">
          <table:table-cell office:value-type="string" calcext:value-type="string">
            <text:p>rs14362451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2763918392422" calcext:value-type="float">
            <text:p>0.7276391839</text:p>
          </table:table-cell>
          <table:table-cell office:value-type="float" office:value="0.259259259259259" calcext:value-type="float">
            <text:p>0.2592592593</text:p>
          </table:table-cell>
          <table:table-cell office:value-type="float" office:value="17" calcext:value-type="float">
            <text:p>17</text:p>
          </table:table-cell>
          <table:table-cell office:value-type="float" office:value="45991484" calcext:value-type="float">
            <text:p>4599148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1.334e-03,8.236e-06</text:p>
          </table:table-cell>
          <table:table-cell office:value-type="float" office:value="0.00119808" calcext:value-type="float">
            <text:p>0.00119808</text:p>
          </table:table-cell>
        </table:table-row>
        <table:table-row table:style-name="ro1">
          <table:table-cell office:value-type="string" calcext:value-type="string">
            <text:p>rs1021416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75998585" calcext:value-type="float">
            <text:p>75998585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00319" calcext:value-type="float">
            <text:p>0.800319</text:p>
          </table:table-cell>
        </table:table-row>
        <table:table-row table:style-name="ro1">
          <table:table-cell office:value-type="string" calcext:value-type="string">
            <text:p>rs1110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2" calcext:value-type="float">
            <text:p>22</text:p>
          </table:table-cell>
          <table:table-cell office:value-type="float" office:value="32479203" calcext:value-type="float">
            <text:p>32479203</text:p>
          </table:table-cell>
          <table:table-cell office:value-type="string" calcext:value-type="string">
            <text:p>start los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44" calcext:value-type="float">
            <text:p>0.44</text:p>
          </table:table-cell>
          <table:table-cell office:value-type="float" office:value="0.48742" calcext:value-type="float">
            <text:p>0.48742</text:p>
          </table:table-cell>
        </table:table-row>
        <table:table-row table:style-name="ro1">
          <table:table-cell office:value-type="string" calcext:value-type="string">
            <text:p>rs11129093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3" calcext:value-type="float">
            <text:p>3</text:p>
          </table:table-cell>
          <table:table-cell office:value-type="float" office:value="184322089" calcext:value-type="float">
            <text:p>18432208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00006607" calcext:value-type="float">
            <text:p>0.0000660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1134114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298346" calcext:value-type="float">
            <text:p>4029834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0003295" calcext:value-type="float">
            <text:p>0.0000329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113600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59170881112935" calcext:value-type="float">
            <text:p>0.7591708811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8" calcext:value-type="float">
            <text:p>8</text:p>
          </table:table-cell>
          <table:table-cell office:value-type="float" office:value="27607002" calcext:value-type="float">
            <text:p>2760700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21805" calcext:value-type="float">
            <text:p>0.621805</text:p>
          </table:table-cell>
        </table:table-row>
        <table:table-row table:style-name="ro1">
          <table:table-cell office:value-type="string" calcext:value-type="string">
            <text:p>rs11150195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310461" calcext:value-type="float">
            <text:p>4031046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0007413" calcext:value-type="float">
            <text:p>0.00007413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1117601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320071" calcext:value-type="float">
            <text:p>40320071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573" calcext:value-type="float">
            <text:p>0.573</text:p>
          </table:table-cell>
          <table:table-cell office:value-type="float" office:value="0.585663" calcext:value-type="float">
            <text:p>0.585663</text:p>
          </table:table-cell>
        </table:table-row>
        <table:table-row table:style-name="ro1">
          <table:table-cell office:value-type="string" calcext:value-type="string">
            <text:p>rs1119197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104247765" calcext:value-type="float">
            <text:p>10424776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0008" calcext:value-type="float">
            <text:p>0.20008</text:p>
          </table:table-cell>
        </table:table-row>
        <table:table-row table:style-name="ro1">
          <table:table-cell office:value-type="string" calcext:value-type="string">
            <text:p>rs1124056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5810103" calcext:value-type="float">
            <text:p>205810103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295" calcext:value-type="float">
            <text:p>0.295</text:p>
          </table:table-cell>
          <table:table-cell office:value-type="float" office:value="0.276558" calcext:value-type="float">
            <text:p>0.276558</text:p>
          </table:table-cell>
        </table:table-row>
        <table:table-row table:style-name="ro1">
          <table:table-cell office:value-type="string" calcext:value-type="string">
            <text:p>rs11399409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72080615051629" calcext:value-type="float">
            <text:p>0.7720806151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15" calcext:value-type="float">
            <text:p>15</text:p>
          </table:table-cell>
          <table:table-cell office:value-type="float" office:value="89320883" calcext:value-type="float">
            <text:p>8932088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10858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9" calcext:value-type="float">
            <text:p>9</text:p>
          </table:table-cell>
          <table:table-cell office:value-type="float" office:value="133639992" calcext:value-type="float">
            <text:p>133639992</text:p>
          </table:table-cell>
          <table:table-cell office:value-type="string" calcext:value-type="string">
            <text:p>splice regi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46" calcext:value-type="float">
            <text:p>0.46</text:p>
          </table:table-cell>
          <table:table-cell office:value-type="float" office:value="0.429912" calcext:value-type="float">
            <text:p>0.429912</text:p>
          </table:table-cell>
        </table:table-row>
        <table:table-row table:style-name="ro1">
          <table:table-cell office:value-type="string" calcext:value-type="string">
            <text:p>rs1087822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223890" calcext:value-type="float">
            <text:p>40223890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G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828674" calcext:value-type="float">
            <text:p>0.0828674</text:p>
          </table:table-cell>
        </table:table-row>
        <table:table-row table:style-name="ro1">
          <table:table-cell office:value-type="string" calcext:value-type="string">
            <text:p>rs1081277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28294233" calcext:value-type="float">
            <text:p>2829423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83027" calcext:value-type="float">
            <text:p>0.483027</text:p>
          </table:table-cell>
        </table:table-row>
        <table:table-row table:style-name="ro1">
          <table:table-cell office:value-type="string" calcext:value-type="string">
            <text:p>rs1024796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7" calcext:value-type="float">
            <text:p>7</text:p>
          </table:table-cell>
          <table:table-cell office:value-type="float" office:value="100622306" calcext:value-type="float">
            <text:p>10062230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82188" calcext:value-type="float">
            <text:p>0.882188</text:p>
          </table:table-cell>
        </table:table-row>
        <table:table-row table:style-name="ro1">
          <table:table-cell office:value-type="string" calcext:value-type="string">
            <text:p>rs1038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86716464277616" calcext:value-type="float">
            <text:p>0.7867164643</text:p>
          </table:table-cell>
          <table:table-cell office:value-type="float" office:value="0.185185185185185" calcext:value-type="float">
            <text:p>0.1851851852</text:p>
          </table:table-cell>
          <table:table-cell office:value-type="float" office:value="5" calcext:value-type="float">
            <text:p>5</text:p>
          </table:table-cell>
          <table:table-cell office:value-type="float" office:value="7897078" calcext:value-type="float">
            <text:p>7897078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151" calcext:value-type="float">
            <text:p>0.151</text:p>
          </table:table-cell>
          <table:table-cell office:value-type="float" office:value="0.219449" calcext:value-type="float">
            <text:p>0.219449</text:p>
          </table:table-cell>
        </table:table-row>
        <table:table-row table:style-name="ro1">
          <table:table-cell office:value-type="string" calcext:value-type="string">
            <text:p>rs104860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233485841" calcext:value-type="float">
            <text:p>23348584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321" calcext:value-type="float">
            <text:p>0.321</text:p>
          </table:table-cell>
          <table:table-cell office:value-type="float" office:value="0.40016" calcext:value-type="float">
            <text:p>0.40016</text:p>
          </table:table-cell>
        </table:table-row>
        <table:table-row table:style-name="ro1">
          <table:table-cell office:value-type="string" calcext:value-type="string">
            <text:p>rs10489410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9" calcext:value-type="float">
            <text:p>9</text:p>
          </table:table-cell>
          <table:table-cell office:value-type="float" office:value="21971019" calcext:value-type="float">
            <text:p>2197101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T,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104929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2359585890631" calcext:value-type="float">
            <text:p>0.8235958589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3" calcext:value-type="float">
            <text:p>3</text:p>
          </table:table-cell>
          <table:table-cell office:value-type="float" office:value="133775510" calcext:value-type="float">
            <text:p>133775510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16" calcext:value-type="float">
            <text:p>0.16</text:p>
          </table:table-cell>
          <table:table-cell office:value-type="float" office:value="0.15635" calcext:value-type="float">
            <text:p>0.15635</text:p>
          </table:table-cell>
        </table:table-row>
        <table:table-row table:style-name="ro1">
          <table:table-cell office:value-type="string" calcext:value-type="string">
            <text:p>rs104979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7" calcext:value-type="float">
            <text:p>7</text:p>
          </table:table-cell>
          <table:table-cell office:value-type="float" office:value="150860577" calcext:value-type="float">
            <text:p>15086057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G,T</text:p>
          </table:table-cell>
          <table:table-cell office:value-type="string" calcext:value-type="string">
            <text:p>snp</text:p>
          </table:table-cell>
          <table:table-cell office:value-type="float" office:value="0.37" calcext:value-type="float">
            <text:p>0.37</text:p>
          </table:table-cell>
          <table:table-cell office:value-type="float" office:value="0.453275" calcext:value-type="float">
            <text:p>0.453275</text:p>
          </table:table-cell>
        </table:table-row>
        <table:table-row table:style-name="ro1">
          <table:table-cell office:value-type="string" calcext:value-type="string">
            <text:p>rs105193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47622730590186" calcext:value-type="float">
            <text:p>0.7476227306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6" calcext:value-type="float">
            <text:p>6</text:p>
          </table:table-cell>
          <table:table-cell office:value-type="float" office:value="46705206" calcext:value-type="float">
            <text:p>4670520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0304" calcext:value-type="float">
            <text:p>0.810304</text:p>
          </table:table-cell>
        </table:table-row>
        <table:table-row table:style-name="ro1">
          <table:table-cell office:value-type="string" calcext:value-type="string">
            <text:p>rs105235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6" calcext:value-type="float">
            <text:p>16</text:p>
          </table:table-cell>
          <table:table-cell office:value-type="float" office:value="31183958" calcext:value-type="float">
            <text:p>31183958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73842" calcext:value-type="float">
            <text:p>0.473842</text:p>
          </table:table-cell>
        </table:table-row>
        <table:table-row table:style-name="ro1">
          <table:table-cell office:value-type="string" calcext:value-type="string">
            <text:p>rs106061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6535615" calcext:value-type="float">
            <text:p>653561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0016" calcext:value-type="float">
            <text:p>0.40016</text:p>
          </table:table-cell>
        </table:table-row>
        <table:table-row table:style-name="ro1">
          <table:table-cell office:value-type="string" calcext:value-type="string">
            <text:p>rs11607475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232794835" calcext:value-type="float">
            <text:p>232794835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C,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3.871e-04,1.647e-05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1165167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/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0.124,1.481e-05</text:p>
          </table:table-cell>
          <table:table-cell office:value-type="float" office:value="0.170527" calcext:value-type="float">
            <text:p>0.170527</text:p>
          </table:table-cell>
        </table:table-row>
        <table:table-row table:style-name="ro1">
          <table:table-cell office:value-type="string" calcext:value-type="string">
            <text:p>rs12988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9" calcext:value-type="float">
            <text:p>9</text:p>
          </table:table-cell>
          <table:table-cell office:value-type="float" office:value="133658547" calcext:value-type="float">
            <text:p>133658547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55391" calcext:value-type="float">
            <text:p>0.255391</text:p>
          </table:table-cell>
        </table:table-row>
        <table:table-row table:style-name="ro1">
          <table:table-cell office:value-type="string" calcext:value-type="string">
            <text:p>rs13298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22" calcext:value-type="float">
            <text:p>22</text:p>
          </table:table-cell>
          <table:table-cell office:value-type="float" office:value="38167464" calcext:value-type="float">
            <text:p>3816746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3754" calcext:value-type="float">
            <text:p>0.53754</text:p>
          </table:table-cell>
        </table:table-row>
        <table:table-row table:style-name="ro1">
          <table:table-cell office:value-type="string" calcext:value-type="string">
            <text:p>rs1331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55067069" calcext:value-type="float">
            <text:p>55067069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G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127" calcext:value-type="float">
            <text:p>0.8127</text:p>
          </table:table-cell>
        </table:table-row>
        <table:table-row table:style-name="ro1">
          <table:table-cell office:value-type="string" calcext:value-type="string">
            <text:p>rs1336290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27945981" calcext:value-type="float">
            <text:p>27945981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C/A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32388" calcext:value-type="float">
            <text:p>0.132388</text:p>
          </table:table-cell>
        </table:table-row>
        <table:table-row table:style-name="ro1">
          <table:table-cell office:value-type="string" calcext:value-type="string">
            <text:p>rs13805084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637894" calcext:value-type="float">
            <text:p>2063789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0003295" calcext:value-type="float">
            <text:p>0.00003295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14030472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1" calcext:value-type="float">
            <text:p>21</text:p>
          </table:table-cell>
          <table:table-cell office:value-type="float" office:value="25911855" calcext:value-type="float">
            <text:p>25911855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599042" calcext:value-type="float">
            <text:p>0.000599042</text:p>
          </table:table-cell>
        </table:table-row>
        <table:table-row table:style-name="ro1">
          <table:table-cell office:value-type="string" calcext:value-type="string">
            <text:p>rs141147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" calcext:value-type="float">
            <text:p>1</text:p>
          </table:table-cell>
          <table:table-cell office:value-type="float" office:value="180993146" calcext:value-type="float">
            <text:p>18099314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26358" calcext:value-type="float">
            <text:p>0.526358</text:p>
          </table:table-cell>
        </table:table-row>
        <table:table-row table:style-name="ro1">
          <table:table-cell office:value-type="string" calcext:value-type="string">
            <text:p>rs14136604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61785829" calcext:value-type="float">
            <text:p>16178582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C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1.153e-04,1.647e-05</text:p>
          </table:table-cell>
          <table:table-cell office:value-type="float" office:value="0.00119808" calcext:value-type="float">
            <text:p>0.00119808</text:p>
          </table:table-cell>
        </table:table-row>
        <table:table-row table:style-name="ro1">
          <table:table-cell office:value-type="string" calcext:value-type="string">
            <text:p>rs14244489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7" calcext:value-type="float">
            <text:p>7</text:p>
          </table:table-cell>
          <table:table-cell office:value-type="float" office:value="56106409" calcext:value-type="float">
            <text:p>5610640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07405" calcext:value-type="float">
            <text:p>0.007405</text:p>
          </table:table-cell>
          <table:table-cell office:value-type="float" office:value="0.00439297" calcext:value-type="float">
            <text:p>0.00439297</text:p>
          </table:table-cell>
        </table:table-row>
        <table:table-row table:style-name="ro1">
          <table:table-cell office:value-type="string" calcext:value-type="string">
            <text:p>rs125599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2359585890631" calcext:value-type="float">
            <text:p>0.8235958589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4" calcext:value-type="float">
            <text:p>14</text:p>
          </table:table-cell>
          <table:table-cell office:value-type="float" office:value="64227153" calcext:value-type="float">
            <text:p>64227153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G/T,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69209" calcext:value-type="float">
            <text:p>0.369209</text:p>
          </table:table-cell>
        </table:table-row>
        <table:table-row table:style-name="ro1">
          <table:table-cell office:value-type="string" calcext:value-type="string">
            <text:p>rs1250258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15724941" calcext:value-type="float">
            <text:p>1572494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463259" calcext:value-type="float">
            <text:p>0.0463259</text:p>
          </table:table-cell>
        </table:table-row>
        <table:table-row table:style-name="ro1">
          <table:table-cell office:value-type="string" calcext:value-type="string">
            <text:p>rs12191830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2" calcext:value-type="float">
            <text:p>22</text:p>
          </table:table-cell>
          <table:table-cell office:value-type="float" office:value="32475067" calcext:value-type="float">
            <text:p>3247506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170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4" calcext:value-type="float">
            <text:p>14</text:p>
          </table:table-cell>
          <table:table-cell office:value-type="float" office:value="20693894" calcext:value-type="float">
            <text:p>20693894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T/A,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0.135,8.236e-06</text:p>
          </table:table-cell>
          <table:table-cell office:value-type="float" office:value="0.114816" calcext:value-type="float">
            <text:p>0.114816</text:p>
          </table:table-cell>
        </table:table-row>
        <table:table-row table:style-name="ro1">
          <table:table-cell office:value-type="string" calcext:value-type="string">
            <text:p>rs11776234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40203810" calcext:value-type="float">
            <text:p>4020381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634984" calcext:value-type="float">
            <text:p>0.0634984</text:p>
          </table:table-cell>
        </table:table-row>
        <table:table-row table:style-name="ro1">
          <table:table-cell office:value-type="string" calcext:value-type="string">
            <text:p>rs11820390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232809731" calcext:value-type="float">
            <text:p>23280973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2007411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2359585890631" calcext:value-type="float">
            <text:p>0.8235958589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1" calcext:value-type="float">
            <text:p>11</text:p>
          </table:table-cell>
          <table:table-cell office:value-type="float" office:value="6394204" calcext:value-type="float">
            <text:p>639420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,T</text:p>
          </table:table-cell>
          <table:table-cell office:value-type="string" calcext:value-type="string">
            <text:p>snp</text:p>
          </table:table-cell>
          <table:table-cell office:value-type="float" office:value="0.0001153" calcext:value-type="float">
            <text:p>0.000115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204617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54106502" calcext:value-type="float">
            <text:p>5410650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05911" calcext:value-type="float">
            <text:p>0.305911</text:p>
          </table:table-cell>
        </table:table-row>
        <table:table-row table:style-name="ro1">
          <table:table-cell office:value-type="string" calcext:value-type="string">
            <text:p>rs12190932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37176157736413" calcext:value-type="float">
            <text:p>0.7371761577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9" calcext:value-type="float">
            <text:p>9</text:p>
          </table:table-cell>
          <table:table-cell office:value-type="float" office:value="35065363" calcext:value-type="float">
            <text:p>3506536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,G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2190933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59170881112935" calcext:value-type="float">
            <text:p>0.7591708811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9" calcext:value-type="float">
            <text:p>9</text:p>
          </table:table-cell>
          <table:table-cell office:value-type="float" office:value="35065364" calcext:value-type="float">
            <text:p>3506536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C,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2190933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59170881112935" calcext:value-type="float">
            <text:p>0.7591708811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9" calcext:value-type="float">
            <text:p>9</text:p>
          </table:table-cell>
          <table:table-cell office:value-type="float" office:value="35065255" calcext:value-type="float">
            <text:p>35065255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2191830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22" calcext:value-type="float">
            <text:p>22</text:p>
          </table:table-cell>
          <table:table-cell office:value-type="float" office:value="32498453" calcext:value-type="float">
            <text:p>32498453</text:p>
          </table:table-cell>
          <table:table-cell office:value-type="string" calcext:value-type="string">
            <text:p>stop gained</text:p>
          </table:table-cell>
          <table:table-cell office:value-type="string" calcext:value-type="string">
            <text:p>C/A,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14306188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" calcext:value-type="float">
            <text:p>1</text:p>
          </table:table-cell>
          <table:table-cell office:value-type="float" office:value="226881960" calcext:value-type="float">
            <text:p>226881960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00002471" calcext:value-type="float">
            <text:p>0.000024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37601116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78471857" calcext:value-type="float">
            <text:p>7847185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424816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32398644" calcext:value-type="float">
            <text:p>3239864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78315" calcext:value-type="float">
            <text:p>0.178315</text:p>
          </table:table-cell>
        </table:table-row>
        <table:table-row table:style-name="ro1">
          <table:table-cell office:value-type="string" calcext:value-type="string">
            <text:p>rs42935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642892890151462" calcext:value-type="float">
            <text:p>0.6428928902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44908684" calcext:value-type="float">
            <text:p>4490868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float" office:value="0.1" calcext:value-type="float">
            <text:p>0.1</text:p>
          </table:table-cell>
          <table:table-cell office:value-type="float" office:value="0.150559" calcext:value-type="float">
            <text:p>0.150559</text:p>
          </table:table-cell>
        </table:table-row>
        <table:table-row table:style-name="ro1">
          <table:table-cell office:value-type="string" calcext:value-type="string">
            <text:p>rs44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2" calcext:value-type="float">
            <text:p>12</text:p>
          </table:table-cell>
          <table:table-cell office:value-type="float" office:value="111791045" calcext:value-type="float">
            <text:p>11179104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02077" calcext:value-type="float">
            <text:p>0.202077</text:p>
          </table:table-cell>
        </table:table-row>
        <table:table-row table:style-name="ro1">
          <table:table-cell office:value-type="string" calcext:value-type="string">
            <text:p>rs443455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7" calcext:value-type="float">
            <text:p>7</text:p>
          </table:table-cell>
          <table:table-cell office:value-type="float" office:value="100642568" calcext:value-type="float">
            <text:p>100642568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0012" calcext:value-type="float">
            <text:p>0.30012</text:p>
          </table:table-cell>
        </table:table-row>
        <table:table-row table:style-name="ro1">
          <table:table-cell office:value-type="string" calcext:value-type="string">
            <text:p>rs4553943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649109" calcext:value-type="float">
            <text:p>20649109</text:p>
          </table:table-cell>
          <table:table-cell office:value-type="string" calcext:value-type="string">
            <text:p>stop gained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00002471" calcext:value-type="float">
            <text:p>0.00002471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458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2763918392422" calcext:value-type="float">
            <text:p>0.7276391839</text:p>
          </table:table-cell>
          <table:table-cell office:value-type="float" office:value="0.296296296296296" calcext:value-type="float">
            <text:p>0.2962962963</text:p>
          </table:table-cell>
          <table:table-cell office:value-type="float" office:value="4" calcext:value-type="float">
            <text:p>4</text:p>
          </table:table-cell>
          <table:table-cell office:value-type="float" office:value="71752606" calcext:value-type="float">
            <text:p>7175260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T,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0.253,8.236e-06</text:p>
          </table:table-cell>
          <table:table-cell office:value-type="float" office:value="0.207867" calcext:value-type="float">
            <text:p>0.207867</text:p>
          </table:table-cell>
        </table:table-row>
        <table:table-row table:style-name="ro1">
          <table:table-cell office:value-type="string" calcext:value-type="string">
            <text:p>rs463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37176157736413" calcext:value-type="float">
            <text:p>0.7371761577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22" calcext:value-type="float">
            <text:p>22</text:p>
          </table:table-cell>
          <table:table-cell office:value-type="float" office:value="19962712" calcext:value-type="float">
            <text:p>19962712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float" office:value="0.466" calcext:value-type="float">
            <text:p>0.466</text:p>
          </table:table-cell>
          <table:table-cell office:value-type="float" office:value="0.371605" calcext:value-type="float">
            <text:p>0.371605</text:p>
          </table:table-cell>
        </table:table-row>
        <table:table-row table:style-name="ro1">
          <table:table-cell office:value-type="string" calcext:value-type="string">
            <text:p>rs46644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1" calcext:value-type="float">
            <text:p>21</text:p>
          </table:table-cell>
          <table:table-cell office:value-type="float" office:value="26171790" calcext:value-type="float">
            <text:p>2617179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54752" calcext:value-type="float">
            <text:p>0.654752</text:p>
          </table:table-cell>
        </table:table-row>
        <table:table-row table:style-name="ro1">
          <table:table-cell office:value-type="string" calcext:value-type="string">
            <text:p>rs224690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89319135" calcext:value-type="float">
            <text:p>8931913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float" office:value="0.372" calcext:value-type="float">
            <text:p>0.372</text:p>
          </table:table-cell>
          <table:table-cell office:value-type="float" office:value="0.291134" calcext:value-type="float">
            <text:p>0.291134</text:p>
          </table:table-cell>
        </table:table-row>
        <table:table-row table:style-name="ro1">
          <table:table-cell office:value-type="string" calcext:value-type="string">
            <text:p>rs4154971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89321842" calcext:value-type="float">
            <text:p>89321842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float" office:value="0.006276" calcext:value-type="float">
            <text:p>0.006276</text:p>
          </table:table-cell>
          <table:table-cell office:value-type="float" office:value="0.00219649" calcext:value-type="float">
            <text:p>0.00219649</text:p>
          </table:table-cell>
        </table:table-row>
        <table:table-row table:style-name="ro1">
          <table:table-cell office:value-type="string" calcext:value-type="string">
            <text:p>rs390272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50139665" calcext:value-type="float">
            <text:p>5013966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81829" calcext:value-type="float">
            <text:p>0.481829</text:p>
          </table:table-cell>
        </table:table-row>
        <table:table-row table:style-name="ro1">
          <table:table-cell office:value-type="string" calcext:value-type="string">
            <text:p>rs38790694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74530433" calcext:value-type="float">
            <text:p>7453043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377543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788590" calcext:value-type="float">
            <text:p>8978859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84185" calcext:value-type="float">
            <text:p>0.384185</text:p>
          </table:table-cell>
        </table:table-row>
        <table:table-row table:style-name="ro1">
          <table:table-cell office:value-type="string" calcext:value-type="string">
            <text:p>rs377544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4" calcext:value-type="float">
            <text:p>4</text:p>
          </table:table-cell>
          <table:table-cell office:value-type="float" office:value="89805385" calcext:value-type="float">
            <text:p>8980538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52356" calcext:value-type="float">
            <text:p>0.152356</text:p>
          </table:table-cell>
        </table:table-row>
        <table:table-row table:style-name="ro1">
          <table:table-cell office:value-type="string" calcext:value-type="string">
            <text:p>rs378588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5916010" calcext:value-type="float">
            <text:p>4591601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8758" calcext:value-type="float">
            <text:p>0.38758</text:p>
          </table:table-cell>
        </table:table-row>
        <table:table-row table:style-name="ro1">
          <table:table-cell office:value-type="string" calcext:value-type="string">
            <text:p>rs379809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9542417" calcext:value-type="float">
            <text:p>954241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60144" calcext:value-type="float">
            <text:p>0.160144</text:p>
          </table:table-cell>
        </table:table-row>
        <table:table-row table:style-name="ro1">
          <table:table-cell office:value-type="string" calcext:value-type="string">
            <text:p>rs379857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86716464277616" calcext:value-type="float">
            <text:p>0.7867164643</text:p>
          </table:table-cell>
          <table:table-cell office:value-type="float" office:value="0.185185185185185" calcext:value-type="float">
            <text:p>0.1851851852</text:p>
          </table:table-cell>
          <table:table-cell office:value-type="float" office:value="6" calcext:value-type="float">
            <text:p>6</text:p>
          </table:table-cell>
          <table:table-cell office:value-type="float" office:value="152099995" calcext:value-type="float">
            <text:p>152099995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63658" calcext:value-type="float">
            <text:p>0.463658</text:p>
          </table:table-cell>
        </table:table-row>
        <table:table-row table:style-name="ro1">
          <table:table-cell office:value-type="string" calcext:value-type="string">
            <text:p>rs382208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4" calcext:value-type="float">
            <text:p>4</text:p>
          </table:table-cell>
          <table:table-cell office:value-type="float" office:value="89743643" calcext:value-type="float">
            <text:p>8974364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79393" calcext:value-type="float">
            <text:p>0.379393</text:p>
          </table:table-cell>
        </table:table-row>
        <table:table-row table:style-name="ro1">
          <table:table-cell office:value-type="string" calcext:value-type="string">
            <text:p>rs382733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2" calcext:value-type="float">
            <text:p>22</text:p>
          </table:table-cell>
          <table:table-cell office:value-type="float" office:value="32625012" calcext:value-type="float">
            <text:p>3262501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22005" calcext:value-type="float">
            <text:p>0.122005</text:p>
          </table:table-cell>
        </table:table-row>
        <table:table-row table:style-name="ro1">
          <table:table-cell office:value-type="string" calcext:value-type="string">
            <text:p>rs384994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2359585890631" calcext:value-type="float">
            <text:p>0.8235958589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9" calcext:value-type="float">
            <text:p>9</text:p>
          </table:table-cell>
          <table:table-cell office:value-type="float" office:value="27543283" calcext:value-type="float">
            <text:p>27543283</text:p>
          </table:table-cell>
          <table:table-cell office:value-type="string" calcext:value-type="string">
            <text:p>downstream gen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17492" calcext:value-type="float">
            <text:p>0.817492</text:p>
          </table:table-cell>
        </table:table-row>
        <table:table-row table:style-name="ro1">
          <table:table-cell office:value-type="string" calcext:value-type="string">
            <text:p>rs38790641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9" calcext:value-type="float">
            <text:p>9</text:p>
          </table:table-cell>
          <table:table-cell office:value-type="float" office:value="21971019" calcext:value-type="float">
            <text:p>2197101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ultinucleotide-polymorphism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475229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119342186" calcext:value-type="float">
            <text:p>11934218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93291" calcext:value-type="float">
            <text:p>0.693291</text:p>
          </table:table-cell>
        </table:table-row>
        <table:table-row table:style-name="ro1">
          <table:table-cell office:value-type="string" calcext:value-type="string">
            <text:p>rs476794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111771537" calcext:value-type="float">
            <text:p>11177153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61941" calcext:value-type="float">
            <text:p>0.161941</text:p>
          </table:table-cell>
        </table:table-row>
        <table:table-row table:style-name="ro1">
          <table:table-cell office:value-type="string" calcext:value-type="string">
            <text:p>rs55061050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2" calcext:value-type="float">
            <text:p>22</text:p>
          </table:table-cell>
          <table:table-cell office:value-type="float" office:value="32479013" calcext:value-type="float">
            <text:p>3247901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0119808" calcext:value-type="float">
            <text:p>0.00119808</text:p>
          </table:table-cell>
        </table:table-row>
        <table:table-row table:style-name="ro1">
          <table:table-cell office:value-type="string" calcext:value-type="string">
            <text:p>rs55199065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130120359" calcext:value-type="float">
            <text:p>13012035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5628502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122422868" calcext:value-type="float">
            <text:p>122422868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56478707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5583771" calcext:value-type="float">
            <text:p>558377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5690201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8" calcext:value-type="float">
            <text:p>8</text:p>
          </table:table-cell>
          <table:table-cell office:value-type="float" office:value="24914799" calcext:value-type="float">
            <text:p>2491479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,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3.546e-04,3.299e-05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57109291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6" calcext:value-type="float">
            <text:p>6</text:p>
          </table:table-cell>
          <table:table-cell office:value-type="float" office:value="161360181" calcext:value-type="float">
            <text:p>16136018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A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57153727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3" calcext:value-type="float">
            <text:p>3</text:p>
          </table:table-cell>
          <table:table-cell office:value-type="float" office:value="183867956" calcext:value-type="float">
            <text:p>183867956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57503153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9" calcext:value-type="float">
            <text:p>9</text:p>
          </table:table-cell>
          <table:table-cell office:value-type="float" office:value="21971020" calcext:value-type="float">
            <text:p>21971020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G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58876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03612312240344" calcext:value-type="float">
            <text:p>0.8036123122</text:p>
          </table:table-cell>
          <table:table-cell office:value-type="float" office:value="0.185185185185185" calcext:value-type="float">
            <text:p>0.1851851852</text:p>
          </table:table-cell>
          <table:table-cell office:value-type="float" office:value="15" calcext:value-type="float">
            <text:p>15</text:p>
          </table:table-cell>
          <table:table-cell office:value-type="float" office:value="78573083" calcext:value-type="float">
            <text:p>7857308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24441" calcext:value-type="float">
            <text:p>0.724441</text:p>
          </table:table-cell>
        </table:table-row>
        <table:table-row table:style-name="ro1">
          <table:table-cell office:value-type="string" calcext:value-type="string">
            <text:p>rs549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56483196432092" calcext:value-type="float">
            <text:p>0.5648319643</text:p>
          </table:table-cell>
          <table:table-cell office:value-type="float" office:value="0.703703703703704" calcext:value-type="float">
            <text:p>0.7037037037</text:p>
          </table:table-cell>
          <table:table-cell office:value-type="float" office:value="19" calcext:value-type="float">
            <text:p>19</text:p>
          </table:table-cell>
          <table:table-cell office:value-type="float" office:value="10285007" calcext:value-type="float">
            <text:p>1028500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428" calcext:value-type="float">
            <text:p>0.428</text:p>
          </table:table-cell>
          <table:table-cell office:value-type="float" office:value="0.358826" calcext:value-type="float">
            <text:p>0.358826</text:p>
          </table:table-cell>
        </table:table-row>
        <table:table-row table:style-name="ro1">
          <table:table-cell office:value-type="string" calcext:value-type="string">
            <text:p>rs53738122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2" calcext:value-type="float">
            <text:p>22</text:p>
          </table:table-cell>
          <table:table-cell office:value-type="float" office:value="32478992" calcext:value-type="float">
            <text:p>32478992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532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9" calcext:value-type="float">
            <text:p>9</text:p>
          </table:table-cell>
          <table:table-cell office:value-type="float" office:value="133642351" calcext:value-type="float">
            <text:p>13364235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1837" calcext:value-type="float">
            <text:p>0.101837</text:p>
          </table:table-cell>
        </table:table-row>
        <table:table-row table:style-name="ro1">
          <table:table-cell office:value-type="string" calcext:value-type="string">
            <text:p>rs481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6894626610743" calcext:value-type="float">
            <text:p>0.6894626611</text:p>
          </table:table-cell>
          <table:table-cell office:value-type="float" office:value="0.296296296296296" calcext:value-type="float">
            <text:p>0.2962962963</text:p>
          </table:table-cell>
          <table:table-cell office:value-type="float" office:value="22" calcext:value-type="float">
            <text:p>22</text:p>
          </table:table-cell>
          <table:table-cell office:value-type="float" office:value="19963684" calcext:value-type="float">
            <text:p>19963684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C/G,T</text:p>
          </table:table-cell>
          <table:table-cell office:value-type="string" calcext:value-type="string">
            <text:p>snp</text:p>
          </table:table-cell>
          <table:table-cell office:value-type="float" office:value="0.338" calcext:value-type="float">
            <text:p>0.338</text:p>
          </table:table-cell>
          <table:table-cell office:value-type="float" office:value="0.296925" calcext:value-type="float">
            <text:p>0.296925</text:p>
          </table:table-cell>
        </table:table-row>
        <table:table-row table:style-name="ro1">
          <table:table-cell office:value-type="string" calcext:value-type="string">
            <text:p>rs486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7" calcext:value-type="float">
            <text:p>7</text:p>
          </table:table-cell>
          <table:table-cell office:value-type="float" office:value="2249951" calcext:value-type="float">
            <text:p>2249951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05671" calcext:value-type="float">
            <text:p>0.0205671</text:p>
          </table:table-cell>
        </table:table-row>
        <table:table-row table:style-name="ro1">
          <table:table-cell office:value-type="string" calcext:value-type="string">
            <text:p>rs487736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9" calcext:value-type="float">
            <text:p>9</text:p>
          </table:table-cell>
          <table:table-cell office:value-type="float" office:value="87540777" calcext:value-type="float">
            <text:p>87540777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26877" calcext:value-type="float">
            <text:p>0.326877</text:p>
          </table:table-cell>
        </table:table-row>
        <table:table-row table:style-name="ro1">
          <table:table-cell office:value-type="string" calcext:value-type="string">
            <text:p>rs487810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9" calcext:value-type="float">
            <text:p>9</text:p>
          </table:table-cell>
          <table:table-cell office:value-type="float" office:value="87578076" calcext:value-type="float">
            <text:p>8757807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21565" calcext:value-type="float">
            <text:p>0.521565</text:p>
          </table:table-cell>
        </table:table-row>
        <table:table-row table:style-name="ro1">
          <table:table-cell office:value-type="string" calcext:value-type="string">
            <text:p>rs488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515668311261932" calcext:value-type="float">
            <text:p>0.5156683113</text:p>
          </table:table-cell>
          <table:table-cell office:value-type="float" office:value="0.777777777777778" calcext:value-type="float">
            <text:p>0.7777777778</text:p>
          </table:table-cell>
          <table:table-cell office:value-type="float" office:value="6" calcext:value-type="float">
            <text:p>6</text:p>
          </table:table-cell>
          <table:table-cell office:value-type="float" office:value="159692840" calcext:value-type="float">
            <text:p>159692840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476" calcext:value-type="float">
            <text:p>0.476</text:p>
          </table:table-cell>
          <table:table-cell office:value-type="float" office:value="0.410743" calcext:value-type="float">
            <text:p>0.410743</text:p>
          </table:table-cell>
        </table:table-row>
        <table:table-row table:style-name="ro1">
          <table:table-cell office:value-type="string" calcext:value-type="string">
            <text:p>rs488960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6" calcext:value-type="float">
            <text:p>16</text:p>
          </table:table-cell>
          <table:table-cell office:value-type="float" office:value="30970904" calcext:value-type="float">
            <text:p>3097090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58227" calcext:value-type="float">
            <text:p>0.358227</text:p>
          </table:table-cell>
        </table:table-row>
        <table:table-row table:style-name="ro1">
          <table:table-cell office:value-type="string" calcext:value-type="string">
            <text:p>rs491141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2359585890631" calcext:value-type="float">
            <text:p>0.8235958589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20" calcext:value-type="float">
            <text:p>20</text:p>
          </table:table-cell>
          <table:table-cell office:value-type="float" office:value="34141638" calcext:value-type="float">
            <text:p>34141638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97724" calcext:value-type="float">
            <text:p>0.797724</text:p>
          </table:table-cell>
        </table:table-row>
        <table:table-row table:style-name="ro1">
          <table:table-cell office:value-type="string" calcext:value-type="string">
            <text:p>rs491962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0" calcext:value-type="float">
            <text:p>10</text:p>
          </table:table-cell>
          <table:table-cell office:value-type="float" office:value="102238914" calcext:value-type="float">
            <text:p>10223891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67532" calcext:value-type="float">
            <text:p>0.667532</text:p>
          </table:table-cell>
        </table:table-row>
        <table:table-row table:style-name="ro1">
          <table:table-cell office:value-type="string" calcext:value-type="string">
            <text:p>rs499838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6" calcext:value-type="float">
            <text:p>16</text:p>
          </table:table-cell>
          <table:table-cell office:value-type="float" office:value="9976688" calcext:value-type="float">
            <text:p>9976688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81869" calcext:value-type="float">
            <text:p>0.081869</text:p>
          </table:table-cell>
        </table:table-row>
        <table:table-row table:style-name="ro1">
          <table:table-cell office:value-type="string" calcext:value-type="string">
            <text:p>rs599669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2" calcext:value-type="float">
            <text:p>22</text:p>
          </table:table-cell>
          <table:table-cell office:value-type="float" office:value="24431654" calcext:value-type="float">
            <text:p>2443165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5595" calcext:value-type="float">
            <text:p>0.15595</text:p>
          </table:table-cell>
        </table:table-row>
        <table:table-row table:style-name="ro1">
          <table:table-cell office:value-type="string" calcext:value-type="string">
            <text:p>rs37557012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1" calcext:value-type="float">
            <text:p>11</text:p>
          </table:table-cell>
          <table:table-cell office:value-type="float" office:value="6394482" calcext:value-type="float">
            <text:p>6394482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227036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6" calcext:value-type="float">
            <text:p>16</text:p>
          </table:table-cell>
          <table:table-cell office:value-type="float" office:value="4476291" calcext:value-type="float">
            <text:p>4476291</text:p>
          </table:table-cell>
          <table:table-cell office:value-type="string" calcext:value-type="string">
            <text:p>5 prime UTR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82907" calcext:value-type="float">
            <text:p>0.682907</text:p>
          </table:table-cell>
        </table:table-row>
        <table:table-row table:style-name="ro1">
          <table:table-cell office:value-type="string" calcext:value-type="string">
            <text:p>rs247089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5" calcext:value-type="float">
            <text:p>15</text:p>
          </table:table-cell>
          <table:table-cell office:value-type="float" office:value="74755085" calcext:value-type="float">
            <text:p>74755085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float" office:value="0.455" calcext:value-type="float">
            <text:p>0.455</text:p>
          </table:table-cell>
          <table:table-cell office:value-type="float" office:value="0.236222" calcext:value-type="float">
            <text:p>0.236222</text:p>
          </table:table-cell>
        </table:table-row>
        <table:table-row table:style-name="ro1">
          <table:table-cell office:value-type="string" calcext:value-type="string">
            <text:p>rs2553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595676473957939" calcext:value-type="float">
            <text:p>0.595676474</text:p>
          </table:table-cell>
          <table:table-cell office:value-type="float" office:value="0.37037037037037" calcext:value-type="float">
            <text:p>0.3703703704</text:p>
          </table:table-cell>
          <table:table-cell office:value-type="float" office:value="17" calcext:value-type="float">
            <text:p>17</text:p>
          </table:table-cell>
          <table:table-cell office:value-type="float" office:value="30237328" calcext:value-type="float">
            <text:p>30237328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3758" calcext:value-type="float">
            <text:p>0.13758</text:p>
          </table:table-cell>
        </table:table-row>
        <table:table-row table:style-name="ro1">
          <table:table-cell office:value-type="string" calcext:value-type="string">
            <text:p>rs261936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837896" calcext:value-type="float">
            <text:p>8983789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07428" calcext:value-type="float">
            <text:p>0.107428</text:p>
          </table:table-cell>
        </table:table-row>
        <table:table-row table:style-name="ro1">
          <table:table-cell office:value-type="string" calcext:value-type="string">
            <text:p>rs261936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838736" calcext:value-type="float">
            <text:p>89838736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09425" calcext:value-type="float">
            <text:p>0.109425</text:p>
          </table:table-cell>
        </table:table-row>
        <table:table-row table:style-name="ro1">
          <table:table-cell office:value-type="string" calcext:value-type="string">
            <text:p>rs26760032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122440629" calcext:value-type="float">
            <text:p>122440629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273702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790619" calcext:value-type="float">
            <text:p>89790619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06789" calcext:value-type="float">
            <text:p>0.506789</text:p>
          </table:table-cell>
        </table:table-row>
        <table:table-row table:style-name="ro1">
          <table:table-cell office:value-type="string" calcext:value-type="string">
            <text:p>rs274468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3812318" calcext:value-type="float">
            <text:p>13812318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59625" calcext:value-type="float">
            <text:p>0.859625</text:p>
          </table:table-cell>
        </table:table-row>
        <table:table-row table:style-name="ro1">
          <table:table-cell office:value-type="string" calcext:value-type="string">
            <text:p>rs274469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3811306" calcext:value-type="float">
            <text:p>1381130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6222" calcext:value-type="float">
            <text:p>0.86222</text:p>
          </table:table-cell>
        </table:table-row>
        <table:table-row table:style-name="ro1">
          <table:table-cell office:value-type="string" calcext:value-type="string">
            <text:p>rs2785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96710335" calcext:value-type="float">
            <text:p>9671033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85663" calcext:value-type="float">
            <text:p>0.585663</text:p>
          </table:table-cell>
        </table:table-row>
        <table:table-row table:style-name="ro1">
          <table:table-cell office:value-type="string" calcext:value-type="string">
            <text:p>rs243520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45994485" calcext:value-type="float">
            <text:p>4599448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94169" calcext:value-type="float">
            <text:p>0.394169</text:p>
          </table:table-cell>
        </table:table-row>
        <table:table-row table:style-name="ro1">
          <table:table-cell office:value-type="string" calcext:value-type="string">
            <text:p>rs242109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72886395" calcext:value-type="float">
            <text:p>72886395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76398" calcext:value-type="float">
            <text:p>0.876398</text:p>
          </table:table-cell>
        </table:table-row>
        <table:table-row table:style-name="ro1">
          <table:table-cell office:value-type="string" calcext:value-type="string">
            <text:p>rs236472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177268260" calcext:value-type="float">
            <text:p>177268260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03235" calcext:value-type="float">
            <text:p>0.603235</text:p>
          </table:table-cell>
        </table:table-row>
        <table:table-row table:style-name="ro1">
          <table:table-cell office:value-type="string" calcext:value-type="string">
            <text:p>rs227529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20" calcext:value-type="float">
            <text:p>20</text:p>
          </table:table-cell>
          <table:table-cell office:value-type="float" office:value="63962894" calcext:value-type="float">
            <text:p>6396289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27476" calcext:value-type="float">
            <text:p>0.327476</text:p>
          </table:table-cell>
        </table:table-row>
        <table:table-row table:style-name="ro1">
          <table:table-cell office:value-type="string" calcext:value-type="string">
            <text:p>rs228198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102231624" calcext:value-type="float">
            <text:p>102231624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G/T,A</text:p>
          </table:table-cell>
          <table:table-cell office:value-type="string" calcext:value-type="string">
            <text:p>snp</text:p>
          </table:table-cell>
          <table:table-cell office:value-type="float" office:value="0.61" calcext:value-type="float">
            <text:p>0.61</text:p>
          </table:table-cell>
          <table:table-cell office:value-type="float" office:value="0.664137" calcext:value-type="float">
            <text:p>0.664137</text:p>
          </table:table-cell>
        </table:table-row>
        <table:table-row table:style-name="ro1">
          <table:table-cell office:value-type="string" calcext:value-type="string">
            <text:p>rs228406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86716464277616" calcext:value-type="float">
            <text:p>0.7867164643</text:p>
          </table:table-cell>
          <table:table-cell office:value-type="float" office:value="0.185185185185185" calcext:value-type="float">
            <text:p>0.1851851852</text:p>
          </table:table-cell>
          <table:table-cell office:value-type="float" office:value="22" calcext:value-type="float">
            <text:p>22</text:p>
          </table:table-cell>
          <table:table-cell office:value-type="float" office:value="38148291" calcext:value-type="float">
            <text:p>38148291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18331" calcext:value-type="float">
            <text:p>0.418331</text:p>
          </table:table-cell>
        </table:table-row>
        <table:table-row table:style-name="ro1">
          <table:table-cell office:value-type="string" calcext:value-type="string">
            <text:p>rs229563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48053743367753" calcext:value-type="float">
            <text:p>0.8480537434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" calcext:value-type="float">
            <text:p>1</text:p>
          </table:table-cell>
          <table:table-cell office:value-type="float" office:value="46408711" calcext:value-type="float">
            <text:p>4640871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05032" calcext:value-type="float">
            <text:p>0.605032</text:p>
          </table:table-cell>
        </table:table-row>
        <table:table-row table:style-name="ro1">
          <table:table-cell office:value-type="string" calcext:value-type="string">
            <text:p>rs229723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104274733" calcext:value-type="float">
            <text:p>104274733</text:p>
          </table:table-cell>
          <table:table-cell office:value-type="string" calcext:value-type="string">
            <text:p>5 prime UTR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66733" calcext:value-type="float">
            <text:p>0.166733</text:p>
          </table:table-cell>
        </table:table-row>
        <table:table-row table:style-name="ro1">
          <table:table-cell office:value-type="string" calcext:value-type="string">
            <text:p>rs230113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837794" calcext:value-type="float">
            <text:p>89837794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47364" calcext:value-type="float">
            <text:p>0.647364</text:p>
          </table:table-cell>
        </table:table-row>
        <table:table-row table:style-name="ro1">
          <table:table-cell office:value-type="string" calcext:value-type="string">
            <text:p>rs2301135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837238" calcext:value-type="float">
            <text:p>89837238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G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56749" calcext:value-type="float">
            <text:p>0.656749</text:p>
          </table:table-cell>
        </table:table-row>
        <table:table-row table:style-name="ro1">
          <table:table-cell office:value-type="string" calcext:value-type="string">
            <text:p>rs230660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58388932" calcext:value-type="float">
            <text:p>58388932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549121" calcext:value-type="float">
            <text:p>0.549121</text:p>
          </table:table-cell>
        </table:table-row>
        <table:table-row table:style-name="ro1">
          <table:table-cell office:value-type="string" calcext:value-type="string">
            <text:p>rs230743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89323966" calcext:value-type="float">
            <text:p>8932396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125799" calcext:value-type="float">
            <text:p>0.0125799</text:p>
          </table:table-cell>
        </table:table-row>
        <table:table-row table:style-name="ro1">
          <table:table-cell office:value-type="string" calcext:value-type="string">
            <text:p>rs28341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99347033" calcext:value-type="float">
            <text:p>99347033</text:p>
          </table:table-cell>
          <table:table-cell office:value-type="string" calcext:value-type="string">
            <text:p>stop gained</text:p>
          </table:table-cell>
          <table:table-cell office:value-type="string" calcext:value-type="string">
            <text:p>C/A</text:p>
          </table:table-cell>
          <table:table-cell office:value-type="string" calcext:value-type="string">
            <text:p>snp</text:p>
          </table:table-cell>
          <table:table-cell office:value-type="float" office:value="0.985" calcext:value-type="float">
            <text:p>0.985</text:p>
          </table:table-cell>
          <table:table-cell office:value-type="float" office:value="0.992812" calcext:value-type="float">
            <text:p>0.992812</text:p>
          </table:table-cell>
        </table:table-row>
        <table:table-row table:style-name="ro1">
          <table:table-cell office:value-type="string" calcext:value-type="string">
            <text:p>rs2864987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133535075" calcext:value-type="float">
            <text:p>133535075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162141" calcext:value-type="float">
            <text:p>0.162141</text:p>
          </table:table-cell>
        </table:table-row>
        <table:table-row table:style-name="ro1">
          <table:table-cell office:value-type="string" calcext:value-type="string">
            <text:p>rs3580141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59170881112935" calcext:value-type="float">
            <text:p>0.7591708811</text:p>
          </table:table-cell>
          <table:table-cell office:value-type="float" office:value="0.148148148148148" calcext:value-type="float">
            <text:p>0.1481481481</text:p>
          </table:table-cell>
          <table:table-cell office:value-type="float" office:value="12" calcext:value-type="float">
            <text:p>12</text:p>
          </table:table-cell>
          <table:table-cell office:value-type="float" office:value="40321114" calcext:value-type="float">
            <text:p>40321114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3598636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3" calcext:value-type="float">
            <text:p>3</text:p>
          </table:table-cell>
          <table:table-cell office:value-type="float" office:value="19950975" calcext:value-type="float">
            <text:p>19950975</text:p>
          </table:table-cell>
          <table:table-cell office:value-type="string" calcext:value-type="string">
            <text:p>frameshift variant</text:p>
          </table:table-cell>
          <table:table-cell office:value-type="string" calcext:value-type="string">
            <text:p>-/GG</text:p>
          </table:table-cell>
          <table:table-cell office:value-type="string" calcext:value-type="string">
            <text:p>in-de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36083712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156329377" calcext:value-type="float">
            <text:p>156329377</text:p>
          </table:table-cell>
          <table:table-cell office:value-type="string" calcext:value-type="string">
            <text:p>frameshift variant</text:p>
          </table:table-cell>
          <table:table-cell office:value-type="string" calcext:value-type="string">
            <text:p>-/C</text:p>
          </table:table-cell>
          <table:table-cell office:value-type="string" calcext:value-type="string">
            <text:p>in-del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36323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117278860" calcext:value-type="float">
            <text:p>117278860</text:p>
          </table:table-cell>
          <table:table-cell office:value-type="string" calcext:value-type="string">
            <text:p>3 prime UTR variant</text:p>
          </table:table-cell>
          <table:table-cell office:value-type="string" calcext:value-type="string">
            <text:p>C/A,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90895" calcext:value-type="float">
            <text:p>0.690895</text:p>
          </table:table-cell>
        </table:table-row>
        <table:table-row table:style-name="ro1">
          <table:table-cell office:value-type="string" calcext:value-type="string">
            <text:p>rs36332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117229651" calcext:value-type="float">
            <text:p>117229651</text:p>
          </table:table-cell>
          <table:table-cell office:value-type="string" calcext:value-type="string">
            <text:p>intergenic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463658" calcext:value-type="float">
            <text:p>0.463658</text:p>
          </table:table-cell>
        </table:table-row>
        <table:table-row table:style-name="ro1">
          <table:table-cell office:value-type="string" calcext:value-type="string">
            <text:p>rs36337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0" calcext:value-type="float">
            <text:p>10</text:p>
          </table:table-cell>
          <table:table-cell office:value-type="float" office:value="117226885" calcext:value-type="float">
            <text:p>117226885</text:p>
          </table:table-cell>
          <table:table-cell office:value-type="string" calcext:value-type="string">
            <text:p>regulatory region variant</text:p>
          </table:table-cell>
          <table:table-cell office:value-type="string" calcext:value-type="string">
            <text:p>G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64577" calcext:value-type="float">
            <text:p>0.264577</text:p>
          </table:table-cell>
        </table:table-row>
        <table:table-row table:style-name="ro1">
          <table:table-cell office:value-type="string" calcext:value-type="string">
            <text:p>rs36809815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507933" calcext:value-type="float">
            <text:p>20507933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37010232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11" calcext:value-type="float">
            <text:p>11</text:p>
          </table:table-cell>
          <table:table-cell office:value-type="float" office:value="27658085" calcext:value-type="float">
            <text:p>27658085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C/A,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37342182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205798782" calcext:value-type="float">
            <text:p>205798782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rs356221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721313" calcext:value-type="float">
            <text:p>8972131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89377" calcext:value-type="float">
            <text:p>0.389377</text:p>
          </table:table-cell>
        </table:table-row>
        <table:table-row table:style-name="ro1">
          <table:table-cell office:value-type="string" calcext:value-type="string">
            <text:p>rs35620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742391" calcext:value-type="float">
            <text:p>89742391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89377" calcext:value-type="float">
            <text:p>0.389377</text:p>
          </table:table-cell>
        </table:table-row>
        <table:table-row table:style-name="ro1">
          <table:table-cell office:value-type="string" calcext:value-type="string">
            <text:p>rs35618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4" calcext:value-type="float">
            <text:p>4</text:p>
          </table:table-cell>
          <table:table-cell office:value-type="float" office:value="89784213" calcext:value-type="float">
            <text:p>89784213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794728" calcext:value-type="float">
            <text:p>0.794728</text:p>
          </table:table-cell>
        </table:table-row>
        <table:table-row table:style-name="ro1">
          <table:table-cell office:value-type="string" calcext:value-type="string">
            <text:p>rs2958720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5" calcext:value-type="float">
            <text:p>15</text:p>
          </table:table-cell>
          <table:table-cell office:value-type="float" office:value="78466335" calcext:value-type="float">
            <text:p>78466335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C/G</text:p>
          </table:table-cell>
          <table:table-cell office:value-type="string" calcext:value-type="string">
            <text:p>snp</text:p>
          </table:table-cell>
          <table:table-cell office:value-type="float" office:value="0.992" calcext:value-type="float">
            <text:p>0.992</text:p>
          </table:table-cell>
          <table:table-cell office:value-type="float" office:value="0.977636" calcext:value-type="float">
            <text:p>0.977636</text:p>
          </table:table-cell>
        </table:table-row>
        <table:table-row table:style-name="ro1">
          <table:table-cell office:value-type="string" calcext:value-type="string">
            <text:p>rs298776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53313558" calcext:value-type="float">
            <text:p>153313558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T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32528" calcext:value-type="float">
            <text:p>0.32528</text:p>
          </table:table-cell>
        </table:table-row>
        <table:table-row table:style-name="ro1">
          <table:table-cell office:value-type="string" calcext:value-type="string">
            <text:p>rs300645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0.823,8.237e-06</text:p>
          </table:table-cell>
          <table:table-cell office:value-type="float" office:value="0.794129" calcext:value-type="float">
            <text:p>0.794129</text:p>
          </table:table-cell>
        </table:table-row>
        <table:table-row table:style-name="ro1">
          <table:table-cell office:value-type="string" calcext:value-type="string">
            <text:p>rs301486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" calcext:value-type="float">
            <text:p>1</text:p>
          </table:table-cell>
          <table:table-cell office:value-type="float" office:value="153349108" calcext:value-type="float">
            <text:p>153349108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84385" calcext:value-type="float">
            <text:p>0.84385</text:p>
          </table:table-cell>
        </table:table-row>
        <table:table-row table:style-name="ro1">
          <table:table-cell office:value-type="string" calcext:value-type="string">
            <text:p>rs3019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5" calcext:value-type="float">
            <text:p>5</text:p>
          </table:table-cell>
          <table:table-cell office:value-type="float" office:value="76081726" calcext:value-type="float">
            <text:p>76081726</text:p>
          </table:table-cell>
          <table:table-cell office:value-type="string" calcext:value-type="string">
            <text:p>upstream gene variant</text:p>
          </table:table-cell>
          <table:table-cell office:value-type="string" calcext:value-type="string">
            <text:p>G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661941" calcext:value-type="float">
            <text:p>0.661941</text:p>
          </table:table-cell>
        </table:table-row>
        <table:table-row table:style-name="ro1">
          <table:table-cell office:value-type="string" calcext:value-type="string">
            <text:p>rs324419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924026871683876" calcext:value-type="float">
            <text:p>0.9240268717</text:p>
          </table:table-cell>
          <table:table-cell office:value-type="float" office:value="0.0740740740740741" calcext:value-type="float">
            <text:p>0.0740740741</text:p>
          </table:table-cell>
          <table:table-cell office:value-type="float" office:value="1" calcext:value-type="float">
            <text:p>1</text:p>
          </table:table-cell>
          <table:table-cell office:value-type="float" office:value="46406314" calcext:value-type="float">
            <text:p>46406314</text:p>
          </table:table-cell>
          <table:table-cell office:value-type="string" calcext:value-type="string">
            <text:p>synonymous variant</text:p>
          </table:table-cell>
          <table:table-cell office:value-type="string" calcext:value-type="string">
            <text:p>T/C</text:p>
          </table:table-cell>
          <table:table-cell office:value-type="string" calcext:value-type="string">
            <text:p>snp</text:p>
          </table:table-cell>
          <table:table-cell office:value-type="float" office:value="0.859" calcext:value-type="float">
            <text:p>0.859</text:p>
          </table:table-cell>
          <table:table-cell office:value-type="float" office:value="0.884385" calcext:value-type="float">
            <text:p>0.884385</text:p>
          </table:table-cell>
        </table:table-row>
        <table:table-row table:style-name="ro1">
          <table:table-cell office:value-type="string" calcext:value-type="string">
            <text:p>rs34424986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772080615051629" calcext:value-type="float">
            <text:p>0.7720806151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6" calcext:value-type="float">
            <text:p>6</text:p>
          </table:table-cell>
          <table:table-cell office:value-type="float" office:value="161785820" calcext:value-type="float">
            <text:p>161785820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G/T,A</text:p>
          </table:table-cell>
          <table:table-cell office:value-type="string" calcext:value-type="string">
            <text:p>snp</text:p>
          </table:table-cell>
          <table:table-cell office:value-type="float" office:value="0.002026" calcext:value-type="float">
            <text:p>0.002026</text:p>
          </table:table-cell>
          <table:table-cell office:value-type="float" office:value="0.000399361" calcext:value-type="float">
            <text:p>0.000399361</text:p>
          </table:table-cell>
        </table:table-row>
        <table:table-row table:style-name="ro1">
          <table:table-cell office:value-type="string" calcext:value-type="string">
            <text:p>rs34517613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7" calcext:value-type="float">
            <text:p>17</text:p>
          </table:table-cell>
          <table:table-cell office:value-type="float" office:value="28283226" calcext:value-type="float">
            <text:p>28283226</text:p>
          </table:table-cell>
          <table:table-cell office:value-type="string" calcext:value-type="string">
            <text:p>intron variant</text:p>
          </table:table-cell>
          <table:table-cell office:value-type="string" calcext:value-type="string">
            <text:p>C/T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0642971" calcext:value-type="float">
            <text:p>0.0642971</text:p>
          </table:table-cell>
        </table:table-row>
        <table:table-row table:style-name="ro1">
          <table:table-cell office:value-type="string" calcext:value-type="string">
            <text:p>rs118203904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0.879585440556467" calcext:value-type="float">
            <text:p>0.8795854406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2" calcext:value-type="float">
            <text:p>2</text:p>
          </table:table-cell>
          <table:table-cell office:value-type="float" office:value="232790817" calcext:value-type="float">
            <text:p>232790817</text:p>
          </table:table-cell>
          <table:table-cell office:value-type="string" calcext:value-type="string">
            <text:p>missense variant</text:p>
          </table:table-cell>
          <table:table-cell office:value-type="string" calcext:value-type="string">
            <text:p>A/G</text:p>
          </table:table-cell>
          <table:table-cell office:value-type="string" calcext:value-type="string">
            <text:p>snp</text:p>
          </table:table-cell>
          <table:table-cell office:value-type="float" office:value="0.0001812" calcext:value-type="float">
            <text:p>0.0001812</text:p>
          </table:table-cell>
          <table:table-cell office:value-type="float" office:value="0.000199681" calcext:value-type="float">
            <text:p>0.000199681</text:p>
          </table:table-cell>
        </table:table-row>
        <table:table-row table:style-name="ro1">
          <table:table-cell office:value-type="string" calcext:value-type="string">
            <text:p>rs3741918</text:p>
          </table:table-cell>
          <table:table-cell office:value-type="float" office:value="0.00312832384408434" calcext:value-type="float">
            <text:p>0.0031283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0305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isease or Syndrome</text:p>
          </table:table-cell>
          <table:table-cell office:value-type="string" calcext:value-type="string">
            <text:p>D010300</text:p>
          </table:table-cell>
          <table:table-cell office:value-type="string" calcext:value-type="string">
            <text:p>Nervous System Diseases</text:p>
          </table:table-cell>
          <table:table-cell office:value-type="string" calcext:value-type="string">
            <text:p>disease of anatomical entity</text:p>
          </table:table-cell>
          <table:table-cell office:value-type="string" calcext:value-type="string">
            <text:p>disease</text:p>
          </table:table-cell>
          <table:table-cell office:value-type="float" office:value="516000" calcext:value-type="float">
            <text:p>516000</text:p>
          </table:table-cell>
          <table:table-cell office:value-type="float" office:value="1" calcext:value-type="float">
            <text:p>1</text:p>
          </table:table-cell>
          <table:table-cell office:value-type="float" office:value="0.037037037037037" calcext:value-type="float">
            <text:p>0.037037037</text:p>
          </table:table-cell>
          <table:table-cell office:value-type="float" office:value="12" calcext:value-type="float">
            <text:p>12</text:p>
          </table:table-cell>
          <table:table-cell office:value-type="float" office:value="6535090" calcext:value-type="float">
            <text:p>6535090</text:p>
          </table:table-cell>
          <table:table-cell office:value-type="string" calcext:value-type="string">
            <text:p>non coding transcript exon variant</text:p>
          </table:table-cell>
          <table:table-cell office:value-type="string" calcext:value-type="string">
            <text:p>T/A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null</text:p>
          </table:table-cell>
          <table:table-cell office:value-type="float" office:value="0.241813" calcext:value-type="float">
            <text:p>0.2418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374" meta:object-count="0"/>
    <meta:generator>LibreOffice/5.1.0.3$MacOSX_X86_64 LibreOffice_project/5e3e00a007d9b3b6efb6797a8b8e57b51ab1f737</meta:generator>
  </office:meta>
</office:document-meta>
</file>